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ndale Sans UI1" svg:font-family="'Andale Sans UI'"/>
    <style:font-face style:name="StarSymbol1" svg:font-family="StarSymbol"/>
    <style:font-face style:name="StarSymbol" svg:font-family="StarSymbol, 'Arial Unicode MS'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adornments="Běžné" style:font-family-generic="roman" style:font-pitch="variable"/>
    <style:font-face style:name="Nimbus Roman No9 L1" svg:font-family="'Nimbus Roman No9 L'" style:font-adornments="Medium Italic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eta cursiva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adornments="Tučné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ext_20_body">
      <style:text-properties style:font-name="Nimbus Mono 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text-properties style:font-name="Nimbus Mono L" fo:font-size="9pt" fo:font-style="normal" style:font-size-asian="9pt" style:font-style-asian="normal" style:font-size-complex="9pt" style:font-style-complex="normal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P12" style:family="paragraph" style:parent-style-name="Standard" style:list-style-name="L5"/>
    <style:style style:name="P13" style:family="paragraph" style:parent-style-name="Standard" style:list-style-name="L6">
      <style:text-properties fo:font-weight="normal" style:font-weight-asian="normal" style:font-weight-complex="normal"/>
    </style:style>
    <style:style style:name="P14" style:family="paragraph" style:parent-style-name="Standard" style:list-style-name="L6">
      <style:text-properties fo:font-weight="normal" style:font-weight-asian="normal" style:font-weight-complex="normal"/>
    </style:style>
    <style:style style:name="P15" style:family="paragraph" style:parent-style-name="Standard" style:list-style-name="L7">
      <style:text-properties fo:font-weight="normal" style:font-weight-asian="normal" style:font-weight-complex="normal"/>
    </style:style>
    <style:style style:name="P16" style:family="paragraph" style:parent-style-name="Standard" style:list-style-name="L7">
      <style:text-properties fo:font-weight="normal" style:font-weight-asian="normal" style:font-weight-complex="normal"/>
    </style:style>
    <style:style style:name="P17" style:family="paragraph" style:parent-style-name="Standard" style:list-style-name="L7">
      <style:text-properties fo:font-weight="normal" style:font-weight-asian="normal" style:font-weight-complex="normal"/>
    </style:style>
    <style:style style:name="P18" style:family="paragraph" style:parent-style-name="Standard" style:list-style-name="L7">
      <style:text-properties fo:font-weight="normal" style:font-weight-asian="normal" style:font-weight-complex="normal"/>
    </style:style>
    <style:style style:name="P19" style:family="paragraph" style:parent-style-name="Standard" style:list-style-name="L7">
      <style:text-properties fo:font-weight="normal" style:font-weight-asian="normal" style:font-weight-complex="normal"/>
    </style:style>
    <style:style style:name="P20" style:family="paragraph" style:parent-style-name="Standard" style:list-style-name="L7">
      <style:text-properties fo:font-weight="normal" style:font-weight-asian="normal" style:font-weight-complex="normal"/>
    </style:style>
    <style:style style:name="P21" style:family="paragraph" style:parent-style-name="Standard" style:list-style-name="L7">
      <style:text-properties fo:font-weight="normal" style:font-weight-asian="normal" style:font-weight-complex="normal"/>
    </style:style>
    <style:style style:name="P22" style:family="paragraph" style:parent-style-name="Standard" style:list-style-name="L7">
      <style:text-properties fo:font-weight="normal" style:font-weight-asian="normal" style:font-weight-complex="normal"/>
    </style:style>
    <style:style style:name="P23" style:family="paragraph" style:parent-style-name="Standard" style:list-style-name="L7">
      <style:text-properties fo:font-weight="normal" style:font-weight-asian="normal" style:font-weight-complex="normal"/>
    </style:style>
    <style:style style:name="P24" style:family="paragraph" style:parent-style-name="Standard" style:list-style-name="L7">
      <style:text-properties fo:font-weight="normal" style:font-weight-asian="normal" style:font-weight-complex="normal"/>
    </style:style>
    <style:style style:name="P25" style:family="paragraph" style:parent-style-name="Standard" style:list-style-name="L7">
      <style:text-properties fo:font-weight="normal" style:font-weight-asian="normal" style:font-weight-complex="normal"/>
    </style:style>
    <style:style style:name="P26" style:family="paragraph" style:parent-style-name="Standard" style:list-style-name="L7">
      <style:text-properties fo:font-weight="normal" style:font-weight-asian="normal" style:font-weight-complex="normal"/>
    </style:style>
    <style:style style:name="P27" style:family="paragraph" style:parent-style-name="Standard" style:list-style-name="L7">
      <style:text-properties fo:font-weight="normal" style:font-weight-asian="normal" style:font-weight-complex="normal"/>
    </style:style>
    <style:style style:name="P28" style:family="paragraph" style:parent-style-name="Standard" style:list-style-name="L7">
      <style:text-properties fo:font-weight="normal" style:font-weight-asian="normal" style:font-weight-complex="normal"/>
    </style:style>
    <style:style style:name="P29" style:family="paragraph" style:parent-style-name="Standard" style:list-style-name="L7">
      <style:text-properties fo:font-weight="normal" style:font-weight-asian="normal" style:font-weight-complex="normal"/>
    </style:style>
    <style:style style:name="P30" style:family="paragraph" style:parent-style-name="Standard" style:list-style-name="L7">
      <style:text-properties fo:font-weight="normal" style:font-weight-asian="normal" style:font-weight-complex="normal"/>
    </style:style>
    <style:style style:name="P31" style:family="paragraph" style:parent-style-name="Standard" style:list-style-name="L8">
      <style:text-properties fo:font-weight="normal" style:font-weight-asian="normal" style:font-weight-complex="normal"/>
    </style:style>
    <style:style style:name="P32" style:family="paragraph" style:parent-style-name="Standard" style:list-style-name="L9">
      <style:text-properties fo:font-weight="normal" style:font-weight-asian="normal" style:font-weight-complex="normal"/>
    </style:style>
    <style:style style:name="P33" style:family="paragraph" style:parent-style-name="Standard" style:list-style-name="L9">
      <style:text-properties fo:font-weight="normal" style:font-weight-asian="normal" style:font-weight-complex="normal"/>
    </style:style>
    <style:style style:name="P34" style:family="paragraph" style:parent-style-name="Standard" style:list-style-name="L9">
      <style:text-properties fo:font-weight="normal" style:font-weight-asian="normal" style:font-weight-complex="normal"/>
    </style:style>
    <style:style style:name="P35" style:family="paragraph" style:parent-style-name="Standard" style:list-style-name="L9">
      <style:text-properties fo:font-weight="normal" style:font-weight-asian="normal" style:font-weight-complex="normal"/>
    </style:style>
    <style:style style:name="P36" style:family="paragraph" style:parent-style-name="Standard" style:list-style-name="L9">
      <style:text-properties fo:font-weight="normal" style:font-weight-asian="normal" style:font-weight-complex="normal"/>
    </style:style>
    <style:style style:name="P37" style:family="paragraph" style:parent-style-name="Standard" style:list-style-name="L9">
      <style:text-properties fo:font-weight="normal" style:font-weight-asian="normal" style:font-weight-complex="normal"/>
    </style:style>
    <style:style style:name="P38" style:family="paragraph" style:parent-style-name="Standard" style:list-style-name="L9">
      <style:text-properties fo:font-weight="normal" style:font-weight-asian="normal" style:font-weight-complex="normal"/>
    </style:style>
    <style:style style:name="P39" style:family="paragraph" style:parent-style-name="Standard" style:list-style-name="L9">
      <style:text-properties fo:font-weight="normal" style:font-weight-asian="normal" style:font-weight-complex="normal"/>
    </style:style>
    <style:style style:name="P40" style:family="paragraph" style:parent-style-name="Standard" style:list-style-name="L9">
      <style:text-properties fo:font-weight="normal" style:font-weight-asian="normal" style:font-weight-complex="normal"/>
    </style:style>
    <style:style style:name="P41" style:family="paragraph" style:parent-style-name="Standard" style:list-style-name="L9">
      <style:text-properties fo:font-weight="normal" style:font-weight-asian="normal" style:font-weight-complex="normal"/>
    </style:style>
    <style:style style:name="P42" style:family="paragraph" style:parent-style-name="Standard" style:list-style-name="L9">
      <style:text-properties fo:font-weight="normal" style:font-weight-asian="normal" style:font-weight-complex="normal"/>
    </style:style>
    <style:style style:name="P43" style:family="paragraph" style:parent-style-name="Standard" style:list-style-name="L12">
      <style:text-properties fo:font-weight="normal" style:font-weight-asian="normal" style:font-weight-complex="normal"/>
    </style:style>
    <style:style style:name="P44" style:family="paragraph" style:parent-style-name="Standard">
      <style:text-properties fo:font-weight="bold" style:font-weight-asian="bold" style:font-weight-complex="bold"/>
    </style:style>
    <style:style style:name="P45" style:family="paragraph" style:parent-style-name="Standard" style:list-style-name="L8"/>
    <style:style style:name="P46" style:family="paragraph" style:parent-style-name="Standard" style:list-style-name="L10"/>
    <style:style style:name="P47" style:family="paragraph" style:parent-style-name="Standard" style:list-style-name="L10"/>
    <style:style style:name="P48" style:family="paragraph" style:parent-style-name="Standard" style:list-style-name="L11"/>
    <style:style style:name="P49" style:family="paragraph" style:parent-style-name="Standard" style:list-style-name="L11"/>
    <style:style style:name="P50" style:family="paragraph" style:parent-style-name="Standard" style:list-style-name="L11"/>
    <style:style style:name="P51" style:family="paragraph" style:parent-style-name="Standard" style:list-style-name="L11"/>
    <style:style style:name="P52" style:family="paragraph" style:parent-style-name="Standard" style:list-style-name="L11"/>
    <style:style style:name="P53" style:family="paragraph" style:parent-style-name="Standard" style:list-style-name="L11"/>
    <style:style style:name="P54" style:family="paragraph" style:parent-style-name="Standard" style:list-style-name="L13"/>
    <style:style style:name="P55" style:family="paragraph" style:parent-style-name="Standard" style:list-style-name="L13"/>
    <style:style style:name="P56" style:family="paragraph" style:parent-style-name="Standard" style:list-style-name="L13"/>
    <style:style style:name="P57" style:family="paragraph" style:parent-style-name="Standard" style:list-style-name="L13"/>
    <style:style style:name="P58" style:family="paragraph" style:parent-style-name="Standard" style:list-style-name="L13"/>
    <style:style style:name="P59" style:family="paragraph" style:parent-style-name="Standard" style:list-style-name="L13"/>
    <style:style style:name="P60" style:family="paragraph" style:parent-style-name="Standard" style:list-style-name="L13"/>
    <style:style style:name="P61" style:family="paragraph" style:parent-style-name="Standard" style:list-style-name="L13"/>
    <style:style style:name="P62" style:family="paragraph" style:parent-style-name="Standard" style:list-style-name="L13"/>
    <style:style style:name="P63" style:family="paragraph" style:parent-style-name="Standard" style:list-style-name="L13"/>
    <style:style style:name="P64" style:family="paragraph" style:parent-style-name="Standard" style:list-style-name="L13"/>
    <style:style style:name="P65" style:family="paragraph" style:parent-style-name="Standard" style:list-style-name="L14"/>
    <style:style style:name="P66" style:family="paragraph" style:parent-style-name="Standard" style:list-style-name="L14"/>
    <style:style style:name="P67" style:family="paragraph" style:parent-style-name="Standard" style:list-style-name="L15"/>
    <style:style style:name="P68" style:family="paragraph" style:parent-style-name="Standard" style:list-style-name="L15"/>
    <style:style style:name="P69" style:family="paragraph" style:parent-style-name="Standard" style:list-style-name="L15"/>
    <style:style style:name="P70" style:family="paragraph" style:parent-style-name="Standard" style:list-style-name="L15"/>
    <style:style style:name="P71" style:family="paragraph" style:parent-style-name="Standard" style:list-style-name="L15"/>
    <style:style style:name="P72" style:family="paragraph" style:parent-style-name="Standard" style:list-style-name="L15"/>
    <style:style style:name="P73" style:family="paragraph" style:parent-style-name="Standard" style:list-style-name="L15"/>
    <style:style style:name="P74" style:family="paragraph" style:parent-style-name="Standard" style:list-style-name="L16"/>
    <style:style style:name="P75" style:family="paragraph" style:parent-style-name="Standard" style:list-style-name="L16"/>
    <style:style style:name="P76" style:family="paragraph" style:parent-style-name="Standard" style:list-style-name="L16"/>
    <style:style style:name="P77" style:family="paragraph" style:parent-style-name="Standard" style:list-style-name="L16"/>
    <style:style style:name="P78" style:family="paragraph" style:parent-style-name="Standard" style:list-style-name="L16"/>
    <style:style style:name="P79" style:family="paragraph" style:parent-style-name="Standard" style:list-style-name="L17">
      <style:text-properties fo:font-style="normal" style:font-style-asian="normal" style:font-style-complex="normal"/>
    </style:style>
    <style:style style:name="P80" style:family="paragraph" style:parent-style-name="Standard" style:list-style-name="L18"/>
    <style:style style:name="P81" style:family="paragraph" style:parent-style-name="Standard" style:list-style-name="L18"/>
    <style:style style:name="P82" style:family="paragraph" style:parent-style-name="Standard" style:list-style-name="L18"/>
    <style:style style:name="P83" style:family="paragraph" style:parent-style-name="Header">
      <style:paragraph-properties fo:text-align="end" style:justify-single-word="false"/>
    </style:style>
    <style:style style:name="P84" style:family="paragraph" style:parent-style-name="Footer">
      <style:paragraph-properties fo:text-align="center" style:justify-single-word="false"/>
      <style:text-properties style:font-name="Nimbus Sans 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29. Internet- směrování</text:p>
      <text:list text:style-name="L1">
        <text:list-item>
          <text:p text:style-name="P6">IP adresa (co to je)</text:p>
        </text:list-item>
        <text:list-item>
          <text:p text:style-name="P6">co je to internet</text:p>
        </text:list-item>
      </text:list>
      <text:h text:style-name="Heading_20_2" text:outline-level="2">účel, princip funkce</text:h>
      <text:list text:style-name="L2">
        <text:list-item>
          <text:p text:style-name="P8">co je to směrování, jak se to provádí, základní typy směrování, co je to směrovač, co je to implicitní směrovač, základní postup (IP adresa cíle a odesílatele použita jako maska), směrovací protokoly-co to jsou směrovací protokoly (aplikační protokoly k naplnění směrovacích tabulek), jakým způsobem vznikne (na začátku jsou směrovací tabulky, formát zpráv kterými se předávají)</text:p>
        </text:list-item>
      </text:list>
      <text:h text:style-name="Heading_20_2" text:outline-level="2">typy směrovacích protokolů</text:h>
      <text:list text:style-name="L3">
        <text:list-item>
          <text:p text:style-name="P9">Co to je (implementace algoritmu na výpočet nejlepší cesty k cíli), ?základní algoritmy?, kritérium vhodnosti cesty-metrika, metrika pomocí vektoru vzdálenosti, metrika založená na kvalitě cesty, směrovací protokoly dělení podle účelu(interní a externí), dělení podle algoritmů, co jsou to směrovací tabulky(lokální databáze cest), udržování směrovacích tabulek (jak vzniknou (staticky nebo dynamicky), jak se udržují (platnost, konzistentnost))</text:p>
        </text:list-item>
      </text:list>
      <text:h text:style-name="Heading_20_2" text:outline-level="2">RIP</text:h>
      <text:list text:style-name="L4">
        <text:list-item>
          <text:p text:style-name="P10">základní skutečnosti (dokument, algoritmus, zhruba rok), vlastnosti, směrovací tabulka (co to je, co obsahuje), aktualizace, ?formát protokolu?, struktura paketu, dynamické vlastnosti (pomalá konvergence a směrovací smyčky a jaké jsou k tomu důvody-nezná topologii, zná jen cestu k cíli)</text:p>
        </text:list-item>
      </text:list>
      <text:p text:style-name="Standard">============================================================================</text:p>
      <text:p text:style-name="Standard"/>
      <text:p text:style-name="Standard"><text:span text:style-name="T1">IP adresa</text:span> – 32bitové číslo, čtyři oktety zapsané v desítkové soustavě. Od roku 1983. Obecně má IP adresa dvě části - adresu sítě a uzlu. Jednoznačně identifikuje uzel v prostředí Internetu (nebo sítě). Je to abstraktní mechanismus umožňující protokolu Internetu nepracovat s fyzickými adresami.</text:p>
      <text:p text:style-name="Standard"/>
      <text:p text:style-name="Standard">Internet je soustava dílčích sítí různých poskytovatelů připojení. Z pohledu směrování je rozdělen na autonomní systémy.</text:p>
      <text:h text:style-name="Heading_20_2" text:outline-level="2" text:restart-numbering="true" text:start-value="1">účel, princip funkce</text:h>
      <text:p text:style-name="Standard"><text:span text:style-name="T1">Účel:</text:span> Předávání datagramů mezi lokálními sítěmi do místa určení.</text:p>
      <text:p text:style-name="Standard"><text:span text:style-name="T1">Princip:</text:span> Rozhodování podle směrovací tabulky, kudy dál poslat datový paket i při neznalosti celé cesty. Adresu cíle se směrovač pokusí najít ve své směrovací tabulce -&gt; pokud najde, vybere nejpřesnější adresu (nejdelší prefix) a paket pošle na směrovač přiřazený k této adrese. Pro směry, které nezná, použije předurčenou cestu (myšlenka implicitních cest ). Zjistí-li směrovač, že zvolená cesta není optimální, uvědomí o tom odesílatele (většinou směrovač), který upraví svou směrovací tabulku. Směrovací tabulka je soubor záznamů ve tvaru adresa sítě – adresa následujícího směrovače (next hop).</text:p>
      <text:p text:style-name="Standard"/>
      <text:p text:style-name="Standard"><text:span text:style-name="T1">Směrování</text:span> (routing, routování) je hledání cest v počítačových sítích. Rozlišujeme dva typy směrování:</text:p>
      <text:list text:style-name="L5">
        <text:list-item>
          <text:p text:style-name="P11">přímé směrování (direct routing) – oba počítače se nacházejí ve stejné LAN síti, řeší většinou uzel samotný</text:p>
        </text:list-item>
        <text:list-item>
          <text:p text:style-name="P11">nepřímé směrování (indirect routing) – kdy se nacházejí v obecně různých sítích, řeší většinou směrovač</text:p>
        </text:list-item>
      </text:list>
      <text:p text:style-name="Standard"><text:span text:style-name="T1">Směrovač</text:span> je síťové zařízení, jehož úkolem je zasílání datagramů z jedné fyzické sítě do druhé. Obsahuje směrovací tabulku.</text:p>
      <text:p text:style-name="Standard"><text:span text:style-name="T1">Implicitní směrovač</text:span> (default gateway) je stroj na nějž se posílají pakety, pokud není k dispozici konkrétnější informace o směrování.</text:p>
      <text:p text:style-name="Standard"><text:soft-page-break/><text:span text:style-name="T1">Směrovací protokoly </text:span><text:span text:style-name="T2">jsou aplikační</text:span> protokoly sloužící směrovačům k automatickému naplnění směrovacích tabulek. Vznikají když jsou pro určitý směrovací algoritmus definována přesná pravidla komunikace a formáty zpráv nesoucích směrovací informace.</text:p>
      <text:p text:style-name="Standard"/>
      <text:p text:style-name="Standard"/>
      <text:h text:style-name="Heading_20_2" text:outline-level="2">typy směrovacích protokolů</text:h>
      <text:p text:style-name="P1">Směrovací protokol<text:span text:style-name="T2"> je implementace algoritmu na výpočet nejlepší cesty k cíli.</text:span></text:p>
      <text:p text:style-name="P1">Metrika<text:span text:style-name="T2"> (kritérium vhodnosti cesty) je číslo, které vyjadřuje nakolik je určitá linka vhodná pro cestu do daného cíle. Cesty s nižší hodnotou metriky jsou lepší než cesty s vyšší metrikou.</text:span></text:p>
      <text:p text:style-name="P1">Metrika pomocí vektoru vzdálenosti<text:span text:style-name="T2"> je určena počtem přeskoků přes další směrovače, než se dostane do cíle (nezohledňuje parametry linek, např. rychlost, zátěž atd.).</text:span></text:p>
      <text:p text:style-name="P1">Metrika založená na kvalitě cesty<text:span text:style-name="T2"> je určena stavem (průchodností) cesty (funkčnost, rychlost, cena).</text:span></text:p>
      <text:p text:style-name="P2"/>
      <text:p text:style-name="P1">Směrovací protokoly<text:span text:style-name="T2"> se dělí</text:span></text:p>
      <text:p text:style-name="P1"><text:span text:style-name="T2">podle účelu na:</text:span></text:p>
      <text:list text:style-name="L6">
        <text:list-item>
          <text:p text:style-name="P13">interní (IGP) – pro činnost v rámci autonomního systému (RIP, OSPF, EIGRP)</text:p>
        </text:list-item>
        <text:list-item>
          <text:p text:style-name="P13">externí (EGP) – pro výměnu směrovacích dat mezi autonomními systémy (BGP)</text:p>
        </text:list-item>
      </text:list>
      <text:p text:style-name="P2">podle algoritmů:</text:p>
      <text:list text:style-name="L7">
        <text:list-item>
          <text:p text:style-name="P15">podle vektoru vzdálenosti – DVP (?RVP?)</text:p>
          <text:list>
            <text:list-item>
              <text:p text:style-name="P15">směrovače neznají topologii sítě, jen rozhraní do jednotlivých sítí a vzdálenost k těmto sítím (tzv. distanční vektory)</text:p>
            </text:list-item>
            <text:list-item>
              <text:p text:style-name="P15">na začátku směrovací tabulka obsahuje pouze přímo připojené sítě</text:p>
            </text:list-item>
            <text:list-item>
              <text:p text:style-name="P15">periodické zasílání směrovací tabulky sousedům</text:p>
            </text:list-item>
            <text:list-item>
              <text:p text:style-name="P15">výběrem nejlepší cesty ze směr. tab. od souseda si postupně upravuje svou směr. tab.</text:p>
            </text:list-item>
            <text:list-item>
              <text:p text:style-name="P15">pomalá konvergence z důvodu periodických aktualizací směrovacích tabulek</text:p>
            </text:list-item>
            <text:list-item>
              <text:p text:style-name="P15">konvergence = doba stabilizace směrovacích tabulek při výpadku linky nebo směrovače</text:p>
            </text:list-item>
            <text:list-item>
              <text:p text:style-name="P15">problémy se zacyklením smyček</text:p>
            </text:list-item>
            <text:list-item>
              <text:p text:style-name="P15">jednoduchá konfigurace</text:p>
            </text:list-item>
            <text:list-item>
              <text:p text:style-name="P15">tento algoritmus využívají protokoly RIP, IGPR, ….</text:p>
            </text:list-item>
          </text:list>
        </text:list-item>
        <text:list-item>
          <text:p text:style-name="P15">podle stavu (průchodnosti) linky – LSP</text:p>
          <text:list>
            <text:list-item>
              <text:p text:style-name="P15">každý směrovač neustále sleduje stav a funkčnost linek k němu připojených, při změně okamžitě šíří informace o aktuálním stavu všem směrovačům (flooding) =&gt; okamžitá reakce na změnu stavu linek =&gt; rychlá konvergence</text:p>
            </text:list-item>
            <text:list-item>
              <text:p text:style-name="P15">směrovače znají topologii celé sítě (uloženo v topologické databázi v každém směrovači)</text:p>
            </text:list-item>
            <text:list-item>
              <text:p text:style-name="P15">každý směrovač z topologické databáze počítá nejkratší cesty ke všem ostatním směrovačům pomocí Dijkstrova algoritmu</text:p>
            </text:list-item>
            <text:list-item>
              <text:p text:style-name="P15">náročná konfigurace</text:p>
            </text:list-item>
            <text:list-item>
              <text:p text:style-name="P15">tento algoritmus využívá protokol OSPF</text:p>
            </text:list-item>
          </text:list>
        </text:list-item>
      </text:list>
      <text:p text:style-name="P1"/>
      <text:p text:style-name="P1">Směrovací tabulka<text:span text:style-name="T2"> je lokální databáze cest. Podle ní se rozhoduje co udělat s příchozím paketem. Je složena ze záznamů:</text:span></text:p>
      <text:list text:style-name="L8">
        <text:list-item>
          <text:p text:style-name="P45">první část udává cílovou adresu, může to být adresa jednotlivého uzlu nebo celé dílčí sítě, součástí je i síťová maska</text:p>
        </text:list-item>
        <text:list-item>
          <text:p text:style-name="P31">druhá část udává rozhraní</text:p>
        </text:list-item>
      </text:list>
      <text:p text:style-name="P2"><text:span text:style-name="T1">Vznik směrovací tabulky</text:span>:</text:p>
      <text:list text:style-name="L9">
        <text:list-item>
          <text:p text:style-name="P32">statické (neadaptivní)</text:p>
          <text:list>
            <text:list-item>
              <text:p text:style-name="P32">směrovací tabulky v jednotlivých směrovačích jsou konfigurovány ručně</text:p>
            </text:list-item>
            <text:list-item>
              <text:p text:style-name="P32">nelze použít pokud se často mění topologie</text:p>
            </text:list-item>
            <text:list-item>
              <text:p text:style-name="P32">nejčastější využití u uživatelských počítačů, protože potřebují jen 2 záznamy (adresu sítě, ve které sami leží a adresu implicitního směrovače, kterou většinou dostanou z DHCP)</text:p>
            </text:list-item>
          </text:list>
        </text:list-item>
        <text:list-item>
          <text:p text:style-name="P32">dynamické (adaptivní)</text:p>
          <text:list>
            <text:list-item>
              <text:p text:style-name="P32"><text:soft-page-break/>automaticky reagují na změny v síti (topologie, zátěž, ….) a upravuje směrovací tabulky</text:p>
            </text:list-item>
            <text:list-item>
              <text:p text:style-name="P32">nutnost provozu směrovacích protokolů</text:p>
            </text:list-item>
            <text:list-item>
              <text:p text:style-name="P32">několik principů:</text:p>
              <text:list>
                <text:list-item>
                  <text:p text:style-name="P32">centralizované</text:p>
                </text:list-item>
                <text:list-item>
                  <text:p text:style-name="P32">hierarchické</text:p>
                </text:list-item>
                <text:list-item>
                  <text:p text:style-name="P32">distribuované (protokoly RIP, OSPF, BGP)</text:p>
                </text:list-item>
              </text:list>
            </text:list-item>
          </text:list>
        </text:list-item>
      </text:list>
      <text:p text:style-name="P2"><text:span text:style-name="T1">Směrovací tabulky se udržují</text:span> aktualizacemi. Aktualizace znamená, že směrovač pošle ostatním směrovačům svojí směrovací tabulku. Příjemci si aktualizaci prohlídnou, cesty které ještě nemají v tabulce si tam přidají, cesty které mají v tabulce ale s horší metrikou jí nahradí cestou z aktualizace, zbytek zahodí.</text:p>
      <text:p text:style-name="P2"/>
      <text:p text:style-name="P2"/>
      <text:h text:style-name="Heading_20_2" text:outline-level="2">RIP</text:h>
      <text:p text:style-name="P1">Základní skutečnosti:</text:p>
      <text:p text:style-name="Standard">Nejstarší a nejrozšířenější protokol, existuje ve dvou verzích:</text:p>
      <text:list text:style-name="L10">
        <text:list-item>
          <text:p text:style-name="P46">první verze: RFC 1058, rok 1988</text:p>
        </text:list-item>
        <text:list-item>
          <text:p text:style-name="P46">druhá verze: RFC 2453, rok 1998</text:p>
        </text:list-item>
      </text:list>
      <text:p text:style-name="Standard">Původní návrh je implementací směrovacího algoritmu Bellman-Ford (Ford-Fulkerson) realizovaný Xeroxem. Směrovače RIP si udržují své směrovací tabulky.</text:p>
      <text:p text:style-name="P1">Vlastnosti:</text:p>
      <text:list text:style-name="L11">
        <text:list-item>
          <text:p text:style-name="P48">výhodou je snadnost nastavení a uvedení do provozu</text:p>
        </text:list-item>
        <text:list-item>
          <text:p text:style-name="P48">nevýhodou, je neschopnost pracovat v rozsáhlých sítích</text:p>
          <text:list>
            <text:list-item>
              <text:p text:style-name="P48">nejvyšší počet přeskoků je 15 (sítě s přeskokem 16 a více jsou považovány za nedostupné</text:p>
            </text:list-item>
            <text:list-item>
              <text:p text:style-name="P48">se zvětšováním síťové struktury může výměna dat o trasách mezi RIP směrovači výrazně zatížit síť</text:p>
            </text:list-item>
            <text:list-item>
              <text:p text:style-name="P48">dlouhá doba zotavení (až několik minut)</text:p>
            </text:list-item>
            <text:list-item>
              <text:p text:style-name="P48">v rámci automatických úprav mohou vznikat uzavřené směrovací smyčky způsobující nedoručitelnost dat</text:p>
            </text:list-item>
          </text:list>
        </text:list-item>
      </text:list>
      <text:p text:style-name="P1">Směrovací tabulka</text:p>
      <text:list text:style-name="L12">
        <text:list-item>
          <text:p text:style-name="P43">lokální databáze tras</text:p>
        </text:list-item>
      </text:list>
      <text:list text:style-name="L13">
        <text:list-item>
          <text:p text:style-name="P54">tabulka obsahuje:</text:p>
          <text:list>
            <text:list-item>
              <text:p text:style-name="P54">adresa cílové sítě</text:p>
            </text:list-item>
            <text:list-item>
              <text:p text:style-name="P54">metrika (počet směrovačů na cestě k cílové síti)</text:p>
            </text:list-item>
            <text:list-item>
              <text:p text:style-name="P54">adresa směrovače (adresa rozhraní směrovače – 1. hop)</text:p>
            </text:list-item>
            <text:list-item>
              <text:p text:style-name="P54">časovač sledující dobu od poslední aktualizace</text:p>
            </text:list-item>
          </text:list>
        </text:list-item>
        <text:list-item>
          <text:p text:style-name="P54">ve výchozím stavu obsahuje pouze sítě, ke kterým je směrovač fyzicky připojen (ručně nakonfigurované)</text:p>
        </text:list-item>
      </text:list>
      <text:p text:style-name="P1">Aktualizace:</text:p>
      <text:list text:style-name="L13">
        <text:list-item text:start-value="1">
          <text:p text:style-name="P54">probíhá jen s nejbližšími sousedy – směrovač prohlédne získaná data a vybere cílové adresy, které ve své tabulce nemá, zvětší jejich metriku o jedna (+1 hop) a přidá do své tabulky; pokud adresu už v tabulce má, ale nová je kratší (menší metrika) provede výměnu; nepoužité položky zahazuje</text:p>
        </text:list-item>
        <text:list-item>
          <text:p text:style-name="P54">nedostane-li směrovač aktualizaci pro určitou cestu po dobu 6-ti aktualizací, prohlásí cestu za nedostupnou, nastaví metriku na 16 a zapne časovač (garbage-collection) na vymazání cesty z tabulky</text:p>
        </text:list-item>
        <text:list-item>
          <text:p text:style-name="P54">v pravidelných intervalech (~30s) každý směrovač rozesílá obsah své tabulky nezávislé na aktualizacích</text:p>
        </text:list-item>
        <text:list-item>
          <text:p text:style-name="P54">Verze 1 používá všesměrové oběžníky, verze 2 přidává skupinové <text:span text:style-name="T3">(multicast)</text:span> oběžníky (adresa 224.0.0.0/4)</text:p>
        </text:list-item>
        <text:list-item>
          <text:p text:style-name="P54">Všechna zařízení naslouchají na UDP portu 520 a aktualizují své tabulky</text:p>
        </text:list-item>
      </text:list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ruktura paketu <text:span text:style-name="T4">RIPv1</text:span>:</text:p>
      <text:p text:style-name="P4">0 <text:s text:c="18"/>1 <text:s text:c="18"/>2 <text:s text:c="18"/>3 3</text:p>
      <text:p text:style-name="P4">0 1 2 3 4 5 6 7 8 9 0 1 2 3 4 5 6 7 8 9 0 1 2 3 4 5 6 7 8 9 0 1</text:p>
      <text:p text:style-name="P4">+-+-+-+-+-+-+-+-+-+-+-+-+-+-+-+-+-+-+-+-+-+-+-+-+-+-+-+-+-+-+-+-+</text:p>
      <text:p text:style-name="P4">| command (1) <text:s text:c="2"/>| version (1) <text:s text:c="2"/>| <text:s text:c="5"/>must be zero (2) <text:s text:c="8"/>|</text:p>
      <text:p text:style-name="P4">+---------------+---------------+-------------------------------+</text:p>
      <text:p text:style-name="P4">| address family identifier (2) | <text:s text:c="5"/>must be zero (2) <text:s text:c="8"/>|</text:p>
      <text:p text:style-name="P4">+-------------------------------+-------------------------------+</text:p>
      <text:p text:style-name="P4">| <text:s text:c="24"/>IP address (4) <text:s text:c="23"/>|</text:p>
      <text:p text:style-name="P4">+---------------------------------------------------------------+</text:p>
      <text:p text:style-name="P4">| <text:s text:c="23"/>must be zero (4) <text:s text:c="22"/>|</text:p>
      <text:p text:style-name="P4">+---------------------------------------------------------------+</text:p>
      <text:p text:style-name="P4">| <text:s text:c="23"/>must be zero (4) <text:s text:c="22"/>|</text:p>
      <text:p text:style-name="P4">+---------------------------------------------------------------+</text:p>
      <text:p text:style-name="P4">| <text:s text:c="25"/>metric (4) <text:s text:c="26"/>|</text:p>
      <text:p text:style-name="P3">+---------------------------------------------------------------+</text:p>
      <text:list text:style-name="L14">
        <text:list-item>
          <text:p text:style-name="P65">hlavičky mají délku 32bitů</text:p>
        </text:list-item>
        <text:list-item>
          <text:p text:style-name="P65">prázdná pole jsou pozůstatkem minulost (pole, která ztratila význam)</text:p>
        </text:list-item>
      </text:list>
      <text:list text:style-name="L15">
        <text:list-item>
          <text:p text:style-name="P67">v jednom datagramu může být maximálně 25 položek směrovací tabulky</text:p>
        </text:list-item>
        <text:list-item>
          <text:p text:style-name="P67">položka začíná polem address family identifier a končí metrikou</text:p>
        </text:list-item>
        <text:list-item>
          <text:p text:style-name="P67">význam IP adresy první položky závisí na typu zprávy:</text:p>
          <text:list>
            <text:list-item>
              <text:p text:style-name="P67">žádost – IP adresa odesílatele</text:p>
            </text:list-item>
            <text:list-item>
              <text:p text:style-name="P67">odpověď – jedna z IP adres ze směrovací tabulky odesílatele</text:p>
            </text:list-item>
          </text:list>
        </text:list-item>
        <text:list-item>
          <text:p text:style-name="P67">identifikátor rodiny adres má vždy hodnotu 2 (= protokol IP)</text:p>
        </text:list-item>
        <text:list-item>
          <text:p text:style-name="P67">pole s číslem verze definuje verzi RIP protokolu</text:p>
        </text:list-item>
      </text:list>
      <text:p text:style-name="P1">Struktura paketu RIPv2:</text:p>
      <text:p text:style-name="Standard">Změny oproti RIPv1:</text:p>
      <text:list text:style-name="L16">
        <text:list-item>
          <text:p text:style-name="P74">prázdného pole za polem IP adresy je maska</text:p>
        </text:list-item>
        <text:list-item>
          <text:p text:style-name="P74">další prázdné pole je adresa prvního hopu (počátek cesty)</text:p>
        </text:list-item>
        <text:list-item>
          <text:p text:style-name="P74">pole AFI má dvojí význam</text:p>
        </text:list-item>
        <text:list-item>
          <text:p text:style-name="P74">značkování externích cest</text:p>
        </text:list-item>
        <text:list-item>
          <text:p text:style-name="P74">informační bloky</text:p>
        </text:list-item>
      </text:list>
      <text:p text:style-name="P2"/>
      <text:p text:style-name="P1">Dynamické vlastnosti:</text:p>
      <text:p text:style-name="Standard"><text:span text:style-name="T2">Pomalá konvergence: s</text:span>truktura sítě se dynamicky mění a trvá nějakou dobu, než se změna lavinovým systémem dostane na všechny směrovače v síti a<text:span text:style-name="T2"> ty se sjednotí na stavu sítě (konvergence)</text:span>. </text:p>
      <text:p text:style-name="Standard">Smyčky: pokud k cíli vede několik tras, může vzniknout směrovací smyčka – na cestě k cíli se paket dostane zase na směrovač, kterým již prošel. Nezná topologii, jen cestu. Řešení:</text:p>
      <text:list text:style-name="L17">
        <text:list-item>
          <text:p text:style-name="P79">rozdělení horizontu (split horizon) - směrovač nesmí informovat svého souseda o cestách, které vedou přes něj samotného</text:p>
        </text:list-item>
      </text:list>
      <text:list text:style-name="L18">
        <text:list-item>
          <text:p text:style-name="P80"><text:span text:style-name="T3">otrávení zpětných dat </text:span><text:span text:style-name="T4">(poison reverse) - tento předpis umožňuje směrovači porušit pravidlo rozdělení horizontu, avšak u předávaných položek (které porušují pravidlo rozdělení horizontu) je však metrika nastavena na 16</text:span></text:p>
        </text:list-item>
        <text:list-item>
          <text:p text:style-name="P80">spouštěné aktualizace <text:span text:style-name="T4">(trigger update) - když směrovač zjistí změny v topologii sítě, nečeká </text:span><text:soft-page-break/><text:span text:style-name="T4">na pravidelnou aktualizaci a odešle data, která se změnila</text:span></text:p>
        </text:list-item>
        <text:list-item>
          <text:p text:style-name="P80">zadržovací časovač - <text:span text:style-name="T4">při označení cesty za neplatnou trvá ještě dalších 90 vteřin, než je z tabulky vymazána (garbage-collection) a v tomto čase směrovač nereaguje na změny v dané cestě, kromě zprávy, že je cesta v původním stavu.</text:span></text:p>
        </text:list-item>
      </text:list>
      <text:p text:style-name="Standard">Cílem těchto úprav, je zabránit šíření nepravdivých směrovacích dat, během konvergence sítě na novou topologii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ndale Sans UI1" svg:font-family="'Andale Sans UI'"/>
    <style:font-face style:name="StarSymbol1" svg:font-family="StarSymbol"/>
    <style:font-face style:name="StarSymbol" svg:font-family="StarSymbol, 'Arial Unicode MS'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adornments="Běžné" style:font-family-generic="roman" style:font-pitch="variable"/>
    <style:font-face style:name="Nimbus Roman No9 L1" svg:font-family="'Nimbus Roman No9 L'" style:font-adornments="Medium Italic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eta cursiva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adornments="Tučné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Sans L" fo:font-size="12pt" fo:language="cs" fo:country="CZ" style:letter-kerning="true" style:font-name-asian="DejaVu Sans1" style:font-size-asian="12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6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fo:margin-top="0.101cm" fo:margin-bottom="0.011cm" fo:text-align="justify" style:justify-single-word="false" fo:orphans="2" fo:widows="2" style:page-number="auto" fo:background-color="transparent" style:shadow="none">
        <style:tab-stops/>
        <style:background-image/>
      </style:paragraph-properties>
      <style:text-properties style:font-name="Nimbus Roman No9 L" fo:font-size="11pt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cm" fo:margin-bottom="0.15cm" fo:text-align="center" style:justify-single-word="false" fo:keep-together="auto" fo:orphans="0" fo:widows="0" style:page-number="auto" fo:break-before="auto" fo:break-after="auto"/>
      <style:text-properties style:font-name="Arial2" fo:font-size="18pt" fo:language="cs" fo:country="CZ" fo:font-style="normal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319cm" fo:margin-bottom="0.109cm" fo:orphans="0" fo:widows="0" style:page-number="auto"/>
      <style:text-properties style:font-name="Arial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Standard" style:next-style-name="Standard">
      <style:paragraph-properties fo:margin-top="0.423cm" fo:margin-bottom="0.106cm" fo:keep-with-next="always"/>
      <style:text-properties style:font-name="Arial1" fo:font-size="16pt" fo:font-weight="bold" style:letter-kerning="true" style:font-name-asian="Arial1" style:font-size-asian="16pt" style:language-asian="cs" style:country-asian="CZ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>
      <style:paragraph-properties fo:margin-top="0.423cm" fo:margin-bottom="0.106cm" fo:keep-with-next="always"/>
      <style:text-properties style:font-name="Arial1" fo:font-size="14pt" fo:font-style="italic" fo:font-weight="bold" style:font-name-asian="Arial1" style:font-size-asian="14pt" style:language-asian="cs" style:country-asian="CZ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>
      <style:paragraph-properties fo:margin-top="0.423cm" fo:margin-bottom="0.106cm" fo:keep-with-next="always"/>
      <style:text-properties style:font-name="Arial1" fo:font-size="13pt" fo:font-weight="bold" style:font-name-asian="Arial1" style:font-size-asian="13pt" style:language-asian="cs" style:country-asian="CZ" style:font-weight-asian="bold" style:font-name-complex="Arial1" style:font-size-complex="13pt" style:font-weight-complex="bold"/>
    </style:style>
    <style:style style:name="heading_20_4" style:display-name="heading 4" style:family="paragraph" style:parent-style-name="Standard" style:next-style-name="Standard">
      <style:paragraph-properties fo:margin-top="0.423cm" fo:margin-bottom="0.106cm" fo:keep-with-next="always"/>
      <style:text-properties fo:font-size="14pt" fo:font-weight="bold" style:font-size-asian="14pt" style:language-asian="cs" style:country-asian="CZ" style:font-weight-asian="bold" style:font-size-complex="14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1" fo:font-size="14pt" style:font-name-asian="Arial1" style:font-size-asian="14pt" style:language-asian="cs" style:country-asian="CZ" style:font-name-complex="Arial1" style:font-size-complex="14pt"/>
    </style:style>
    <style:style style:name="caption" style:family="paragraph" style:parent-style-name="Standard">
      <style:paragraph-properties fo:margin-top="0.212cm" fo:margin-bottom="0.212cm"/>
      <style:text-properties fo:font-size="12pt" fo:font-style="italic" style:font-size-asian="12pt" style:language-asian="cs" style:country-asian="CZ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text-properties style:font-name="Tahoma" fo:font-size="12pt" style:font-name-asian="Times New Roman" style:font-size-asian="12pt" style:language-asian="cs" style:country-asian="CZ" style:font-name-complex="Times New Roman" style:font-size-complex="12pt"/>
    </style:style>
    <style:style style:name="Heading1" style:family="paragraph" style:parent-style-name="Standard" style:next-style-name="Text_20_body">
      <style:paragraph-properties fo:margin-top="0.423cm" fo:margin-bottom="0.212cm" fo:keep-with-next="always"/>
      <style:text-properties style:font-name="Arial1" fo:font-size="14pt" style:font-name-asian="Arial1" style:font-size-asian="14pt" style:language-asian="cs" style:country-asian="CZ" style:font-name-complex="Arial1" style:font-size-complex="14pt"/>
    </style:style>
    <style:style style:name="Index1" style:family="paragraph" style:parent-style-name="Standard">
      <style:text-properties fo:font-size="12pt" style:font-size-asian="12pt" style:language-asian="cs" style:country-asian="CZ" style:font-size-complex="12pt"/>
    </style:style>
    <style:style style:name="Odstavec_20_se_20_seznamem" style:display-name="Odstavec se seznamem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language-asian="cs" style:country-asian="CZ" style:font-size-complex="12pt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1" fo:font-size="14pt" style:font-name-asian="Arial1" style:font-size-asian="14pt" style:language-asian="cs" style:country-asian="CZ" style:font-name-complex="Arial1" style:font-size-complex="14pt"/>
    </style:style>
    <style:style style:name="WW-heading_20_2" style:display-name="WW-heading 2" style:family="paragraph" style:parent-style-name="WW-Heading1" style:nex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language-asian="cs" style:country-asian="CZ" style:font-size-complex="12pt"/>
    </style:style>
    <style:style style:name="I4E_5f_èíslovaný_20_bod" style:display-name="I4E_èíslovaný bod" style:family="paragraph" style:parent-style-name="Standard">
      <style:paragraph-properties fo:margin-left="1.27cm" fo:margin-right="0cm" fo:margin-top="0cm" fo:margin-bottom="0.141cm" fo:text-indent="-0.635cm" style:auto-text-indent="false">
        <style:tab-stops>
          <style:tab-stop style:position="0cm"/>
        </style:tab-stops>
      </style:paragraph-properties>
      <style:text-properties fo:font-size="12pt" style:font-size-asian="12pt" style:language-asian="cs" style:country-asian="CZ" style:font-size-complex="12pt"/>
    </style:style>
    <style:style style:name="I4E_5f_HlNadpis" style:display-name="I4E_HlNadpis" style:family="paragraph" style:parent-style-name="Standard">
      <style:paragraph-properties fo:margin-top="0cm" fo:margin-bottom="0.212cm" fo:text-align="center" style:justify-single-word="false"/>
      <style:text-properties style:font-name="Arial1" fo:font-size="24pt" fo:font-weight="bold" style:font-name-asian="Arial1" style:font-size-asian="24pt" style:language-asian="cs" style:country-asian="CZ" style:font-weight-asian="bold" style:font-name-complex="Arial1" style:font-size-complex="24pt" style:font-weight-complex="bold"/>
    </style:style>
    <style:style style:name="I4E_5f_Nadpis_20_1" style:display-name="I4E_Nadpis 1" style:family="paragraph" style:parent-style-name="heading_20_1" style:next-style-name="Standard">
      <style:paragraph-properties fo:margin-left="1.588cm" fo:margin-right="0cm" fo:margin-top="0.353cm" fo:margin-bottom="0.176cm" fo:text-indent="-1.588cm" style:auto-text-indent="fals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I4E_5f_Nadpis_20_2" style:display-name="I4E_Nadpis 2" style:family="paragraph" style:parent-style-name="heading_20_2" style:next-style-name="Standard">
      <style:paragraph-properties fo:margin-left="1.588cm" fo:margin-right="0cm" fo:margin-top="0.423cm" fo:margin-bottom="0.247cm" fo:text-indent="-1.588cm" style:auto-text-indent="false">
        <style:tab-stops>
          <style:tab-stop style:position="0cm"/>
        </style:tab-stops>
      </style:paragraph-properties>
      <style:text-properties style:font-name="Times New Roman" fo:font-size="16pt" fo:language="zxx" fo:country="none" fo:font-style="normal" style:font-name-asian="Times New Roman" style:font-size-asian="16pt" style:language-asian="zxx" style:country-asian="none" style:font-style-asian="normal" style:font-name-complex="Times New Roman" style:font-size-complex="16pt" style:font-style-complex="normal"/>
    </style:style>
    <style:style style:name="I4E_5f_Nadpis_20_3" style:display-name="I4E_Nadpis 3" style:family="paragraph" style:parent-style-name="I4E_5f_Nadpis_20_2">
      <style:paragraph-properties fo:margin-top="0.247cm" fo:margin-bottom="0.247cm"/>
      <style:text-properties fo:font-size="13pt" style:font-size-asian="13pt" style:font-size-complex="13pt"/>
    </style:style>
    <style:style style:name="I4E_5f_neprobrano" style:display-name="I4E_neprobrano" style:family="paragraph" style:parent-style-name="Standard">
      <style:paragraph-properties fo:margin-top="0cm" fo:margin-bottom="0.212cm" fo:text-align="justify" style:justify-single-word="false"/>
      <style:text-properties fo:font-size="9pt" style:font-size-asian="9pt" style:language-asian="cs" style:country-asian="CZ" style:font-size-complex="9pt"/>
    </style:style>
    <style:style style:name="I4E_5f_normální" style:display-name="I4E_normální" style:family="paragraph" style:parent-style-name="Standard">
      <style:paragraph-properties fo:margin-top="0cm" fo:margin-bottom="0.212cm" fo:text-align="justify" style:justify-single-word="false"/>
      <style:text-properties fo:font-size="12pt" style:font-size-asian="12pt" style:language-asian="cs" style:country-asian="CZ" style:font-size-complex="12pt"/>
    </style:style>
    <style:style style:name="I4E_5f_Odrážky" style:display-name="I4E_Odrážky" style:family="paragraph">
      <style:paragraph-properties fo:margin-left="1.501cm" fo:margin-right="0cm" fo:margin-top="0cm" fo:margin-bottom="0.141cm" fo:text-align="justify" style:justify-single-word="false" fo:text-indent="-0.75cm" style:auto-text-indent="false" style:text-autospace="ideograph-alpha" style:vertical-align="auto">
        <style:tab-stops>
          <style:tab-stop style:position="1.501cm"/>
        </style:tab-stops>
      </style:paragraph-properties>
      <style:text-properties fo:font-size="12pt" fo:language="zxx" fo:country="none" style:font-size-asian="12pt" style:language-asian="zxx" style:country-asian="none" style:font-size-complex="12pt"/>
    </style:style>
    <style:style style:name="I4E_5f_písmenný_20_bod" style:display-name="I4E_písmenný bod" style:family="paragraph" style:parent-style-name="Standard">
      <style:paragraph-properties>
        <style:tab-stops>
          <style:tab-stop style:position="0.635cm"/>
        </style:tab-stops>
      </style:paragraph-properties>
      <style:text-properties fo:font-size="12pt" style:font-size-asian="12pt" style:language-asian="cs" style:country-asian="CZ" style:font-size-complex="12pt"/>
    </style:style>
    <style:style style:name="I4E_5f_Nadpis4" style:display-name="I4E_Nadpis4" style:family="paragraph" style:parent-style-name="I4E_5f_Nadpis_20_3">
      <style:paragraph-properties fo:margin-left="1.524cm" fo:margin-right="0cm" fo:margin-top="0.212cm" fo:margin-bottom="0.212cm" fo:text-indent="-1.524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language-asian="cs" style:country-asian="CZ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0.499cm" fo:margin-right="0cm" fo:margin-top="0.199cm" fo:margin-bottom="0.15cm" fo:text-indent="0cm" style:auto-text-indent="false"/>
      <style:text-properties fo:font-style="oblique"/>
    </style:style>
    <style:style style:name="List_20_Indent" style:display-name="List Indent" style:family="paragraph" style:parent-style-name="Text_20_body" style:list-style-name="List_20_1" style:class="text" style:master-page-name="">
      <style:paragraph-properties fo:margin-left="0.199cm" fo:margin-right="0cm" fo:margin-top="0cm" fo:margin-bottom="0cm" style:line-spacing="0.041cm" fo:text-align="start" style:justify-single-word="false" fo:keep-together="auto" fo:orphans="0" fo:widows="0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style:font-name="Nimbus Roman No9 L" fo:font-size="11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15cm" fo:margin-bottom="0cm" style:page-number="auto"/>
      <style:text-properties style:font-name="DejaVu Sans"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62cm" style:type="center"/>
          <style:tab-stop style:position="19.126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fo:text-align="center" style:justify-single-word="false" fo:keep-together="always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br." style:family="paragraph" style:parent-style-name="Caption">
      <style:text-properties style:font-name="Nimbus Roman No9 L" fo:font-size="11pt" fo:font-style="normal" style:font-weight-asian="normal"/>
    </style:style>
    <style:style style:name="Code" style:family="paragraph" style:parent-style-name="Text_20_body" style:class="text" style:master-page-name="">
      <style:paragraph-properties style:page-number="auto" fo:background-color="transparent">
        <style:background-image/>
      </style:paragraph-properties>
      <style:text-properties style:letter-kerning="false" fo:background-color="#cccccc"/>
    </style:style>
    <style:style style:name="normal" style:family="paragraph" style:parent-style-name="Standard">
      <style:paragraph-properties fo:margin-top="0.101cm" fo:margin-bottom="0.101cm" fo:line-height="0.499cm" fo:text-align="start" style:justify-single-word="false">
        <style:tab-stops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5.001cm"/>
          <style:tab-stop style:position="6.001cm"/>
          <style:tab-stop style:position="7.001cm"/>
        </style:tab-stops>
      </style:paragraph-properties>
      <style:text-properties fo:color="#000000" style:font-name="Verdana" fo:font-size="10pt" style:font-name-asian="Verdana" style:font-name-complex="Verdana"/>
    </style:style>
    <style:style style:name="Tab." style:family="paragraph" style:parent-style-name="Caption" style:master-page-name="">
      <style:paragraph-properties style:page-number="auto"/>
      <style:text-properties style:font-name="Nimbus Roman No9 L1" fo:font-size="11pt" fo:font-weight="bold" style:font-weight-asian="normal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left="0.03cm" fo:margin-right="0cm" fo:margin-top="0cm" fo:margin-bottom="0cm" fo:text-indent="0cm" style:auto-text-indent="false" style:page-number="auto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RTF_5f_Num_20_2_20_1" style:display-name="RTF_Num 2 1" style:family="text">
      <style:text-properties fo:language="zxx" fo:country="none" style:language-asian="zxx" style:country-asian="none"/>
    </style:style>
    <style:style style:name="RTF_5f_Num_20_2_20_2" style:display-name="RTF_Num 2 2" style:family="text">
      <style:text-properties fo:language="zxx" fo:country="none" style:language-asian="zxx" style:country-asian="none"/>
    </style:style>
    <style:style style:name="RTF_5f_Num_20_2_20_3" style:display-name="RTF_Num 2 3" style:family="text">
      <style:text-properties fo:language="zxx" fo:country="none" style:language-asian="zxx" style:country-asian="none"/>
    </style:style>
    <style:style style:name="RTF_5f_Num_20_2_20_4" style:display-name="RTF_Num 2 4" style:family="text">
      <style:text-properties fo:language="zxx" fo:country="none" style:language-asian="zxx" style:country-asian="none"/>
    </style:style>
    <style:style style:name="RTF_5f_Num_20_2_20_5" style:display-name="RTF_Num 2 5" style:family="text">
      <style:text-properties fo:language="zxx" fo:country="none" style:language-asian="zxx" style:country-asian="none"/>
    </style:style>
    <style:style style:name="RTF_5f_Num_20_2_20_6" style:display-name="RTF_Num 2 6" style:family="text">
      <style:text-properties fo:language="zxx" fo:country="none" style:language-asian="zxx" style:country-asian="none"/>
    </style:style>
    <style:style style:name="RTF_5f_Num_20_2_20_7" style:display-name="RTF_Num 2 7" style:family="text">
      <style:text-properties fo:language="zxx" fo:country="none" style:language-asian="zxx" style:country-asian="none"/>
    </style:style>
    <style:style style:name="RTF_5f_Num_20_2_20_8" style:display-name="RTF_Num 2 8" style:family="text">
      <style:text-properties fo:language="zxx" fo:country="none" style:language-asian="zxx" style:country-asian="none"/>
    </style:style>
    <style:style style:name="RTF_5f_Num_20_2_20_9" style:display-name="RTF_Num 2 9" style:family="text">
      <style:text-properties fo:language="zxx" fo:country="none" style:language-asian="zxx" style:country-asian="none"/>
    </style:style>
    <style:style style:name="RTF_5f_Num_20_4_20_1" style:display-name="RTF_Num 4 1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4_20_2" style:display-name="RTF_Num 4 2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4_20_3" style:display-name="RTF_Num 4 3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4_20_4" style:display-name="RTF_Num 4 4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4_20_5" style:display-name="RTF_Num 4 5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4_20_6" style:display-name="RTF_Num 4 6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4_20_7" style:display-name="RTF_Num 4 7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4_20_8" style:display-name="RTF_Num 4 8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4_20_9" style:display-name="RTF_Num 4 9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8_20_1" style:display-name="RTF_Num 18 1" style:family="text"/>
    <style:style style:name="RTF_5f_Num_20_18_20_2" style:display-name="RTF_Num 18 2" style:family="text"/>
    <style:style style:name="RTF_5f_Num_20_18_20_3" style:display-name="RTF_Num 18 3" style:family="text"/>
    <style:style style:name="RTF_5f_Num_20_18_20_4" style:display-name="RTF_Num 18 4" style:family="text"/>
    <style:style style:name="RTF_5f_Num_20_18_20_5" style:display-name="RTF_Num 18 5" style:family="text"/>
    <style:style style:name="RTF_5f_Num_20_18_20_6" style:display-name="RTF_Num 18 6" style:family="text"/>
    <style:style style:name="RTF_5f_Num_20_18_20_7" style:display-name="RTF_Num 18 7" style:family="text"/>
    <style:style style:name="RTF_5f_Num_20_18_20_8" style:display-name="RTF_Num 18 8" style:family="text"/>
    <style:style style:name="RTF_5f_Num_20_18_20_9" style:display-name="RTF_Num 18 9" style:family="text"/>
    <style:style style:name="RTF_5f_Num_20_19_20_1" style:display-name="RTF_Num 19 1" style:family="text"/>
    <style:style style:name="RTF_5f_Num_20_19_20_2" style:display-name="RTF_Num 19 2" style:family="text">
      <style:text-properties fo:font-variant="normal" fo:text-transform="none" style:text-outline="false" style:text-line-through-style="none" style:text-position="0% 100%" style:font-name="Times New Roman" fo:letter-spacing="normal" fo:font-style="normal" fo:text-shadow="none" style:text-underline-style="none" style:letter-kerning="false" style:font-name-asian="Times New Roman" style:font-style-asian="normal" style:font-name-complex="Times New Roman" style:font-style-complex="normal" style:font-relief="engraved" text:display="none"/>
    </style:style>
    <style:style style:name="RTF_5f_Num_20_19_20_3" style:display-name="RTF_Num 19 3" style:family="text"/>
    <style:style style:name="RTF_5f_Num_20_19_20_4" style:display-name="RTF_Num 19 4" style:family="text"/>
    <style:style style:name="RTF_5f_Num_20_19_20_5" style:display-name="RTF_Num 19 5" style:family="text"/>
    <style:style style:name="RTF_5f_Num_20_19_20_6" style:display-name="RTF_Num 19 6" style:family="text"/>
    <style:style style:name="RTF_5f_Num_20_19_20_7" style:display-name="RTF_Num 19 7" style:family="text"/>
    <style:style style:name="RTF_5f_Num_20_19_20_8" style:display-name="RTF_Num 19 8" style:family="text"/>
    <style:style style:name="RTF_5f_Num_20_19_20_9" style:display-name="RTF_Num 19 9" style:family="text"/>
    <style:style style:name="RTF_5f_Num_20_20_20_1" style:display-name="RTF_Num 20 1" style:family="text">
      <style:text-properties style:font-name="Symbol" fo:font-size="10pt" style:font-name-asian="Symbol" style:font-size-asian="10pt" style:font-name-complex="Symbol" style:font-size-complex="10pt"/>
    </style:style>
    <style:style style:name="RTF_5f_Num_20_20_20_2" style:display-name="RTF_Num 20 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RTF_5f_Num_20_20_20_3" style:display-name="RTF_Num 20 3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20_20_4" style:display-name="RTF_Num 20 4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20_20_5" style:display-name="RTF_Num 20 5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20_20_6" style:display-name="RTF_Num 20 6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20_20_7" style:display-name="RTF_Num 20 7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20_20_8" style:display-name="RTF_Num 20 8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20_20_9" style:display-name="RTF_Num 20 9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21_20_1" style:display-name="RTF_Num 21 1" style:family="text"/>
    <style:style style:name="RTF_5f_Num_20_21_20_2" style:display-name="RTF_Num 21 2" style:family="text"/>
    <style:style style:name="RTF_5f_Num_20_21_20_3" style:display-name="RTF_Num 21 3" style:family="text"/>
    <style:style style:name="RTF_5f_Num_20_21_20_4" style:display-name="RTF_Num 21 4" style:family="text"/>
    <style:style style:name="RTF_5f_Num_20_21_20_5" style:display-name="RTF_Num 21 5" style:family="text"/>
    <style:style style:name="RTF_5f_Num_20_21_20_6" style:display-name="RTF_Num 21 6" style:family="text"/>
    <style:style style:name="RTF_5f_Num_20_21_20_7" style:display-name="RTF_Num 21 7" style:family="text"/>
    <style:style style:name="RTF_5f_Num_20_21_20_8" style:display-name="RTF_Num 21 8" style:family="text"/>
    <style:style style:name="RTF_5f_Num_20_21_20_9" style:display-name="RTF_Num 21 9" style:family="text"/>
    <style:style style:name="RTF_5f_Num_20_22_20_1" style:display-name="RTF_Num 22 1" style:family="text"/>
    <style:style style:name="RTF_5f_Num_20_22_20_2" style:display-name="RTF_Num 22 2" style:family="text"/>
    <style:style style:name="RTF_5f_Num_20_22_20_3" style:display-name="RTF_Num 22 3" style:family="text"/>
    <style:style style:name="RTF_5f_Num_20_22_20_4" style:display-name="RTF_Num 22 4" style:family="text"/>
    <style:style style:name="RTF_5f_Num_20_22_20_5" style:display-name="RTF_Num 22 5" style:family="text"/>
    <style:style style:name="RTF_5f_Num_20_22_20_6" style:display-name="RTF_Num 22 6" style:family="text"/>
    <style:style style:name="RTF_5f_Num_20_22_20_7" style:display-name="RTF_Num 22 7" style:family="text"/>
    <style:style style:name="RTF_5f_Num_20_22_20_8" style:display-name="RTF_Num 22 8" style:family="text"/>
    <style:style style:name="RTF_5f_Num_20_22_20_9" style:display-name="RTF_Num 22 9" style:family="text"/>
    <style:style style:name="RTF_5f_Num_20_23_20_1" style:display-name="RTF_Num 23 1" style:family="text"/>
    <style:style style:name="RTF_5f_Num_20_23_20_2" style:display-name="RTF_Num 23 2" style:family="text"/>
    <style:style style:name="RTF_5f_Num_20_23_20_3" style:display-name="RTF_Num 23 3" style:family="text"/>
    <style:style style:name="RTF_5f_Num_20_23_20_4" style:display-name="RTF_Num 23 4" style:family="text"/>
    <style:style style:name="RTF_5f_Num_20_23_20_5" style:display-name="RTF_Num 23 5" style:family="text"/>
    <style:style style:name="RTF_5f_Num_20_23_20_6" style:display-name="RTF_Num 23 6" style:family="text"/>
    <style:style style:name="RTF_5f_Num_20_23_20_7" style:display-name="RTF_Num 23 7" style:family="text"/>
    <style:style style:name="RTF_5f_Num_20_23_20_8" style:display-name="RTF_Num 23 8" style:family="text"/>
    <style:style style:name="RTF_5f_Num_20_23_20_9" style:display-name="RTF_Num 23 9" style:family="text"/>
    <style:style style:name="RTF_5f_Num_20_24_20_1" style:display-name="RTF_Num 24 1" style:family="text">
      <style:text-properties style:font-name="Symbol" style:font-name-asian="Symbol" style:font-name-complex="Symbol"/>
    </style:style>
    <style:style style:name="RTF_5f_Num_20_24_20_2" style:display-name="RTF_Num 24 2" style:family="text">
      <style:text-properties style:font-name="Courier New" style:font-name-asian="Courier New" style:font-name-complex="Courier New"/>
    </style:style>
    <style:style style:name="RTF_5f_Num_20_24_20_3" style:display-name="RTF_Num 24 3" style:family="text">
      <style:text-properties style:font-name="Wingdings" style:font-name-asian="Wingdings" style:font-name-complex="Wingdings"/>
    </style:style>
    <style:style style:name="RTF_5f_Num_20_24_20_4" style:display-name="RTF_Num 24 4" style:family="text">
      <style:text-properties style:font-name="Symbol" style:font-name-asian="Symbol" style:font-name-complex="Symbol"/>
    </style:style>
    <style:style style:name="RTF_5f_Num_20_24_20_5" style:display-name="RTF_Num 24 5" style:family="text">
      <style:text-properties style:font-name="Courier New" style:font-name-asian="Courier New" style:font-name-complex="Courier New"/>
    </style:style>
    <style:style style:name="RTF_5f_Num_20_24_20_6" style:display-name="RTF_Num 24 6" style:family="text">
      <style:text-properties style:font-name="Wingdings" style:font-name-asian="Wingdings" style:font-name-complex="Wingdings"/>
    </style:style>
    <style:style style:name="RTF_5f_Num_20_24_20_7" style:display-name="RTF_Num 24 7" style:family="text">
      <style:text-properties style:font-name="Symbol" style:font-name-asian="Symbol" style:font-name-complex="Symbol"/>
    </style:style>
    <style:style style:name="RTF_5f_Num_20_24_20_8" style:display-name="RTF_Num 24 8" style:family="text">
      <style:text-properties style:font-name="Courier New" style:font-name-asian="Courier New" style:font-name-complex="Courier New"/>
    </style:style>
    <style:style style:name="RTF_5f_Num_20_24_20_9" style:display-name="RTF_Num 24 9" style:family="text">
      <style:text-properties style:font-name="Wingdings" style:font-name-asian="Wingdings" style:font-name-complex="Wingdings"/>
    </style:style>
    <style:style style:name="RTF_5f_Num_20_25_20_1" style:display-name="RTF_Num 25 1" style:family="text">
      <style:text-properties style:font-name="Symbol" style:font-name-asian="Symbol" style:font-name-complex="Symbol"/>
    </style:style>
    <style:style style:name="RTF_5f_Num_20_25_20_2" style:display-name="RTF_Num 25 2" style:family="text"/>
    <style:style style:name="RTF_5f_Num_20_25_20_3" style:display-name="RTF_Num 25 3" style:family="text"/>
    <style:style style:name="RTF_5f_Num_20_25_20_4" style:display-name="RTF_Num 25 4" style:family="text"/>
    <style:style style:name="RTF_5f_Num_20_25_20_5" style:display-name="RTF_Num 25 5" style:family="text"/>
    <style:style style:name="RTF_5f_Num_20_25_20_6" style:display-name="RTF_Num 25 6" style:family="text"/>
    <style:style style:name="RTF_5f_Num_20_25_20_7" style:display-name="RTF_Num 25 7" style:family="text"/>
    <style:style style:name="RTF_5f_Num_20_25_20_8" style:display-name="RTF_Num 25 8" style:family="text"/>
    <style:style style:name="RTF_5f_Num_20_25_20_9" style:display-name="RTF_Num 25 9" style:family="text"/>
    <style:style style:name="RTF_5f_Num_20_26_20_1" style:display-name="RTF_Num 26 1" style:family="text"/>
    <style:style style:name="RTF_5f_Num_20_26_20_2" style:display-name="RTF_Num 26 2" style:family="text"/>
    <style:style style:name="RTF_5f_Num_20_26_20_3" style:display-name="RTF_Num 26 3" style:family="text"/>
    <style:style style:name="RTF_5f_Num_20_26_20_4" style:display-name="RTF_Num 26 4" style:family="text"/>
    <style:style style:name="RTF_5f_Num_20_26_20_5" style:display-name="RTF_Num 26 5" style:family="text"/>
    <style:style style:name="RTF_5f_Num_20_26_20_6" style:display-name="RTF_Num 26 6" style:family="text"/>
    <style:style style:name="RTF_5f_Num_20_26_20_7" style:display-name="RTF_Num 26 7" style:family="text"/>
    <style:style style:name="RTF_5f_Num_20_26_20_8" style:display-name="RTF_Num 26 8" style:family="text"/>
    <style:style style:name="RTF_5f_Num_20_26_20_9" style:display-name="RTF_Num 26 9" style:family="text"/>
    <style:style style:name="RTF_5f_Num_20_27_20_1" style:display-name="RTF_Num 27 1" style:family="text"/>
    <style:style style:name="RTF_5f_Num_20_27_20_2" style:display-name="RTF_Num 27 2" style:family="text">
      <style:text-properties fo:font-variant="normal" fo:text-transform="none" style:text-outline="false" style:text-line-through-style="none" style:text-position="0% 100%" style:font-name="Times New Roman" fo:letter-spacing="normal" fo:font-style="normal" fo:text-shadow="none" style:text-underline-style="none" style:letter-kerning="false" style:font-name-asian="Times New Roman" style:font-style-asian="normal" style:font-name-complex="Times New Roman" style:font-style-complex="normal" style:font-relief="engraved" text:display="none"/>
    </style:style>
    <style:style style:name="RTF_5f_Num_20_27_20_3" style:display-name="RTF_Num 27 3" style:family="text"/>
    <style:style style:name="RTF_5f_Num_20_27_20_4" style:display-name="RTF_Num 27 4" style:family="text"/>
    <style:style style:name="RTF_5f_Num_20_27_20_5" style:display-name="RTF_Num 27 5" style:family="text"/>
    <style:style style:name="RTF_5f_Num_20_27_20_6" style:display-name="RTF_Num 27 6" style:family="text"/>
    <style:style style:name="RTF_5f_Num_20_27_20_7" style:display-name="RTF_Num 27 7" style:family="text"/>
    <style:style style:name="RTF_5f_Num_20_27_20_8" style:display-name="RTF_Num 27 8" style:family="text"/>
    <style:style style:name="RTF_5f_Num_20_27_20_9" style:display-name="RTF_Num 27 9" style:family="text"/>
    <style:style style:name="RTF_5f_Num_20_28_20_1" style:display-name="RTF_Num 28 1" style:family="text"/>
    <style:style style:name="RTF_5f_Num_20_28_20_2" style:display-name="RTF_Num 28 2" style:family="text"/>
    <style:style style:name="RTF_5f_Num_20_28_20_3" style:display-name="RTF_Num 28 3" style:family="text"/>
    <style:style style:name="RTF_5f_Num_20_28_20_4" style:display-name="RTF_Num 28 4" style:family="text"/>
    <style:style style:name="RTF_5f_Num_20_28_20_5" style:display-name="RTF_Num 28 5" style:family="text"/>
    <style:style style:name="RTF_5f_Num_20_28_20_6" style:display-name="RTF_Num 28 6" style:family="text"/>
    <style:style style:name="RTF_5f_Num_20_28_20_7" style:display-name="RTF_Num 28 7" style:family="text"/>
    <style:style style:name="RTF_5f_Num_20_28_20_8" style:display-name="RTF_Num 28 8" style:family="text"/>
    <style:style style:name="RTF_5f_Num_20_28_20_9" style:display-name="RTF_Num 28 9" style:family="text"/>
    <style:style style:name="RTF_5f_Num_20_29_20_1" style:display-name="RTF_Num 29 1" style:family="text">
      <style:text-properties style:font-name="Wingdings" style:font-name-asian="Wingdings" style:font-name-complex="Wingdings"/>
    </style:style>
    <style:style style:name="RTF_5f_Num_20_29_20_2" style:display-name="RTF_Num 29 2" style:family="text">
      <style:text-properties style:font-name="Courier New" style:font-name-asian="Courier New" style:font-name-complex="Courier New"/>
    </style:style>
    <style:style style:name="RTF_5f_Num_20_29_20_3" style:display-name="RTF_Num 29 3" style:family="text">
      <style:text-properties style:font-name="Wingdings" style:font-name-asian="Wingdings" style:font-name-complex="Wingdings"/>
    </style:style>
    <style:style style:name="RTF_5f_Num_20_29_20_4" style:display-name="RTF_Num 29 4" style:family="text">
      <style:text-properties style:font-name="Symbol" style:font-name-asian="Symbol" style:font-name-complex="Symbol"/>
    </style:style>
    <style:style style:name="RTF_5f_Num_20_29_20_5" style:display-name="RTF_Num 29 5" style:family="text">
      <style:text-properties style:font-name="Courier New" style:font-name-asian="Courier New" style:font-name-complex="Courier New"/>
    </style:style>
    <style:style style:name="RTF_5f_Num_20_29_20_6" style:display-name="RTF_Num 29 6" style:family="text">
      <style:text-properties style:font-name="Wingdings" style:font-name-asian="Wingdings" style:font-name-complex="Wingdings"/>
    </style:style>
    <style:style style:name="RTF_5f_Num_20_29_20_7" style:display-name="RTF_Num 29 7" style:family="text">
      <style:text-properties style:font-name="Symbol" style:font-name-asian="Symbol" style:font-name-complex="Symbol"/>
    </style:style>
    <style:style style:name="RTF_5f_Num_20_29_20_8" style:display-name="RTF_Num 29 8" style:family="text">
      <style:text-properties style:font-name="Courier New" style:font-name-asian="Courier New" style:font-name-complex="Courier New"/>
    </style:style>
    <style:style style:name="RTF_5f_Num_20_29_20_9" style:display-name="RTF_Num 29 9" style:family="text">
      <style:text-properties style:font-name="Wingdings" style:font-name-asian="Wingdings" style:font-name-complex="Wingdings"/>
    </style:style>
    <style:style style:name="RTF_5f_Num_20_30_20_1" style:display-name="RTF_Num 30 1" style:family="text"/>
    <style:style style:name="RTF_5f_Num_20_30_20_2" style:display-name="RTF_Num 30 2" style:family="text"/>
    <style:style style:name="RTF_5f_Num_20_30_20_3" style:display-name="RTF_Num 30 3" style:family="text"/>
    <style:style style:name="RTF_5f_Num_20_30_20_4" style:display-name="RTF_Num 30 4" style:family="text"/>
    <style:style style:name="RTF_5f_Num_20_30_20_5" style:display-name="RTF_Num 30 5" style:family="text"/>
    <style:style style:name="RTF_5f_Num_20_30_20_6" style:display-name="RTF_Num 30 6" style:family="text"/>
    <style:style style:name="RTF_5f_Num_20_30_20_7" style:display-name="RTF_Num 30 7" style:family="text"/>
    <style:style style:name="RTF_5f_Num_20_30_20_8" style:display-name="RTF_Num 30 8" style:family="text"/>
    <style:style style:name="RTF_5f_Num_20_30_20_9" style:display-name="RTF_Num 30 9" style:family="text"/>
    <style:style style:name="RTF_5f_Num_20_31_20_1" style:display-name="RTF_Num 31 1" style:family="text"/>
    <style:style style:name="RTF_5f_Num_20_31_20_2" style:display-name="RTF_Num 31 2" style:family="text"/>
    <style:style style:name="RTF_5f_Num_20_31_20_3" style:display-name="RTF_Num 31 3" style:family="text"/>
    <style:style style:name="RTF_5f_Num_20_31_20_4" style:display-name="RTF_Num 31 4" style:family="text"/>
    <style:style style:name="RTF_5f_Num_20_31_20_5" style:display-name="RTF_Num 31 5" style:family="text"/>
    <style:style style:name="RTF_5f_Num_20_31_20_6" style:display-name="RTF_Num 31 6" style:family="text"/>
    <style:style style:name="RTF_5f_Num_20_31_20_7" style:display-name="RTF_Num 31 7" style:family="text"/>
    <style:style style:name="RTF_5f_Num_20_31_20_8" style:display-name="RTF_Num 31 8" style:family="text"/>
    <style:style style:name="RTF_5f_Num_20_31_20_9" style:display-name="RTF_Num 31 9" style:family="text"/>
    <style:style style:name="RTF_5f_Num_20_32_20_1" style:display-name="RTF_Num 32 1" style:family="text"/>
    <style:style style:name="RTF_5f_Num_20_32_20_2" style:display-name="RTF_Num 32 2" style:family="text"/>
    <style:style style:name="RTF_5f_Num_20_32_20_3" style:display-name="RTF_Num 32 3" style:family="text"/>
    <style:style style:name="RTF_5f_Num_20_32_20_4" style:display-name="RTF_Num 32 4" style:family="text"/>
    <style:style style:name="RTF_5f_Num_20_32_20_5" style:display-name="RTF_Num 32 5" style:family="text"/>
    <style:style style:name="RTF_5f_Num_20_32_20_6" style:display-name="RTF_Num 32 6" style:family="text"/>
    <style:style style:name="RTF_5f_Num_20_32_20_7" style:display-name="RTF_Num 32 7" style:family="text"/>
    <style:style style:name="RTF_5f_Num_20_32_20_8" style:display-name="RTF_Num 32 8" style:family="text"/>
    <style:style style:name="RTF_5f_Num_20_32_20_9" style:display-name="RTF_Num 32 9" style:family="text"/>
    <style:style style:name="RTF_5f_Num_20_33_20_1" style:display-name="RTF_Num 33 1" style:family="text"/>
    <style:style style:name="RTF_5f_Num_20_33_20_2" style:display-name="RTF_Num 33 2" style:family="text"/>
    <style:style style:name="RTF_5f_Num_20_33_20_3" style:display-name="RTF_Num 33 3" style:family="text"/>
    <style:style style:name="RTF_5f_Num_20_33_20_4" style:display-name="RTF_Num 33 4" style:family="text"/>
    <style:style style:name="RTF_5f_Num_20_33_20_5" style:display-name="RTF_Num 33 5" style:family="text"/>
    <style:style style:name="RTF_5f_Num_20_33_20_6" style:display-name="RTF_Num 33 6" style:family="text"/>
    <style:style style:name="RTF_5f_Num_20_33_20_7" style:display-name="RTF_Num 33 7" style:family="text"/>
    <style:style style:name="RTF_5f_Num_20_33_20_8" style:display-name="RTF_Num 33 8" style:family="text"/>
    <style:style style:name="RTF_5f_Num_20_33_20_9" style:display-name="RTF_Num 33 9" style:family="text"/>
    <style:style style:name="RTF_5f_Num_20_34_20_1" style:display-name="RTF_Num 34 1" style:family="text"/>
    <style:style style:name="RTF_5f_Num_20_34_20_2" style:display-name="RTF_Num 34 2" style:family="text">
      <style:text-properties fo:font-variant="normal" fo:text-transform="none" style:text-outline="false" style:text-line-through-style="none" style:text-position="0% 100%" style:font-name="Times New Roman" fo:letter-spacing="normal" fo:font-style="normal" fo:text-shadow="none" style:text-underline-style="none" style:letter-kerning="false" style:font-name-asian="Times New Roman" style:font-style-asian="normal" style:font-name-complex="Times New Roman" style:font-style-complex="normal" style:font-relief="engraved" text:display="none"/>
    </style:style>
    <style:style style:name="RTF_5f_Num_20_34_20_3" style:display-name="RTF_Num 34 3" style:family="text"/>
    <style:style style:name="RTF_5f_Num_20_34_20_4" style:display-name="RTF_Num 34 4" style:family="text"/>
    <style:style style:name="RTF_5f_Num_20_34_20_5" style:display-name="RTF_Num 34 5" style:family="text"/>
    <style:style style:name="RTF_5f_Num_20_34_20_6" style:display-name="RTF_Num 34 6" style:family="text"/>
    <style:style style:name="RTF_5f_Num_20_34_20_7" style:display-name="RTF_Num 34 7" style:family="text"/>
    <style:style style:name="RTF_5f_Num_20_34_20_8" style:display-name="RTF_Num 34 8" style:family="text"/>
    <style:style style:name="RTF_5f_Num_20_34_20_9" style:display-name="RTF_Num 34 9" style:family="text"/>
    <style:style style:name="RTF_5f_Num_20_35_20_1" style:display-name="RTF_Num 35 1" style:family="text"/>
    <style:style style:name="RTF_5f_Num_20_35_20_2" style:display-name="RTF_Num 35 2" style:family="text"/>
    <style:style style:name="RTF_5f_Num_20_35_20_3" style:display-name="RTF_Num 35 3" style:family="text"/>
    <style:style style:name="RTF_5f_Num_20_35_20_4" style:display-name="RTF_Num 35 4" style:family="text"/>
    <style:style style:name="RTF_5f_Num_20_35_20_5" style:display-name="RTF_Num 35 5" style:family="text"/>
    <style:style style:name="RTF_5f_Num_20_35_20_6" style:display-name="RTF_Num 35 6" style:family="text"/>
    <style:style style:name="RTF_5f_Num_20_35_20_7" style:display-name="RTF_Num 35 7" style:family="text"/>
    <style:style style:name="RTF_5f_Num_20_35_20_8" style:display-name="RTF_Num 35 8" style:family="text"/>
    <style:style style:name="RTF_5f_Num_20_35_20_9" style:display-name="RTF_Num 35 9" style:family="text"/>
    <style:style style:name="RTF_5f_Num_20_36_20_1" style:display-name="RTF_Num 36 1" style:family="text"/>
    <style:style style:name="RTF_5f_Num_20_36_20_2" style:display-name="RTF_Num 36 2" style:family="text"/>
    <style:style style:name="RTF_5f_Num_20_36_20_3" style:display-name="RTF_Num 36 3" style:family="text"/>
    <style:style style:name="RTF_5f_Num_20_36_20_4" style:display-name="RTF_Num 36 4" style:family="text"/>
    <style:style style:name="RTF_5f_Num_20_36_20_5" style:display-name="RTF_Num 36 5" style:family="text"/>
    <style:style style:name="RTF_5f_Num_20_36_20_6" style:display-name="RTF_Num 36 6" style:family="text"/>
    <style:style style:name="RTF_5f_Num_20_36_20_7" style:display-name="RTF_Num 36 7" style:family="text"/>
    <style:style style:name="RTF_5f_Num_20_36_20_8" style:display-name="RTF_Num 36 8" style:family="text"/>
    <style:style style:name="RTF_5f_Num_20_36_20_9" style:display-name="RTF_Num 36 9" style:family="text"/>
    <style:style style:name="RTF_5f_Num_20_37_20_1" style:display-name="RTF_Num 37 1" style:family="text">
      <style:text-properties style:font-name="Symbol" fo:font-size="10pt" style:font-name-asian="Symbol" style:font-size-asian="10pt" style:font-name-complex="Symbol" style:font-size-complex="10pt"/>
    </style:style>
    <style:style style:name="RTF_5f_Num_20_37_20_2" style:display-name="RTF_Num 37 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RTF_5f_Num_20_37_20_3" style:display-name="RTF_Num 37 3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37_20_4" style:display-name="RTF_Num 37 4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37_20_5" style:display-name="RTF_Num 37 5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37_20_6" style:display-name="RTF_Num 37 6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37_20_7" style:display-name="RTF_Num 37 7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37_20_8" style:display-name="RTF_Num 37 8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37_20_9" style:display-name="RTF_Num 37 9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38_20_1" style:display-name="RTF_Num 38 1" style:family="text"/>
    <style:style style:name="RTF_5f_Num_20_38_20_2" style:display-name="RTF_Num 38 2" style:family="text"/>
    <style:style style:name="RTF_5f_Num_20_38_20_3" style:display-name="RTF_Num 38 3" style:family="text"/>
    <style:style style:name="RTF_5f_Num_20_38_20_4" style:display-name="RTF_Num 38 4" style:family="text"/>
    <style:style style:name="RTF_5f_Num_20_38_20_5" style:display-name="RTF_Num 38 5" style:family="text"/>
    <style:style style:name="RTF_5f_Num_20_38_20_6" style:display-name="RTF_Num 38 6" style:family="text"/>
    <style:style style:name="RTF_5f_Num_20_38_20_7" style:display-name="RTF_Num 38 7" style:family="text"/>
    <style:style style:name="RTF_5f_Num_20_38_20_8" style:display-name="RTF_Num 38 8" style:family="text"/>
    <style:style style:name="RTF_5f_Num_20_38_20_9" style:display-name="RTF_Num 38 9" style:family="text"/>
    <style:style style:name="RTF_5f_Num_20_39_20_1" style:display-name="RTF_Num 39 1" style:family="text">
      <style:text-properties style:font-name="Symbol" style:font-name-asian="Symbol" style:font-name-complex="Symbol"/>
    </style:style>
    <style:style style:name="RTF_5f_Num_20_39_20_2" style:display-name="RTF_Num 39 2" style:family="text">
      <style:text-properties style:font-name="Courier New" style:font-name-asian="Courier New" style:font-name-complex="Courier New"/>
    </style:style>
    <style:style style:name="RTF_5f_Num_20_39_20_3" style:display-name="RTF_Num 39 3" style:family="text">
      <style:text-properties style:font-name="Wingdings" style:font-name-asian="Wingdings" style:font-name-complex="Wingdings"/>
    </style:style>
    <style:style style:name="RTF_5f_Num_20_39_20_4" style:display-name="RTF_Num 39 4" style:family="text">
      <style:text-properties style:font-name="Symbol" style:font-name-asian="Symbol" style:font-name-complex="Symbol"/>
    </style:style>
    <style:style style:name="RTF_5f_Num_20_39_20_5" style:display-name="RTF_Num 39 5" style:family="text">
      <style:text-properties style:font-name="Courier New" style:font-name-asian="Courier New" style:font-name-complex="Courier New"/>
    </style:style>
    <style:style style:name="RTF_5f_Num_20_39_20_6" style:display-name="RTF_Num 39 6" style:family="text">
      <style:text-properties style:font-name="Wingdings" style:font-name-asian="Wingdings" style:font-name-complex="Wingdings"/>
    </style:style>
    <style:style style:name="RTF_5f_Num_20_39_20_7" style:display-name="RTF_Num 39 7" style:family="text">
      <style:text-properties style:font-name="Symbol" style:font-name-asian="Symbol" style:font-name-complex="Symbol"/>
    </style:style>
    <style:style style:name="RTF_5f_Num_20_39_20_8" style:display-name="RTF_Num 39 8" style:family="text">
      <style:text-properties style:font-name="Courier New" style:font-name-asian="Courier New" style:font-name-complex="Courier New"/>
    </style:style>
    <style:style style:name="RTF_5f_Num_20_39_20_9" style:display-name="RTF_Num 39 9" style:family="text">
      <style:text-properties style:font-name="Wingdings" style:font-name-asian="Wingdings" style:font-name-complex="Wingdings"/>
    </style:style>
    <style:style style:name="RTF_5f_Num_20_40_20_1" style:display-name="RTF_Num 40 1" style:family="text"/>
    <style:style style:name="RTF_5f_Num_20_40_20_2" style:display-name="RTF_Num 40 2" style:family="text"/>
    <style:style style:name="RTF_5f_Num_20_40_20_3" style:display-name="RTF_Num 40 3" style:family="text"/>
    <style:style style:name="RTF_5f_Num_20_40_20_4" style:display-name="RTF_Num 40 4" style:family="text"/>
    <style:style style:name="RTF_5f_Num_20_40_20_5" style:display-name="RTF_Num 40 5" style:family="text"/>
    <style:style style:name="RTF_5f_Num_20_40_20_6" style:display-name="RTF_Num 40 6" style:family="text"/>
    <style:style style:name="RTF_5f_Num_20_40_20_7" style:display-name="RTF_Num 40 7" style:family="text"/>
    <style:style style:name="RTF_5f_Num_20_40_20_8" style:display-name="RTF_Num 40 8" style:family="text"/>
    <style:style style:name="RTF_5f_Num_20_40_20_9" style:display-name="RTF_Num 40 9" style:family="text"/>
    <style:style style:name="Default_20_Paragraph_20_Font" style:display-name="Default Paragraph Font" style:family="text"/>
    <style:style style:name="RTF_5f_Num_20_2_20_12" style:display-name="RTF_Num 2 12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2_20_22" style:display-name="RTF_Num 2 22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2_20_32" style:display-name="RTF_Num 2 32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2_20_42" style:display-name="RTF_Num 2 42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2_20_52" style:display-name="RTF_Num 2 52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2_20_62" style:display-name="RTF_Num 2 62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2_20_72" style:display-name="RTF_Num 2 72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2_20_82" style:display-name="RTF_Num 2 82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2_20_92" style:display-name="RTF_Num 2 92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2_20_10" style:display-name="RTF_Num 2 10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2_20_11" style:display-name="RTF_Num 2 1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2_20_21" style:display-name="RTF_Num 2 21" style:family="text">
      <style:text-properties fo:language="zxx" fo:country="none" style:language-asian="zxx" style:country-asian="none"/>
    </style:style>
    <style:style style:name="RTF_5f_Num_20_2_20_31" style:display-name="RTF_Num 2 31" style:family="text">
      <style:text-properties fo:language="zxx" fo:country="none" style:language-asian="zxx" style:country-asian="none"/>
    </style:style>
    <style:style style:name="RTF_5f_Num_20_2_20_41" style:display-name="RTF_Num 2 41" style:family="text">
      <style:text-properties fo:language="zxx" fo:country="none" style:language-asian="zxx" style:country-asian="none"/>
    </style:style>
    <style:style style:name="RTF_5f_Num_20_2_20_51" style:display-name="RTF_Num 2 51" style:family="text">
      <style:text-properties fo:language="zxx" fo:country="none" style:language-asian="zxx" style:country-asian="none"/>
    </style:style>
    <style:style style:name="RTF_5f_Num_20_2_20_61" style:display-name="RTF_Num 2 61" style:family="text">
      <style:text-properties fo:language="zxx" fo:country="none" style:language-asian="zxx" style:country-asian="none"/>
    </style:style>
    <style:style style:name="RTF_5f_Num_20_2_20_71" style:display-name="RTF_Num 2 71" style:family="text">
      <style:text-properties fo:language="zxx" fo:country="none" style:language-asian="zxx" style:country-asian="none"/>
    </style:style>
    <style:style style:name="RTF_5f_Num_20_2_20_81" style:display-name="RTF_Num 2 81" style:family="text">
      <style:text-properties fo:language="zxx" fo:country="none" style:language-asian="zxx" style:country-asian="none"/>
    </style:style>
    <style:style style:name="RTF_5f_Num_20_2_20_91" style:display-name="RTF_Num 2 91" style:family="text">
      <style:text-properties fo:language="zxx" fo:country="none" style:language-asian="zxx" style:country-asian="none"/>
    </style:style>
    <style:style style:name="RTF_5f_Num_20_3_20_1" style:display-name="RTF_Num 3 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3_20_2" style:display-name="RTF_Num 3 2" style:family="text">
      <style:text-properties fo:language="zxx" fo:country="none" style:language-asian="zxx" style:country-asian="none"/>
    </style:style>
    <style:style style:name="RTF_5f_Num_20_3_20_3" style:display-name="RTF_Num 3 3" style:family="text">
      <style:text-properties fo:language="zxx" fo:country="none" style:language-asian="zxx" style:country-asian="none"/>
    </style:style>
    <style:style style:name="RTF_5f_Num_20_3_20_4" style:display-name="RTF_Num 3 4" style:family="text">
      <style:text-properties fo:language="zxx" fo:country="none" style:language-asian="zxx" style:country-asian="none"/>
    </style:style>
    <style:style style:name="RTF_5f_Num_20_3_20_5" style:display-name="RTF_Num 3 5" style:family="text">
      <style:text-properties fo:language="zxx" fo:country="none" style:language-asian="zxx" style:country-asian="none"/>
    </style:style>
    <style:style style:name="RTF_5f_Num_20_3_20_6" style:display-name="RTF_Num 3 6" style:family="text">
      <style:text-properties fo:language="zxx" fo:country="none" style:language-asian="zxx" style:country-asian="none"/>
    </style:style>
    <style:style style:name="RTF_5f_Num_20_3_20_7" style:display-name="RTF_Num 3 7" style:family="text">
      <style:text-properties fo:language="zxx" fo:country="none" style:language-asian="zxx" style:country-asian="none"/>
    </style:style>
    <style:style style:name="RTF_5f_Num_20_3_20_8" style:display-name="RTF_Num 3 8" style:family="text">
      <style:text-properties fo:language="zxx" fo:country="none" style:language-asian="zxx" style:country-asian="none"/>
    </style:style>
    <style:style style:name="RTF_5f_Num_20_3_20_9" style:display-name="RTF_Num 3 9" style:family="text">
      <style:text-properties fo:language="zxx" fo:country="none" style:language-asian="zxx" style:country-asian="none"/>
    </style:style>
    <style:style style:name="RTF_5f_Num_20_5_20_1" style:display-name="RTF_Num 5 1" style:family="text">
      <style:text-properties fo:language="zxx" fo:country="none" style:language-asian="zxx" style:country-asian="none"/>
    </style:style>
    <style:style style:name="RTF_5f_Num_20_5_20_2" style:display-name="RTF_Num 5 2" style:family="text">
      <style:text-properties fo:language="zxx" fo:country="none" style:language-asian="zxx" style:country-asian="none"/>
    </style:style>
    <style:style style:name="RTF_5f_Num_20_5_20_3" style:display-name="RTF_Num 5 3" style:family="text">
      <style:text-properties fo:language="zxx" fo:country="none" style:language-asian="zxx" style:country-asian="none"/>
    </style:style>
    <style:style style:name="RTF_5f_Num_20_5_20_4" style:display-name="RTF_Num 5 4" style:family="text">
      <style:text-properties fo:language="zxx" fo:country="none" style:language-asian="zxx" style:country-asian="none"/>
    </style:style>
    <style:style style:name="RTF_5f_Num_20_5_20_5" style:display-name="RTF_Num 5 5" style:family="text">
      <style:text-properties fo:language="zxx" fo:country="none" style:language-asian="zxx" style:country-asian="none"/>
    </style:style>
    <style:style style:name="RTF_5f_Num_20_5_20_6" style:display-name="RTF_Num 5 6" style:family="text">
      <style:text-properties fo:language="zxx" fo:country="none" style:language-asian="zxx" style:country-asian="none"/>
    </style:style>
    <style:style style:name="RTF_5f_Num_20_5_20_7" style:display-name="RTF_Num 5 7" style:family="text">
      <style:text-properties fo:language="zxx" fo:country="none" style:language-asian="zxx" style:country-asian="none"/>
    </style:style>
    <style:style style:name="RTF_5f_Num_20_5_20_8" style:display-name="RTF_Num 5 8" style:family="text">
      <style:text-properties fo:language="zxx" fo:country="none" style:language-asian="zxx" style:country-asian="none"/>
    </style:style>
    <style:style style:name="RTF_5f_Num_20_5_20_9" style:display-name="RTF_Num 5 9" style:family="text">
      <style:text-properties fo:language="zxx" fo:country="none" style:language-asian="zxx" style:country-asian="none"/>
    </style:style>
    <style:style style:name="RTF_5f_Num_20_5_20_11" style:display-name="RTF_Num 5 1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5_20_21" style:display-name="RTF_Num 5 21" style:family="text">
      <style:text-properties fo:language="zxx" fo:country="none" style:language-asian="zxx" style:country-asian="none"/>
    </style:style>
    <style:style style:name="RTF_5f_Num_20_5_20_31" style:display-name="RTF_Num 5 31" style:family="text">
      <style:text-properties fo:language="zxx" fo:country="none" style:language-asian="zxx" style:country-asian="none"/>
    </style:style>
    <style:style style:name="RTF_5f_Num_20_5_20_41" style:display-name="RTF_Num 5 41" style:family="text">
      <style:text-properties fo:language="zxx" fo:country="none" style:language-asian="zxx" style:country-asian="none"/>
    </style:style>
    <style:style style:name="RTF_5f_Num_20_5_20_51" style:display-name="RTF_Num 5 51" style:family="text">
      <style:text-properties fo:language="zxx" fo:country="none" style:language-asian="zxx" style:country-asian="none"/>
    </style:style>
    <style:style style:name="RTF_5f_Num_20_5_20_61" style:display-name="RTF_Num 5 61" style:family="text">
      <style:text-properties fo:language="zxx" fo:country="none" style:language-asian="zxx" style:country-asian="none"/>
    </style:style>
    <style:style style:name="RTF_5f_Num_20_5_20_71" style:display-name="RTF_Num 5 71" style:family="text">
      <style:text-properties fo:language="zxx" fo:country="none" style:language-asian="zxx" style:country-asian="none"/>
    </style:style>
    <style:style style:name="RTF_5f_Num_20_5_20_81" style:display-name="RTF_Num 5 81" style:family="text">
      <style:text-properties fo:language="zxx" fo:country="none" style:language-asian="zxx" style:country-asian="none"/>
    </style:style>
    <style:style style:name="RTF_5f_Num_20_5_20_91" style:display-name="RTF_Num 5 91" style:family="text">
      <style:text-properties fo:language="zxx" fo:country="none" style:language-asian="zxx" style:country-asian="none"/>
    </style:style>
    <style:style style:name="RTF_5f_Num_20_6_20_1" style:display-name="RTF_Num 6 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6_20_2" style:display-name="RTF_Num 6 2" style:family="text">
      <style:text-properties fo:language="zxx" fo:country="none" style:language-asian="zxx" style:country-asian="none"/>
    </style:style>
    <style:style style:name="RTF_5f_Num_20_6_20_3" style:display-name="RTF_Num 6 3" style:family="text">
      <style:text-properties fo:language="zxx" fo:country="none" style:language-asian="zxx" style:country-asian="none"/>
    </style:style>
    <style:style style:name="RTF_5f_Num_20_6_20_4" style:display-name="RTF_Num 6 4" style:family="text">
      <style:text-properties fo:language="zxx" fo:country="none" style:language-asian="zxx" style:country-asian="none"/>
    </style:style>
    <style:style style:name="RTF_5f_Num_20_6_20_5" style:display-name="RTF_Num 6 5" style:family="text">
      <style:text-properties fo:language="zxx" fo:country="none" style:language-asian="zxx" style:country-asian="none"/>
    </style:style>
    <style:style style:name="RTF_5f_Num_20_6_20_6" style:display-name="RTF_Num 6 6" style:family="text">
      <style:text-properties fo:language="zxx" fo:country="none" style:language-asian="zxx" style:country-asian="none"/>
    </style:style>
    <style:style style:name="RTF_5f_Num_20_6_20_7" style:display-name="RTF_Num 6 7" style:family="text">
      <style:text-properties fo:language="zxx" fo:country="none" style:language-asian="zxx" style:country-asian="none"/>
    </style:style>
    <style:style style:name="RTF_5f_Num_20_6_20_8" style:display-name="RTF_Num 6 8" style:family="text">
      <style:text-properties fo:language="zxx" fo:country="none" style:language-asian="zxx" style:country-asian="none"/>
    </style:style>
    <style:style style:name="RTF_5f_Num_20_6_20_9" style:display-name="RTF_Num 6 9" style:family="text">
      <style:text-properties fo:language="zxx" fo:country="none" style:language-asian="zxx" style:country-asian="none"/>
    </style:style>
    <style:style style:name="RTF_5f_Num_20_7_20_1" style:display-name="RTF_Num 7 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7_20_2" style:display-name="RTF_Num 7 2" style:family="text">
      <style:text-properties fo:language="zxx" fo:country="none" style:language-asian="zxx" style:country-asian="none"/>
    </style:style>
    <style:style style:name="RTF_5f_Num_20_7_20_3" style:display-name="RTF_Num 7 3" style:family="text">
      <style:text-properties fo:language="zxx" fo:country="none" style:language-asian="zxx" style:country-asian="none"/>
    </style:style>
    <style:style style:name="RTF_5f_Num_20_7_20_4" style:display-name="RTF_Num 7 4" style:family="text">
      <style:text-properties fo:language="zxx" fo:country="none" style:language-asian="zxx" style:country-asian="none"/>
    </style:style>
    <style:style style:name="RTF_5f_Num_20_7_20_5" style:display-name="RTF_Num 7 5" style:family="text">
      <style:text-properties fo:language="zxx" fo:country="none" style:language-asian="zxx" style:country-asian="none"/>
    </style:style>
    <style:style style:name="RTF_5f_Num_20_7_20_6" style:display-name="RTF_Num 7 6" style:family="text">
      <style:text-properties fo:language="zxx" fo:country="none" style:language-asian="zxx" style:country-asian="none"/>
    </style:style>
    <style:style style:name="RTF_5f_Num_20_7_20_7" style:display-name="RTF_Num 7 7" style:family="text">
      <style:text-properties fo:language="zxx" fo:country="none" style:language-asian="zxx" style:country-asian="none"/>
    </style:style>
    <style:style style:name="RTF_5f_Num_20_7_20_8" style:display-name="RTF_Num 7 8" style:family="text">
      <style:text-properties fo:language="zxx" fo:country="none" style:language-asian="zxx" style:country-asian="none"/>
    </style:style>
    <style:style style:name="RTF_5f_Num_20_7_20_9" style:display-name="RTF_Num 7 9" style:family="text">
      <style:text-properties fo:language="zxx" fo:country="none" style:language-asian="zxx" style:country-asian="none"/>
    </style:style>
    <style:style style:name="RTF_5f_Num_20_8_20_1" style:display-name="RTF_Num 8 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8_20_2" style:display-name="RTF_Num 8 2" style:family="text">
      <style:text-properties fo:language="zxx" fo:country="none" style:language-asian="zxx" style:country-asian="none"/>
    </style:style>
    <style:style style:name="RTF_5f_Num_20_8_20_3" style:display-name="RTF_Num 8 3" style:family="text">
      <style:text-properties fo:language="zxx" fo:country="none" style:language-asian="zxx" style:country-asian="none"/>
    </style:style>
    <style:style style:name="RTF_5f_Num_20_8_20_4" style:display-name="RTF_Num 8 4" style:family="text">
      <style:text-properties fo:language="zxx" fo:country="none" style:language-asian="zxx" style:country-asian="none"/>
    </style:style>
    <style:style style:name="RTF_5f_Num_20_8_20_5" style:display-name="RTF_Num 8 5" style:family="text">
      <style:text-properties fo:language="zxx" fo:country="none" style:language-asian="zxx" style:country-asian="none"/>
    </style:style>
    <style:style style:name="RTF_5f_Num_20_8_20_6" style:display-name="RTF_Num 8 6" style:family="text">
      <style:text-properties fo:language="zxx" fo:country="none" style:language-asian="zxx" style:country-asian="none"/>
    </style:style>
    <style:style style:name="RTF_5f_Num_20_8_20_7" style:display-name="RTF_Num 8 7" style:family="text">
      <style:text-properties fo:language="zxx" fo:country="none" style:language-asian="zxx" style:country-asian="none"/>
    </style:style>
    <style:style style:name="RTF_5f_Num_20_8_20_8" style:display-name="RTF_Num 8 8" style:family="text">
      <style:text-properties fo:language="zxx" fo:country="none" style:language-asian="zxx" style:country-asian="none"/>
    </style:style>
    <style:style style:name="RTF_5f_Num_20_8_20_9" style:display-name="RTF_Num 8 9" style:family="text">
      <style:text-properties fo:language="zxx" fo:country="none" style:language-asian="zxx" style:country-asian="none"/>
    </style:style>
    <style:style style:name="RTF_5f_Num_20_9_20_1" style:display-name="RTF_Num 9 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9_20_2" style:display-name="RTF_Num 9 2" style:family="text">
      <style:text-properties fo:language="zxx" fo:country="none" style:language-asian="zxx" style:country-asian="none"/>
    </style:style>
    <style:style style:name="RTF_5f_Num_20_9_20_3" style:display-name="RTF_Num 9 3" style:family="text">
      <style:text-properties fo:language="zxx" fo:country="none" style:language-asian="zxx" style:country-asian="none"/>
    </style:style>
    <style:style style:name="RTF_5f_Num_20_9_20_4" style:display-name="RTF_Num 9 4" style:family="text">
      <style:text-properties fo:language="zxx" fo:country="none" style:language-asian="zxx" style:country-asian="none"/>
    </style:style>
    <style:style style:name="RTF_5f_Num_20_9_20_5" style:display-name="RTF_Num 9 5" style:family="text">
      <style:text-properties fo:language="zxx" fo:country="none" style:language-asian="zxx" style:country-asian="none"/>
    </style:style>
    <style:style style:name="RTF_5f_Num_20_9_20_6" style:display-name="RTF_Num 9 6" style:family="text">
      <style:text-properties fo:language="zxx" fo:country="none" style:language-asian="zxx" style:country-asian="none"/>
    </style:style>
    <style:style style:name="RTF_5f_Num_20_9_20_7" style:display-name="RTF_Num 9 7" style:family="text">
      <style:text-properties fo:language="zxx" fo:country="none" style:language-asian="zxx" style:country-asian="none"/>
    </style:style>
    <style:style style:name="RTF_5f_Num_20_9_20_8" style:display-name="RTF_Num 9 8" style:family="text">
      <style:text-properties fo:language="zxx" fo:country="none" style:language-asian="zxx" style:country-asian="none"/>
    </style:style>
    <style:style style:name="RTF_5f_Num_20_9_20_9" style:display-name="RTF_Num 9 9" style:family="text">
      <style:text-properties fo:language="zxx" fo:country="none" style:language-asian="zxx" style:country-asian="none"/>
    </style:style>
    <style:style style:name="RTF_5f_Num_20_10_20_1" style:display-name="RTF_Num 10 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10_20_2" style:display-name="RTF_Num 10 2" style:family="text">
      <style:text-properties fo:language="zxx" fo:country="none" style:language-asian="zxx" style:country-asian="none"/>
    </style:style>
    <style:style style:name="RTF_5f_Num_20_10_20_3" style:display-name="RTF_Num 10 3" style:family="text">
      <style:text-properties fo:language="zxx" fo:country="none" style:language-asian="zxx" style:country-asian="none"/>
    </style:style>
    <style:style style:name="RTF_5f_Num_20_10_20_4" style:display-name="RTF_Num 10 4" style:family="text">
      <style:text-properties fo:language="zxx" fo:country="none" style:language-asian="zxx" style:country-asian="none"/>
    </style:style>
    <style:style style:name="RTF_5f_Num_20_10_20_5" style:display-name="RTF_Num 10 5" style:family="text">
      <style:text-properties fo:language="zxx" fo:country="none" style:language-asian="zxx" style:country-asian="none"/>
    </style:style>
    <style:style style:name="RTF_5f_Num_20_10_20_6" style:display-name="RTF_Num 10 6" style:family="text">
      <style:text-properties fo:language="zxx" fo:country="none" style:language-asian="zxx" style:country-asian="none"/>
    </style:style>
    <style:style style:name="RTF_5f_Num_20_10_20_7" style:display-name="RTF_Num 10 7" style:family="text">
      <style:text-properties fo:language="zxx" fo:country="none" style:language-asian="zxx" style:country-asian="none"/>
    </style:style>
    <style:style style:name="RTF_5f_Num_20_10_20_8" style:display-name="RTF_Num 10 8" style:family="text">
      <style:text-properties fo:language="zxx" fo:country="none" style:language-asian="zxx" style:country-asian="none"/>
    </style:style>
    <style:style style:name="RTF_5f_Num_20_10_20_9" style:display-name="RTF_Num 10 9" style:family="text">
      <style:text-properties fo:language="zxx" fo:country="none" style:language-asian="zxx" style:country-asian="none"/>
    </style:style>
    <style:style style:name="RTF_5f_Num_20_11_20_1" style:display-name="RTF_Num 11 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11_20_2" style:display-name="RTF_Num 11 2" style:family="text">
      <style:text-properties fo:language="zxx" fo:country="none" style:language-asian="zxx" style:country-asian="none"/>
    </style:style>
    <style:style style:name="RTF_5f_Num_20_11_20_3" style:display-name="RTF_Num 11 3" style:family="text">
      <style:text-properties fo:language="zxx" fo:country="none" style:language-asian="zxx" style:country-asian="none"/>
    </style:style>
    <style:style style:name="RTF_5f_Num_20_11_20_4" style:display-name="RTF_Num 11 4" style:family="text">
      <style:text-properties fo:language="zxx" fo:country="none" style:language-asian="zxx" style:country-asian="none"/>
    </style:style>
    <style:style style:name="RTF_5f_Num_20_11_20_5" style:display-name="RTF_Num 11 5" style:family="text">
      <style:text-properties fo:language="zxx" fo:country="none" style:language-asian="zxx" style:country-asian="none"/>
    </style:style>
    <style:style style:name="RTF_5f_Num_20_11_20_6" style:display-name="RTF_Num 11 6" style:family="text">
      <style:text-properties fo:language="zxx" fo:country="none" style:language-asian="zxx" style:country-asian="none"/>
    </style:style>
    <style:style style:name="RTF_5f_Num_20_11_20_7" style:display-name="RTF_Num 11 7" style:family="text">
      <style:text-properties fo:language="zxx" fo:country="none" style:language-asian="zxx" style:country-asian="none"/>
    </style:style>
    <style:style style:name="RTF_5f_Num_20_11_20_8" style:display-name="RTF_Num 11 8" style:family="text">
      <style:text-properties fo:language="zxx" fo:country="none" style:language-asian="zxx" style:country-asian="none"/>
    </style:style>
    <style:style style:name="RTF_5f_Num_20_11_20_9" style:display-name="RTF_Num 11 9" style:family="text">
      <style:text-properties fo:language="zxx" fo:country="none" style:language-asian="zxx" style:country-asian="none"/>
    </style:style>
    <style:style style:name="RTF_5f_Num_20_12_20_1" style:display-name="RTF_Num 12 1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2_20_2" style:display-name="RTF_Num 12 2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2_20_3" style:display-name="RTF_Num 12 3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2_20_4" style:display-name="RTF_Num 12 4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2_20_5" style:display-name="RTF_Num 12 5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2_20_6" style:display-name="RTF_Num 12 6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2_20_7" style:display-name="RTF_Num 12 7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2_20_8" style:display-name="RTF_Num 12 8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2_20_9" style:display-name="RTF_Num 12 9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3_20_1" style:display-name="RTF_Num 13 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13_20_2" style:display-name="RTF_Num 13 2" style:family="text">
      <style:text-properties fo:language="zxx" fo:country="none" style:language-asian="zxx" style:country-asian="none"/>
    </style:style>
    <style:style style:name="RTF_5f_Num_20_13_20_3" style:display-name="RTF_Num 13 3" style:family="text">
      <style:text-properties fo:language="zxx" fo:country="none" style:language-asian="zxx" style:country-asian="none"/>
    </style:style>
    <style:style style:name="RTF_5f_Num_20_13_20_4" style:display-name="RTF_Num 13 4" style:family="text">
      <style:text-properties fo:language="zxx" fo:country="none" style:language-asian="zxx" style:country-asian="none"/>
    </style:style>
    <style:style style:name="RTF_5f_Num_20_13_20_5" style:display-name="RTF_Num 13 5" style:family="text">
      <style:text-properties fo:language="zxx" fo:country="none" style:language-asian="zxx" style:country-asian="none"/>
    </style:style>
    <style:style style:name="RTF_5f_Num_20_13_20_6" style:display-name="RTF_Num 13 6" style:family="text">
      <style:text-properties fo:language="zxx" fo:country="none" style:language-asian="zxx" style:country-asian="none"/>
    </style:style>
    <style:style style:name="RTF_5f_Num_20_13_20_7" style:display-name="RTF_Num 13 7" style:family="text">
      <style:text-properties fo:language="zxx" fo:country="none" style:language-asian="zxx" style:country-asian="none"/>
    </style:style>
    <style:style style:name="RTF_5f_Num_20_13_20_8" style:display-name="RTF_Num 13 8" style:family="text">
      <style:text-properties fo:language="zxx" fo:country="none" style:language-asian="zxx" style:country-asian="none"/>
    </style:style>
    <style:style style:name="RTF_5f_Num_20_13_20_9" style:display-name="RTF_Num 13 9" style:family="text">
      <style:text-properties fo:language="zxx" fo:country="none" style:language-asian="zxx" style:country-asian="none"/>
    </style:style>
    <style:style style:name="RTF_5f_Num_20_14_20_1" style:display-name="RTF_Num 14 1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4_20_2" style:display-name="RTF_Num 14 2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4_20_3" style:display-name="RTF_Num 14 3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4_20_4" style:display-name="RTF_Num 14 4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4_20_5" style:display-name="RTF_Num 14 5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4_20_6" style:display-name="RTF_Num 14 6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4_20_7" style:display-name="RTF_Num 14 7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4_20_8" style:display-name="RTF_Num 14 8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4_20_9" style:display-name="RTF_Num 14 9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4_20_10" style:display-name="RTF_Num 14 10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RTF_5f_Num_20_15_20_1" style:display-name="RTF_Num 15 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15_20_2" style:display-name="RTF_Num 15 2" style:family="text">
      <style:text-properties fo:language="zxx" fo:country="none" style:language-asian="zxx" style:country-asian="none"/>
    </style:style>
    <style:style style:name="RTF_5f_Num_20_15_20_3" style:display-name="RTF_Num 15 3" style:family="text">
      <style:text-properties fo:language="zxx" fo:country="none" style:language-asian="zxx" style:country-asian="none"/>
    </style:style>
    <style:style style:name="RTF_5f_Num_20_15_20_4" style:display-name="RTF_Num 15 4" style:family="text">
      <style:text-properties fo:language="zxx" fo:country="none" style:language-asian="zxx" style:country-asian="none"/>
    </style:style>
    <style:style style:name="RTF_5f_Num_20_15_20_5" style:display-name="RTF_Num 15 5" style:family="text">
      <style:text-properties fo:language="zxx" fo:country="none" style:language-asian="zxx" style:country-asian="none"/>
    </style:style>
    <style:style style:name="RTF_5f_Num_20_15_20_6" style:display-name="RTF_Num 15 6" style:family="text">
      <style:text-properties fo:language="zxx" fo:country="none" style:language-asian="zxx" style:country-asian="none"/>
    </style:style>
    <style:style style:name="RTF_5f_Num_20_15_20_7" style:display-name="RTF_Num 15 7" style:family="text">
      <style:text-properties fo:language="zxx" fo:country="none" style:language-asian="zxx" style:country-asian="none"/>
    </style:style>
    <style:style style:name="RTF_5f_Num_20_15_20_8" style:display-name="RTF_Num 15 8" style:family="text">
      <style:text-properties fo:language="zxx" fo:country="none" style:language-asian="zxx" style:country-asian="none"/>
    </style:style>
    <style:style style:name="RTF_5f_Num_20_15_20_9" style:display-name="RTF_Num 15 9" style:family="text">
      <style:text-properties fo:language="zxx" fo:country="none" style:language-asian="zxx" style:country-asian="none"/>
    </style:style>
    <style:style style:name="RTF_5f_Num_20_16_20_1" style:display-name="RTF_Num 16 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16_20_2" style:display-name="RTF_Num 16 2" style:family="text">
      <style:text-properties fo:language="zxx" fo:country="none" style:language-asian="zxx" style:country-asian="none"/>
    </style:style>
    <style:style style:name="RTF_5f_Num_20_16_20_3" style:display-name="RTF_Num 16 3" style:family="text">
      <style:text-properties fo:language="zxx" fo:country="none" style:language-asian="zxx" style:country-asian="none"/>
    </style:style>
    <style:style style:name="RTF_5f_Num_20_16_20_4" style:display-name="RTF_Num 16 4" style:family="text">
      <style:text-properties fo:language="zxx" fo:country="none" style:language-asian="zxx" style:country-asian="none"/>
    </style:style>
    <style:style style:name="RTF_5f_Num_20_16_20_5" style:display-name="RTF_Num 16 5" style:family="text">
      <style:text-properties fo:language="zxx" fo:country="none" style:language-asian="zxx" style:country-asian="none"/>
    </style:style>
    <style:style style:name="RTF_5f_Num_20_16_20_6" style:display-name="RTF_Num 16 6" style:family="text">
      <style:text-properties fo:language="zxx" fo:country="none" style:language-asian="zxx" style:country-asian="none"/>
    </style:style>
    <style:style style:name="RTF_5f_Num_20_16_20_7" style:display-name="RTF_Num 16 7" style:family="text">
      <style:text-properties fo:language="zxx" fo:country="none" style:language-asian="zxx" style:country-asian="none"/>
    </style:style>
    <style:style style:name="RTF_5f_Num_20_16_20_8" style:display-name="RTF_Num 16 8" style:family="text">
      <style:text-properties fo:language="zxx" fo:country="none" style:language-asian="zxx" style:country-asian="none"/>
    </style:style>
    <style:style style:name="RTF_5f_Num_20_16_20_9" style:display-name="RTF_Num 16 9" style:family="text">
      <style:text-properties fo:language="zxx" fo:country="none" style:language-asian="zxx" style:country-asian="none"/>
    </style:style>
    <style:style style:name="RTF_5f_Num_20_17_20_1" style:display-name="RTF_Num 17 1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17_20_2" style:display-name="RTF_Num 17 2" style:family="text">
      <style:text-properties fo:language="zxx" fo:country="none" style:language-asian="zxx" style:country-asian="none"/>
    </style:style>
    <style:style style:name="RTF_5f_Num_20_17_20_3" style:display-name="RTF_Num 17 3" style:family="text">
      <style:text-properties fo:language="zxx" fo:country="none" style:language-asian="zxx" style:country-asian="none"/>
    </style:style>
    <style:style style:name="RTF_5f_Num_20_17_20_4" style:display-name="RTF_Num 17 4" style:family="text">
      <style:text-properties fo:language="zxx" fo:country="none" style:language-asian="zxx" style:country-asian="none"/>
    </style:style>
    <style:style style:name="RTF_5f_Num_20_17_20_5" style:display-name="RTF_Num 17 5" style:family="text">
      <style:text-properties fo:language="zxx" fo:country="none" style:language-asian="zxx" style:country-asian="none"/>
    </style:style>
    <style:style style:name="RTF_5f_Num_20_17_20_6" style:display-name="RTF_Num 17 6" style:family="text">
      <style:text-properties fo:language="zxx" fo:country="none" style:language-asian="zxx" style:country-asian="none"/>
    </style:style>
    <style:style style:name="RTF_5f_Num_20_17_20_7" style:display-name="RTF_Num 17 7" style:family="text">
      <style:text-properties fo:language="zxx" fo:country="none" style:language-asian="zxx" style:country-asian="none"/>
    </style:style>
    <style:style style:name="RTF_5f_Num_20_17_20_8" style:display-name="RTF_Num 17 8" style:family="text">
      <style:text-properties fo:language="zxx" fo:country="none" style:language-asian="zxx" style:country-asian="none"/>
    </style:style>
    <style:style style:name="RTF_5f_Num_20_17_20_9" style:display-name="RTF_Num 17 9" style:family="text">
      <style:text-properties fo:language="zxx" fo:country="none" style:language-asian="zxx" style:country-asian="none"/>
    </style:style>
    <style:style style:name="WW8Num17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WW8Num13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WW8Num4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12_20_10" style:display-name="RTF_Num 12 10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WW8Num19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WW8Num3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WW8Num15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WW8Num5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WW8Num22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WW8Num24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WW8Num27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WW8Num8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WW8Num18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WW8Num9z0" style:family="text">
      <style:text-properties style:font-name="Symbol" fo:language="zxx" fo:country="none" style:font-name-asian="Symbol" style:language-asian="zxx" style:country-asian="none" style:font-name-complex="Symbol"/>
    </style:style>
    <style:style style:name="RTF_5f_Num_20_4_20_10" style:display-name="RTF_Num 4 10" style:family="text">
      <style:text-properties style:font-name="StarSymbol" fo:font-size="9pt" fo:language="zxx" fo:country="none" style:font-name-asian="StarSymbol" style:font-size-asian="9pt" style:language-asian="zxx" style:country-asian="none" style:font-name-complex="StarSymbol" style:font-size-complex="9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4E_5f_normální_20_Char" style:display-name="I4E_normální Char" style:family="text" style:parent-style-name="Default_20_Paragraph_20_Font">
      <style:text-properties fo:font-size="12pt" fo:language="cs" fo:country="CZ" style:font-size-asian="12pt" style:language-asian="cs" style:country-asian="CZ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Code" style:family="text">
      <style:text-properties style:font-name="Nimbus Roman No9 L" fo:font-size="11pt" fo:background-color="#cccccc"/>
    </style:style>
    <style:style style:name="Line_20_numbering" style:display-name="Line numbering" style:family="text"/>
    <style:style style:name="Numbering_5f_20_5f_Symbols" style:display-name="Numbering_20_Symbols" style:family="text"/>
    <style:style style:name="Bullet_5f_20_5f_Symbols" style:display-name="Bullet_20_Symbols" style:family="text"/>
    <style:style style:name="RTF_5f_5f_5f_Num_5f_20_5f_2_5f_20_5f_1" style:display-name="RTF_5f_Num_20_2_20_1" style:family="text"/>
    <style:style style:name="RTF_5f_5f_5f_Num_5f_20_5f_2_5f_20_5f_2" style:display-name="RTF_5f_Num_20_2_20_2" style:family="text"/>
    <style:style style:name="RTF_5f_5f_5f_Num_5f_20_5f_2_5f_20_5f_3" style:display-name="RTF_5f_Num_20_2_20_3" style:family="text"/>
    <style:style style:name="RTF_5f_5f_5f_Num_5f_20_5f_2_5f_20_5f_4" style:display-name="RTF_5f_Num_20_2_20_4" style:family="text"/>
    <style:style style:name="RTF_5f_5f_5f_Num_5f_20_5f_2_5f_20_5f_5" style:display-name="RTF_5f_Num_20_2_20_5" style:family="text"/>
    <style:style style:name="RTF_5f_5f_5f_Num_5f_20_5f_2_5f_20_5f_6" style:display-name="RTF_5f_Num_20_2_20_6" style:family="text"/>
    <style:style style:name="RTF_5f_5f_5f_Num_5f_20_5f_2_5f_20_5f_7" style:display-name="RTF_5f_Num_20_2_20_7" style:family="text"/>
    <style:style style:name="RTF_5f_5f_5f_Num_5f_20_5f_2_5f_20_5f_8" style:display-name="RTF_5f_Num_20_2_20_8" style:family="text"/>
    <style:style style:name="RTF_5f_5f_5f_Num_5f_20_5f_2_5f_20_5f_9" style:display-name="RTF_5f_Num_20_2_20_9" style:family="text"/>
    <style:style style:name="RTF_5f_5f_5f_Num_5f_20_5f_4_5f_20_5f_1" style:display-name="RTF_5f_Num_20_4_20_1" style:family="text"/>
    <style:style style:name="RTF_5f_5f_5f_Num_5f_20_5f_4_5f_20_5f_2" style:display-name="RTF_5f_Num_20_4_20_2" style:family="text"/>
    <style:style style:name="RTF_5f_5f_5f_Num_5f_20_5f_4_5f_20_5f_3" style:display-name="RTF_5f_Num_20_4_20_3" style:family="text"/>
    <style:style style:name="RTF_5f_5f_5f_Num_5f_20_5f_4_5f_20_5f_4" style:display-name="RTF_5f_Num_20_4_20_4" style:family="text"/>
    <style:style style:name="RTF_5f_5f_5f_Num_5f_20_5f_4_5f_20_5f_5" style:display-name="RTF_5f_Num_20_4_20_5" style:family="text"/>
    <style:style style:name="RTF_5f_5f_5f_Num_5f_20_5f_4_5f_20_5f_6" style:display-name="RTF_5f_Num_20_4_20_6" style:family="text"/>
    <style:style style:name="RTF_5f_5f_5f_Num_5f_20_5f_4_5f_20_5f_7" style:display-name="RTF_5f_Num_20_4_20_7" style:family="text"/>
    <style:style style:name="RTF_5f_5f_5f_Num_5f_20_5f_4_5f_20_5f_8" style:display-name="RTF_5f_Num_20_4_20_8" style:family="text"/>
    <style:style style:name="RTF_5f_5f_5f_Num_5f_20_5f_4_5f_20_5f_9" style:display-name="RTF_5f_Num_20_4_20_9" style:family="text"/>
    <style:style style:name="RTF_5f_5f_5f_Num_5f_20_5f_18_5f_20_5f_1" style:display-name="RTF_5f_Num_20_18_20_1" style:family="text"/>
    <style:style style:name="RTF_5f_5f_5f_Num_5f_20_5f_18_5f_20_5f_2" style:display-name="RTF_5f_Num_20_18_20_2" style:family="text"/>
    <style:style style:name="RTF_5f_5f_5f_Num_5f_20_5f_18_5f_20_5f_3" style:display-name="RTF_5f_Num_20_18_20_3" style:family="text"/>
    <style:style style:name="RTF_5f_5f_5f_Num_5f_20_5f_18_5f_20_5f_4" style:display-name="RTF_5f_Num_20_18_20_4" style:family="text"/>
    <style:style style:name="RTF_5f_5f_5f_Num_5f_20_5f_18_5f_20_5f_5" style:display-name="RTF_5f_Num_20_18_20_5" style:family="text"/>
    <style:style style:name="RTF_5f_5f_5f_Num_5f_20_5f_18_5f_20_5f_6" style:display-name="RTF_5f_Num_20_18_20_6" style:family="text"/>
    <style:style style:name="RTF_5f_5f_5f_Num_5f_20_5f_18_5f_20_5f_7" style:display-name="RTF_5f_Num_20_18_20_7" style:family="text"/>
    <style:style style:name="RTF_5f_5f_5f_Num_5f_20_5f_18_5f_20_5f_8" style:display-name="RTF_5f_Num_20_18_20_8" style:family="text"/>
    <style:style style:name="RTF_5f_5f_5f_Num_5f_20_5f_18_5f_20_5f_9" style:display-name="RTF_5f_Num_20_18_20_9" style:family="text"/>
    <style:style style:name="RTF_5f_5f_5f_Num_5f_20_5f_19_5f_20_5f_1" style:display-name="RTF_5f_Num_20_19_20_1" style:family="text"/>
    <style:style style:name="RTF_5f_5f_5f_Num_5f_20_5f_19_5f_20_5f_2" style:display-name="RTF_5f_Num_20_19_20_2" style:family="text"/>
    <style:style style:name="RTF_5f_5f_5f_Num_5f_20_5f_19_5f_20_5f_3" style:display-name="RTF_5f_Num_20_19_20_3" style:family="text"/>
    <style:style style:name="RTF_5f_5f_5f_Num_5f_20_5f_19_5f_20_5f_4" style:display-name="RTF_5f_Num_20_19_20_4" style:family="text"/>
    <style:style style:name="RTF_5f_5f_5f_Num_5f_20_5f_19_5f_20_5f_5" style:display-name="RTF_5f_Num_20_19_20_5" style:family="text"/>
    <style:style style:name="RTF_5f_5f_5f_Num_5f_20_5f_19_5f_20_5f_6" style:display-name="RTF_5f_Num_20_19_20_6" style:family="text"/>
    <style:style style:name="RTF_5f_5f_5f_Num_5f_20_5f_19_5f_20_5f_7" style:display-name="RTF_5f_Num_20_19_20_7" style:family="text"/>
    <style:style style:name="RTF_5f_5f_5f_Num_5f_20_5f_19_5f_20_5f_8" style:display-name="RTF_5f_Num_20_19_20_8" style:family="text"/>
    <style:style style:name="RTF_5f_5f_5f_Num_5f_20_5f_19_5f_20_5f_9" style:display-name="RTF_5f_Num_20_19_20_9" style:family="text"/>
    <style:style style:name="RTF_5f_5f_5f_Num_5f_20_5f_20_5f_20_5f_1" style:display-name="RTF_5f_Num_20_20_20_1" style:family="text"/>
    <style:style style:name="RTF_5f_5f_5f_Num_5f_20_5f_20_5f_20_5f_2" style:display-name="RTF_5f_Num_20_20_20_2" style:family="text"/>
    <style:style style:name="RTF_5f_5f_5f_Num_5f_20_5f_20_5f_20_5f_3" style:display-name="RTF_5f_Num_20_20_20_3" style:family="text"/>
    <style:style style:name="RTF_5f_5f_5f_Num_5f_20_5f_20_5f_20_5f_4" style:display-name="RTF_5f_Num_20_20_20_4" style:family="text"/>
    <style:style style:name="RTF_5f_5f_5f_Num_5f_20_5f_20_5f_20_5f_5" style:display-name="RTF_5f_Num_20_20_20_5" style:family="text"/>
    <style:style style:name="RTF_5f_5f_5f_Num_5f_20_5f_20_5f_20_5f_6" style:display-name="RTF_5f_Num_20_20_20_6" style:family="text"/>
    <style:style style:name="RTF_5f_5f_5f_Num_5f_20_5f_20_5f_20_5f_7" style:display-name="RTF_5f_Num_20_20_20_7" style:family="text"/>
    <style:style style:name="RTF_5f_5f_5f_Num_5f_20_5f_20_5f_20_5f_8" style:display-name="RTF_5f_Num_20_20_20_8" style:family="text"/>
    <style:style style:name="RTF_5f_5f_5f_Num_5f_20_5f_20_5f_20_5f_9" style:display-name="RTF_5f_Num_20_20_20_9" style:family="text"/>
    <style:style style:name="RTF_5f_5f_5f_Num_5f_20_5f_21_5f_20_5f_1" style:display-name="RTF_5f_Num_20_21_20_1" style:family="text"/>
    <style:style style:name="RTF_5f_5f_5f_Num_5f_20_5f_21_5f_20_5f_2" style:display-name="RTF_5f_Num_20_21_20_2" style:family="text"/>
    <style:style style:name="RTF_5f_5f_5f_Num_5f_20_5f_21_5f_20_5f_3" style:display-name="RTF_5f_Num_20_21_20_3" style:family="text"/>
    <style:style style:name="RTF_5f_5f_5f_Num_5f_20_5f_21_5f_20_5f_4" style:display-name="RTF_5f_Num_20_21_20_4" style:family="text"/>
    <style:style style:name="RTF_5f_5f_5f_Num_5f_20_5f_21_5f_20_5f_5" style:display-name="RTF_5f_Num_20_21_20_5" style:family="text"/>
    <style:style style:name="RTF_5f_5f_5f_Num_5f_20_5f_21_5f_20_5f_6" style:display-name="RTF_5f_Num_20_21_20_6" style:family="text"/>
    <style:style style:name="RTF_5f_5f_5f_Num_5f_20_5f_21_5f_20_5f_7" style:display-name="RTF_5f_Num_20_21_20_7" style:family="text"/>
    <style:style style:name="RTF_5f_5f_5f_Num_5f_20_5f_21_5f_20_5f_8" style:display-name="RTF_5f_Num_20_21_20_8" style:family="text"/>
    <style:style style:name="RTF_5f_5f_5f_Num_5f_20_5f_21_5f_20_5f_9" style:display-name="RTF_5f_Num_20_21_20_9" style:family="text"/>
    <style:style style:name="RTF_5f_5f_5f_Num_5f_20_5f_22_5f_20_5f_1" style:display-name="RTF_5f_Num_20_22_20_1" style:family="text"/>
    <style:style style:name="RTF_5f_5f_5f_Num_5f_20_5f_22_5f_20_5f_2" style:display-name="RTF_5f_Num_20_22_20_2" style:family="text"/>
    <style:style style:name="RTF_5f_5f_5f_Num_5f_20_5f_22_5f_20_5f_3" style:display-name="RTF_5f_Num_20_22_20_3" style:family="text"/>
    <style:style style:name="RTF_5f_5f_5f_Num_5f_20_5f_22_5f_20_5f_4" style:display-name="RTF_5f_Num_20_22_20_4" style:family="text"/>
    <style:style style:name="RTF_5f_5f_5f_Num_5f_20_5f_22_5f_20_5f_5" style:display-name="RTF_5f_Num_20_22_20_5" style:family="text"/>
    <style:style style:name="RTF_5f_5f_5f_Num_5f_20_5f_22_5f_20_5f_6" style:display-name="RTF_5f_Num_20_22_20_6" style:family="text"/>
    <style:style style:name="RTF_5f_5f_5f_Num_5f_20_5f_22_5f_20_5f_7" style:display-name="RTF_5f_Num_20_22_20_7" style:family="text"/>
    <style:style style:name="RTF_5f_5f_5f_Num_5f_20_5f_22_5f_20_5f_8" style:display-name="RTF_5f_Num_20_22_20_8" style:family="text"/>
    <style:style style:name="RTF_5f_5f_5f_Num_5f_20_5f_22_5f_20_5f_9" style:display-name="RTF_5f_Num_20_22_20_9" style:family="text"/>
    <style:style style:name="RTF_5f_5f_5f_Num_5f_20_5f_23_5f_20_5f_1" style:display-name="RTF_5f_Num_20_23_20_1" style:family="text"/>
    <style:style style:name="RTF_5f_5f_5f_Num_5f_20_5f_23_5f_20_5f_2" style:display-name="RTF_5f_Num_20_23_20_2" style:family="text"/>
    <style:style style:name="RTF_5f_5f_5f_Num_5f_20_5f_23_5f_20_5f_3" style:display-name="RTF_5f_Num_20_23_20_3" style:family="text"/>
    <style:style style:name="RTF_5f_5f_5f_Num_5f_20_5f_23_5f_20_5f_4" style:display-name="RTF_5f_Num_20_23_20_4" style:family="text"/>
    <style:style style:name="RTF_5f_5f_5f_Num_5f_20_5f_23_5f_20_5f_5" style:display-name="RTF_5f_Num_20_23_20_5" style:family="text"/>
    <style:style style:name="RTF_5f_5f_5f_Num_5f_20_5f_23_5f_20_5f_6" style:display-name="RTF_5f_Num_20_23_20_6" style:family="text"/>
    <style:style style:name="RTF_5f_5f_5f_Num_5f_20_5f_23_5f_20_5f_7" style:display-name="RTF_5f_Num_20_23_20_7" style:family="text"/>
    <style:style style:name="RTF_5f_5f_5f_Num_5f_20_5f_23_5f_20_5f_8" style:display-name="RTF_5f_Num_20_23_20_8" style:family="text"/>
    <style:style style:name="RTF_5f_5f_5f_Num_5f_20_5f_23_5f_20_5f_9" style:display-name="RTF_5f_Num_20_23_20_9" style:family="text"/>
    <style:style style:name="RTF_5f_5f_5f_Num_5f_20_5f_24_5f_20_5f_1" style:display-name="RTF_5f_Num_20_24_20_1" style:family="text"/>
    <style:style style:name="RTF_5f_5f_5f_Num_5f_20_5f_24_5f_20_5f_2" style:display-name="RTF_5f_Num_20_24_20_2" style:family="text"/>
    <style:style style:name="RTF_5f_5f_5f_Num_5f_20_5f_24_5f_20_5f_3" style:display-name="RTF_5f_Num_20_24_20_3" style:family="text"/>
    <style:style style:name="RTF_5f_5f_5f_Num_5f_20_5f_24_5f_20_5f_4" style:display-name="RTF_5f_Num_20_24_20_4" style:family="text"/>
    <style:style style:name="RTF_5f_5f_5f_Num_5f_20_5f_24_5f_20_5f_5" style:display-name="RTF_5f_Num_20_24_20_5" style:family="text"/>
    <style:style style:name="RTF_5f_5f_5f_Num_5f_20_5f_24_5f_20_5f_6" style:display-name="RTF_5f_Num_20_24_20_6" style:family="text"/>
    <style:style style:name="RTF_5f_5f_5f_Num_5f_20_5f_24_5f_20_5f_7" style:display-name="RTF_5f_Num_20_24_20_7" style:family="text"/>
    <style:style style:name="RTF_5f_5f_5f_Num_5f_20_5f_24_5f_20_5f_8" style:display-name="RTF_5f_Num_20_24_20_8" style:family="text"/>
    <style:style style:name="RTF_5f_5f_5f_Num_5f_20_5f_24_5f_20_5f_9" style:display-name="RTF_5f_Num_20_24_20_9" style:family="text"/>
    <style:style style:name="RTF_5f_5f_5f_Num_5f_20_5f_25_5f_20_5f_1" style:display-name="RTF_5f_Num_20_25_20_1" style:family="text"/>
    <style:style style:name="RTF_5f_5f_5f_Num_5f_20_5f_25_5f_20_5f_2" style:display-name="RTF_5f_Num_20_25_20_2" style:family="text"/>
    <style:style style:name="RTF_5f_5f_5f_Num_5f_20_5f_25_5f_20_5f_3" style:display-name="RTF_5f_Num_20_25_20_3" style:family="text"/>
    <style:style style:name="RTF_5f_5f_5f_Num_5f_20_5f_25_5f_20_5f_4" style:display-name="RTF_5f_Num_20_25_20_4" style:family="text"/>
    <style:style style:name="RTF_5f_5f_5f_Num_5f_20_5f_25_5f_20_5f_5" style:display-name="RTF_5f_Num_20_25_20_5" style:family="text"/>
    <style:style style:name="RTF_5f_5f_5f_Num_5f_20_5f_25_5f_20_5f_6" style:display-name="RTF_5f_Num_20_25_20_6" style:family="text"/>
    <style:style style:name="RTF_5f_5f_5f_Num_5f_20_5f_25_5f_20_5f_7" style:display-name="RTF_5f_Num_20_25_20_7" style:family="text"/>
    <style:style style:name="RTF_5f_5f_5f_Num_5f_20_5f_25_5f_20_5f_8" style:display-name="RTF_5f_Num_20_25_20_8" style:family="text"/>
    <style:style style:name="RTF_5f_5f_5f_Num_5f_20_5f_25_5f_20_5f_9" style:display-name="RTF_5f_Num_20_25_20_9" style:family="text"/>
    <style:style style:name="RTF_5f_5f_5f_Num_5f_20_5f_26_5f_20_5f_1" style:display-name="RTF_5f_Num_20_26_20_1" style:family="text"/>
    <style:style style:name="RTF_5f_5f_5f_Num_5f_20_5f_26_5f_20_5f_2" style:display-name="RTF_5f_Num_20_26_20_2" style:family="text"/>
    <style:style style:name="RTF_5f_5f_5f_Num_5f_20_5f_26_5f_20_5f_3" style:display-name="RTF_5f_Num_20_26_20_3" style:family="text"/>
    <style:style style:name="RTF_5f_5f_5f_Num_5f_20_5f_26_5f_20_5f_4" style:display-name="RTF_5f_Num_20_26_20_4" style:family="text"/>
    <style:style style:name="RTF_5f_5f_5f_Num_5f_20_5f_26_5f_20_5f_5" style:display-name="RTF_5f_Num_20_26_20_5" style:family="text"/>
    <style:style style:name="RTF_5f_5f_5f_Num_5f_20_5f_26_5f_20_5f_6" style:display-name="RTF_5f_Num_20_26_20_6" style:family="text"/>
    <style:style style:name="RTF_5f_5f_5f_Num_5f_20_5f_26_5f_20_5f_7" style:display-name="RTF_5f_Num_20_26_20_7" style:family="text"/>
    <style:style style:name="RTF_5f_5f_5f_Num_5f_20_5f_26_5f_20_5f_8" style:display-name="RTF_5f_Num_20_26_20_8" style:family="text"/>
    <style:style style:name="RTF_5f_5f_5f_Num_5f_20_5f_26_5f_20_5f_9" style:display-name="RTF_5f_Num_20_26_20_9" style:family="text"/>
    <style:style style:name="RTF_5f_5f_5f_Num_5f_20_5f_27_5f_20_5f_1" style:display-name="RTF_5f_Num_20_27_20_1" style:family="text"/>
    <style:style style:name="RTF_5f_5f_5f_Num_5f_20_5f_27_5f_20_5f_2" style:display-name="RTF_5f_Num_20_27_20_2" style:family="text"/>
    <style:style style:name="RTF_5f_5f_5f_Num_5f_20_5f_27_5f_20_5f_3" style:display-name="RTF_5f_Num_20_27_20_3" style:family="text"/>
    <style:style style:name="RTF_5f_5f_5f_Num_5f_20_5f_27_5f_20_5f_4" style:display-name="RTF_5f_Num_20_27_20_4" style:family="text"/>
    <style:style style:name="RTF_5f_5f_5f_Num_5f_20_5f_27_5f_20_5f_5" style:display-name="RTF_5f_Num_20_27_20_5" style:family="text"/>
    <style:style style:name="RTF_5f_5f_5f_Num_5f_20_5f_27_5f_20_5f_6" style:display-name="RTF_5f_Num_20_27_20_6" style:family="text"/>
    <style:style style:name="RTF_5f_5f_5f_Num_5f_20_5f_27_5f_20_5f_7" style:display-name="RTF_5f_Num_20_27_20_7" style:family="text"/>
    <style:style style:name="RTF_5f_5f_5f_Num_5f_20_5f_27_5f_20_5f_8" style:display-name="RTF_5f_Num_20_27_20_8" style:family="text"/>
    <style:style style:name="RTF_5f_5f_5f_Num_5f_20_5f_27_5f_20_5f_9" style:display-name="RTF_5f_Num_20_27_20_9" style:family="text"/>
    <style:style style:name="RTF_5f_5f_5f_Num_5f_20_5f_28_5f_20_5f_1" style:display-name="RTF_5f_Num_20_28_20_1" style:family="text"/>
    <style:style style:name="RTF_5f_5f_5f_Num_5f_20_5f_28_5f_20_5f_2" style:display-name="RTF_5f_Num_20_28_20_2" style:family="text"/>
    <style:style style:name="RTF_5f_5f_5f_Num_5f_20_5f_28_5f_20_5f_3" style:display-name="RTF_5f_Num_20_28_20_3" style:family="text"/>
    <style:style style:name="RTF_5f_5f_5f_Num_5f_20_5f_28_5f_20_5f_4" style:display-name="RTF_5f_Num_20_28_20_4" style:family="text"/>
    <style:style style:name="RTF_5f_5f_5f_Num_5f_20_5f_28_5f_20_5f_5" style:display-name="RTF_5f_Num_20_28_20_5" style:family="text"/>
    <style:style style:name="RTF_5f_5f_5f_Num_5f_20_5f_28_5f_20_5f_6" style:display-name="RTF_5f_Num_20_28_20_6" style:family="text"/>
    <style:style style:name="RTF_5f_5f_5f_Num_5f_20_5f_28_5f_20_5f_7" style:display-name="RTF_5f_Num_20_28_20_7" style:family="text"/>
    <style:style style:name="RTF_5f_5f_5f_Num_5f_20_5f_28_5f_20_5f_8" style:display-name="RTF_5f_Num_20_28_20_8" style:family="text"/>
    <style:style style:name="RTF_5f_5f_5f_Num_5f_20_5f_28_5f_20_5f_9" style:display-name="RTF_5f_Num_20_28_20_9" style:family="text"/>
    <style:style style:name="RTF_5f_5f_5f_Num_5f_20_5f_29_5f_20_5f_1" style:display-name="RTF_5f_Num_20_29_20_1" style:family="text"/>
    <style:style style:name="RTF_5f_5f_5f_Num_5f_20_5f_29_5f_20_5f_2" style:display-name="RTF_5f_Num_20_29_20_2" style:family="text"/>
    <style:style style:name="RTF_5f_5f_5f_Num_5f_20_5f_29_5f_20_5f_3" style:display-name="RTF_5f_Num_20_29_20_3" style:family="text"/>
    <style:style style:name="RTF_5f_5f_5f_Num_5f_20_5f_29_5f_20_5f_4" style:display-name="RTF_5f_Num_20_29_20_4" style:family="text"/>
    <style:style style:name="RTF_5f_5f_5f_Num_5f_20_5f_29_5f_20_5f_5" style:display-name="RTF_5f_Num_20_29_20_5" style:family="text"/>
    <style:style style:name="RTF_5f_5f_5f_Num_5f_20_5f_29_5f_20_5f_6" style:display-name="RTF_5f_Num_20_29_20_6" style:family="text"/>
    <style:style style:name="RTF_5f_5f_5f_Num_5f_20_5f_29_5f_20_5f_7" style:display-name="RTF_5f_Num_20_29_20_7" style:family="text"/>
    <style:style style:name="RTF_5f_5f_5f_Num_5f_20_5f_29_5f_20_5f_8" style:display-name="RTF_5f_Num_20_29_20_8" style:family="text"/>
    <style:style style:name="RTF_5f_5f_5f_Num_5f_20_5f_29_5f_20_5f_9" style:display-name="RTF_5f_Num_20_29_20_9" style:family="text"/>
    <style:style style:name="RTF_5f_5f_5f_Num_5f_20_5f_30_5f_20_5f_1" style:display-name="RTF_5f_Num_20_30_20_1" style:family="text"/>
    <style:style style:name="RTF_5f_5f_5f_Num_5f_20_5f_30_5f_20_5f_2" style:display-name="RTF_5f_Num_20_30_20_2" style:family="text"/>
    <style:style style:name="RTF_5f_5f_5f_Num_5f_20_5f_30_5f_20_5f_3" style:display-name="RTF_5f_Num_20_30_20_3" style:family="text"/>
    <style:style style:name="RTF_5f_5f_5f_Num_5f_20_5f_30_5f_20_5f_4" style:display-name="RTF_5f_Num_20_30_20_4" style:family="text"/>
    <style:style style:name="RTF_5f_5f_5f_Num_5f_20_5f_30_5f_20_5f_5" style:display-name="RTF_5f_Num_20_30_20_5" style:family="text"/>
    <style:style style:name="RTF_5f_5f_5f_Num_5f_20_5f_30_5f_20_5f_6" style:display-name="RTF_5f_Num_20_30_20_6" style:family="text"/>
    <style:style style:name="RTF_5f_5f_5f_Num_5f_20_5f_30_5f_20_5f_7" style:display-name="RTF_5f_Num_20_30_20_7" style:family="text"/>
    <style:style style:name="RTF_5f_5f_5f_Num_5f_20_5f_30_5f_20_5f_8" style:display-name="RTF_5f_Num_20_30_20_8" style:family="text"/>
    <style:style style:name="RTF_5f_5f_5f_Num_5f_20_5f_30_5f_20_5f_9" style:display-name="RTF_5f_Num_20_30_20_9" style:family="text"/>
    <style:style style:name="RTF_5f_5f_5f_Num_5f_20_5f_31_5f_20_5f_1" style:display-name="RTF_5f_Num_20_31_20_1" style:family="text"/>
    <style:style style:name="RTF_5f_5f_5f_Num_5f_20_5f_31_5f_20_5f_2" style:display-name="RTF_5f_Num_20_31_20_2" style:family="text"/>
    <style:style style:name="RTF_5f_5f_5f_Num_5f_20_5f_31_5f_20_5f_3" style:display-name="RTF_5f_Num_20_31_20_3" style:family="text"/>
    <style:style style:name="RTF_5f_5f_5f_Num_5f_20_5f_31_5f_20_5f_4" style:display-name="RTF_5f_Num_20_31_20_4" style:family="text"/>
    <style:style style:name="RTF_5f_5f_5f_Num_5f_20_5f_31_5f_20_5f_5" style:display-name="RTF_5f_Num_20_31_20_5" style:family="text"/>
    <style:style style:name="RTF_5f_5f_5f_Num_5f_20_5f_31_5f_20_5f_6" style:display-name="RTF_5f_Num_20_31_20_6" style:family="text"/>
    <style:style style:name="RTF_5f_5f_5f_Num_5f_20_5f_31_5f_20_5f_7" style:display-name="RTF_5f_Num_20_31_20_7" style:family="text"/>
    <style:style style:name="RTF_5f_5f_5f_Num_5f_20_5f_31_5f_20_5f_8" style:display-name="RTF_5f_Num_20_31_20_8" style:family="text"/>
    <style:style style:name="RTF_5f_5f_5f_Num_5f_20_5f_31_5f_20_5f_9" style:display-name="RTF_5f_Num_20_31_20_9" style:family="text"/>
    <style:style style:name="RTF_5f_5f_5f_Num_5f_20_5f_32_5f_20_5f_1" style:display-name="RTF_5f_Num_20_32_20_1" style:family="text"/>
    <style:style style:name="RTF_5f_5f_5f_Num_5f_20_5f_32_5f_20_5f_2" style:display-name="RTF_5f_Num_20_32_20_2" style:family="text"/>
    <style:style style:name="RTF_5f_5f_5f_Num_5f_20_5f_32_5f_20_5f_3" style:display-name="RTF_5f_Num_20_32_20_3" style:family="text"/>
    <style:style style:name="RTF_5f_5f_5f_Num_5f_20_5f_32_5f_20_5f_4" style:display-name="RTF_5f_Num_20_32_20_4" style:family="text"/>
    <style:style style:name="RTF_5f_5f_5f_Num_5f_20_5f_32_5f_20_5f_5" style:display-name="RTF_5f_Num_20_32_20_5" style:family="text"/>
    <style:style style:name="RTF_5f_5f_5f_Num_5f_20_5f_32_5f_20_5f_6" style:display-name="RTF_5f_Num_20_32_20_6" style:family="text"/>
    <style:style style:name="RTF_5f_5f_5f_Num_5f_20_5f_32_5f_20_5f_7" style:display-name="RTF_5f_Num_20_32_20_7" style:family="text"/>
    <style:style style:name="RTF_5f_5f_5f_Num_5f_20_5f_32_5f_20_5f_8" style:display-name="RTF_5f_Num_20_32_20_8" style:family="text"/>
    <style:style style:name="RTF_5f_5f_5f_Num_5f_20_5f_32_5f_20_5f_9" style:display-name="RTF_5f_Num_20_32_20_9" style:family="text"/>
    <style:style style:name="RTF_5f_5f_5f_Num_5f_20_5f_33_5f_20_5f_1" style:display-name="RTF_5f_Num_20_33_20_1" style:family="text"/>
    <style:style style:name="RTF_5f_5f_5f_Num_5f_20_5f_33_5f_20_5f_2" style:display-name="RTF_5f_Num_20_33_20_2" style:family="text"/>
    <style:style style:name="RTF_5f_5f_5f_Num_5f_20_5f_33_5f_20_5f_3" style:display-name="RTF_5f_Num_20_33_20_3" style:family="text"/>
    <style:style style:name="RTF_5f_5f_5f_Num_5f_20_5f_33_5f_20_5f_4" style:display-name="RTF_5f_Num_20_33_20_4" style:family="text"/>
    <style:style style:name="RTF_5f_5f_5f_Num_5f_20_5f_33_5f_20_5f_5" style:display-name="RTF_5f_Num_20_33_20_5" style:family="text"/>
    <style:style style:name="RTF_5f_5f_5f_Num_5f_20_5f_33_5f_20_5f_6" style:display-name="RTF_5f_Num_20_33_20_6" style:family="text"/>
    <style:style style:name="RTF_5f_5f_5f_Num_5f_20_5f_33_5f_20_5f_7" style:display-name="RTF_5f_Num_20_33_20_7" style:family="text"/>
    <style:style style:name="RTF_5f_5f_5f_Num_5f_20_5f_33_5f_20_5f_8" style:display-name="RTF_5f_Num_20_33_20_8" style:family="text"/>
    <style:style style:name="RTF_5f_5f_5f_Num_5f_20_5f_33_5f_20_5f_9" style:display-name="RTF_5f_Num_20_33_20_9" style:family="text"/>
    <style:style style:name="RTF_5f_5f_5f_Num_5f_20_5f_34_5f_20_5f_1" style:display-name="RTF_5f_Num_20_34_20_1" style:family="text"/>
    <style:style style:name="RTF_5f_5f_5f_Num_5f_20_5f_34_5f_20_5f_2" style:display-name="RTF_5f_Num_20_34_20_2" style:family="text"/>
    <style:style style:name="RTF_5f_5f_5f_Num_5f_20_5f_34_5f_20_5f_3" style:display-name="RTF_5f_Num_20_34_20_3" style:family="text"/>
    <style:style style:name="RTF_5f_5f_5f_Num_5f_20_5f_34_5f_20_5f_4" style:display-name="RTF_5f_Num_20_34_20_4" style:family="text"/>
    <style:style style:name="RTF_5f_5f_5f_Num_5f_20_5f_34_5f_20_5f_5" style:display-name="RTF_5f_Num_20_34_20_5" style:family="text"/>
    <style:style style:name="RTF_5f_5f_5f_Num_5f_20_5f_34_5f_20_5f_6" style:display-name="RTF_5f_Num_20_34_20_6" style:family="text"/>
    <style:style style:name="RTF_5f_5f_5f_Num_5f_20_5f_34_5f_20_5f_7" style:display-name="RTF_5f_Num_20_34_20_7" style:family="text"/>
    <style:style style:name="RTF_5f_5f_5f_Num_5f_20_5f_34_5f_20_5f_8" style:display-name="RTF_5f_Num_20_34_20_8" style:family="text"/>
    <style:style style:name="RTF_5f_5f_5f_Num_5f_20_5f_34_5f_20_5f_9" style:display-name="RTF_5f_Num_20_34_20_9" style:family="text"/>
    <style:style style:name="RTF_5f_5f_5f_Num_5f_20_5f_35_5f_20_5f_1" style:display-name="RTF_5f_Num_20_35_20_1" style:family="text"/>
    <style:style style:name="RTF_5f_5f_5f_Num_5f_20_5f_35_5f_20_5f_2" style:display-name="RTF_5f_Num_20_35_20_2" style:family="text"/>
    <style:style style:name="RTF_5f_5f_5f_Num_5f_20_5f_35_5f_20_5f_3" style:display-name="RTF_5f_Num_20_35_20_3" style:family="text"/>
    <style:style style:name="RTF_5f_5f_5f_Num_5f_20_5f_35_5f_20_5f_4" style:display-name="RTF_5f_Num_20_35_20_4" style:family="text"/>
    <style:style style:name="RTF_5f_5f_5f_Num_5f_20_5f_35_5f_20_5f_5" style:display-name="RTF_5f_Num_20_35_20_5" style:family="text"/>
    <style:style style:name="RTF_5f_5f_5f_Num_5f_20_5f_35_5f_20_5f_6" style:display-name="RTF_5f_Num_20_35_20_6" style:family="text"/>
    <style:style style:name="RTF_5f_5f_5f_Num_5f_20_5f_35_5f_20_5f_7" style:display-name="RTF_5f_Num_20_35_20_7" style:family="text"/>
    <style:style style:name="RTF_5f_5f_5f_Num_5f_20_5f_35_5f_20_5f_8" style:display-name="RTF_5f_Num_20_35_20_8" style:family="text"/>
    <style:style style:name="RTF_5f_5f_5f_Num_5f_20_5f_35_5f_20_5f_9" style:display-name="RTF_5f_Num_20_35_20_9" style:family="text"/>
    <style:style style:name="RTF_5f_5f_5f_Num_5f_20_5f_36_5f_20_5f_1" style:display-name="RTF_5f_Num_20_36_20_1" style:family="text"/>
    <style:style style:name="RTF_5f_5f_5f_Num_5f_20_5f_36_5f_20_5f_2" style:display-name="RTF_5f_Num_20_36_20_2" style:family="text"/>
    <style:style style:name="RTF_5f_5f_5f_Num_5f_20_5f_36_5f_20_5f_3" style:display-name="RTF_5f_Num_20_36_20_3" style:family="text"/>
    <style:style style:name="RTF_5f_5f_5f_Num_5f_20_5f_36_5f_20_5f_4" style:display-name="RTF_5f_Num_20_36_20_4" style:family="text"/>
    <style:style style:name="RTF_5f_5f_5f_Num_5f_20_5f_36_5f_20_5f_5" style:display-name="RTF_5f_Num_20_36_20_5" style:family="text"/>
    <style:style style:name="RTF_5f_5f_5f_Num_5f_20_5f_36_5f_20_5f_6" style:display-name="RTF_5f_Num_20_36_20_6" style:family="text"/>
    <style:style style:name="RTF_5f_5f_5f_Num_5f_20_5f_36_5f_20_5f_7" style:display-name="RTF_5f_Num_20_36_20_7" style:family="text"/>
    <style:style style:name="RTF_5f_5f_5f_Num_5f_20_5f_36_5f_20_5f_8" style:display-name="RTF_5f_Num_20_36_20_8" style:family="text"/>
    <style:style style:name="RTF_5f_5f_5f_Num_5f_20_5f_36_5f_20_5f_9" style:display-name="RTF_5f_Num_20_36_20_9" style:family="text"/>
    <style:style style:name="RTF_5f_5f_5f_Num_5f_20_5f_37_5f_20_5f_1" style:display-name="RTF_5f_Num_20_37_20_1" style:family="text"/>
    <style:style style:name="RTF_5f_5f_5f_Num_5f_20_5f_37_5f_20_5f_2" style:display-name="RTF_5f_Num_20_37_20_2" style:family="text"/>
    <style:style style:name="RTF_5f_5f_5f_Num_5f_20_5f_37_5f_20_5f_3" style:display-name="RTF_5f_Num_20_37_20_3" style:family="text"/>
    <style:style style:name="RTF_5f_5f_5f_Num_5f_20_5f_37_5f_20_5f_4" style:display-name="RTF_5f_Num_20_37_20_4" style:family="text"/>
    <style:style style:name="RTF_5f_5f_5f_Num_5f_20_5f_37_5f_20_5f_5" style:display-name="RTF_5f_Num_20_37_20_5" style:family="text"/>
    <style:style style:name="RTF_5f_5f_5f_Num_5f_20_5f_37_5f_20_5f_6" style:display-name="RTF_5f_Num_20_37_20_6" style:family="text"/>
    <style:style style:name="RTF_5f_5f_5f_Num_5f_20_5f_37_5f_20_5f_7" style:display-name="RTF_5f_Num_20_37_20_7" style:family="text"/>
    <style:style style:name="RTF_5f_5f_5f_Num_5f_20_5f_37_5f_20_5f_8" style:display-name="RTF_5f_Num_20_37_20_8" style:family="text"/>
    <style:style style:name="RTF_5f_5f_5f_Num_5f_20_5f_37_5f_20_5f_9" style:display-name="RTF_5f_Num_20_37_20_9" style:family="text"/>
    <style:style style:name="RTF_5f_5f_5f_Num_5f_20_5f_38_5f_20_5f_1" style:display-name="RTF_5f_Num_20_38_20_1" style:family="text"/>
    <style:style style:name="RTF_5f_5f_5f_Num_5f_20_5f_38_5f_20_5f_2" style:display-name="RTF_5f_Num_20_38_20_2" style:family="text"/>
    <style:style style:name="RTF_5f_5f_5f_Num_5f_20_5f_38_5f_20_5f_3" style:display-name="RTF_5f_Num_20_38_20_3" style:family="text"/>
    <style:style style:name="RTF_5f_5f_5f_Num_5f_20_5f_38_5f_20_5f_4" style:display-name="RTF_5f_Num_20_38_20_4" style:family="text"/>
    <style:style style:name="RTF_5f_5f_5f_Num_5f_20_5f_38_5f_20_5f_5" style:display-name="RTF_5f_Num_20_38_20_5" style:family="text"/>
    <style:style style:name="RTF_5f_5f_5f_Num_5f_20_5f_38_5f_20_5f_6" style:display-name="RTF_5f_Num_20_38_20_6" style:family="text"/>
    <style:style style:name="RTF_5f_5f_5f_Num_5f_20_5f_38_5f_20_5f_7" style:display-name="RTF_5f_Num_20_38_20_7" style:family="text"/>
    <style:style style:name="RTF_5f_5f_5f_Num_5f_20_5f_38_5f_20_5f_8" style:display-name="RTF_5f_Num_20_38_20_8" style:family="text"/>
    <style:style style:name="RTF_5f_5f_5f_Num_5f_20_5f_38_5f_20_5f_9" style:display-name="RTF_5f_Num_20_38_20_9" style:family="text"/>
    <style:style style:name="RTF_5f_5f_5f_Num_5f_20_5f_39_5f_20_5f_1" style:display-name="RTF_5f_Num_20_39_20_1" style:family="text"/>
    <style:style style:name="RTF_5f_5f_5f_Num_5f_20_5f_39_5f_20_5f_2" style:display-name="RTF_5f_Num_20_39_20_2" style:family="text"/>
    <style:style style:name="RTF_5f_5f_5f_Num_5f_20_5f_39_5f_20_5f_3" style:display-name="RTF_5f_Num_20_39_20_3" style:family="text"/>
    <style:style style:name="RTF_5f_5f_5f_Num_5f_20_5f_39_5f_20_5f_4" style:display-name="RTF_5f_Num_20_39_20_4" style:family="text"/>
    <style:style style:name="RTF_5f_5f_5f_Num_5f_20_5f_39_5f_20_5f_5" style:display-name="RTF_5f_Num_20_39_20_5" style:family="text"/>
    <style:style style:name="RTF_5f_5f_5f_Num_5f_20_5f_39_5f_20_5f_6" style:display-name="RTF_5f_Num_20_39_20_6" style:family="text"/>
    <style:style style:name="RTF_5f_5f_5f_Num_5f_20_5f_39_5f_20_5f_7" style:display-name="RTF_5f_Num_20_39_20_7" style:family="text"/>
    <style:style style:name="RTF_5f_5f_5f_Num_5f_20_5f_39_5f_20_5f_8" style:display-name="RTF_5f_Num_20_39_20_8" style:family="text"/>
    <style:style style:name="RTF_5f_5f_5f_Num_5f_20_5f_39_5f_20_5f_9" style:display-name="RTF_5f_Num_20_39_20_9" style:family="text"/>
    <style:style style:name="RTF_5f_5f_5f_Num_5f_20_5f_40_5f_20_5f_1" style:display-name="RTF_5f_Num_20_40_20_1" style:family="text"/>
    <style:style style:name="RTF_5f_5f_5f_Num_5f_20_5f_40_5f_20_5f_2" style:display-name="RTF_5f_Num_20_40_20_2" style:family="text"/>
    <style:style style:name="RTF_5f_5f_5f_Num_5f_20_5f_40_5f_20_5f_3" style:display-name="RTF_5f_Num_20_40_20_3" style:family="text"/>
    <style:style style:name="RTF_5f_5f_5f_Num_5f_20_5f_40_5f_20_5f_4" style:display-name="RTF_5f_Num_20_40_20_4" style:family="text"/>
    <style:style style:name="RTF_5f_5f_5f_Num_5f_20_5f_40_5f_20_5f_5" style:display-name="RTF_5f_Num_20_40_20_5" style:family="text"/>
    <style:style style:name="RTF_5f_5f_5f_Num_5f_20_5f_40_5f_20_5f_6" style:display-name="RTF_5f_Num_20_40_20_6" style:family="text"/>
    <style:style style:name="RTF_5f_5f_5f_Num_5f_20_5f_40_5f_20_5f_7" style:display-name="RTF_5f_Num_20_40_20_7" style:family="text"/>
    <style:style style:name="RTF_5f_5f_5f_Num_5f_20_5f_40_5f_20_5f_8" style:display-name="RTF_5f_Num_20_40_20_8" style:family="text"/>
    <style:style style:name="RTF_5f_5f_5f_Num_5f_20_5f_40_5f_20_5f_9" style:display-name="RTF_5f_Num_20_40_20_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aphics" style:family="graphic">
      <style:graphic-properties svg:width="18.999cm" style:rel-width="100%" svg:height="27.229cm" fo:min-height="100%" text:anchor-type="paragraph" svg:x="0cm" svg:y="0cm" fo:margin-top="0cm" fo:margin-bottom="0cm" style:wrap="non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suffix=".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5f_20_5f_Symbols" style:num-suffix=")" style:num-format="1">
        <style:list-level-properties text:min-label-width="0.499cm"/>
      </text:list-level-style-number>
      <text:list-level-style-bullet text:level="2" text:style-name="Bullet_5f_20_5f_Symbols" text:bullet-char="–">
        <style:list-level-properties text:space-before="0.501cm" text:min-label-width="0.499cm"/>
        <style:text-properties fo:font-family="'Nimbus Sans L'" style:font-style-name="Regular" style:font-family-generic="swiss" style:font-pitch="variable"/>
      </text:list-level-style-bullet>
      <text:list-level-style-number text:level="3" text:style-name="Numbering_5f_20_5f_Symbols" style:num-suffix=")" style:num-format="1">
        <style:list-level-properties text:space-before="1cm" text:min-label-width="0.499cm"/>
      </text:list-level-style-number>
      <text:list-level-style-number text:level="4" text:style-name="Numbering_5f_20_5f_Symbols" style:num-suffix=")" style:num-format="1">
        <style:list-level-properties text:space-before="1.501cm" text:min-label-width="0.499cm"/>
      </text:list-level-style-number>
      <text:list-level-style-number text:level="5" text:style-name="Numbering_5f_20_5f_Symbols" style:num-suffix=")" style:num-format="1">
        <style:list-level-properties text:space-before="2cm" text:min-label-width="0.499cm"/>
      </text:list-level-style-number>
      <text:list-level-style-number text:level="6" text:style-name="Numbering_5f_20_5f_Symbols" style:num-suffix=")" style:num-format="1">
        <style:list-level-properties text:space-before="2.501cm" text:min-label-width="0.499cm"/>
      </text:list-level-style-number>
      <text:list-level-style-number text:level="7" text:style-name="Numbering_5f_20_5f_Symbols" style:num-suffix=")" style:num-format="1">
        <style:list-level-properties text:space-before="3.001cm" text:min-label-width="0.499cm"/>
      </text:list-level-style-number>
      <text:list-level-style-number text:level="8" text:style-name="Numbering_5f_20_5f_Symbols" style:num-suffix=")" style:num-format="1">
        <style:list-level-properties text:space-before="3.502cm" text:min-label-width="0.499cm"/>
      </text:list-level-style-number>
      <text:list-level-style-number text:level="9" text:style-name="Numbering_5f_20_5f_Symbols" style:num-suffix=")" style:num-format="1">
        <style:list-level-properties text:space-before="4.001cm" text:min-label-width="0.499cm"/>
      </text:list-level-style-number>
      <text:list-level-style-number text:level="10" text:style-name="Numbering_5f_20_5f_Symbols" style:num-suffix=")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5f_20_5f_Symbols" style:num-format="1">
        <style:list-level-properties text:min-label-width="0.499cm"/>
      </text:list-level-style-number>
      <text:list-level-style-number text:level="2" text:style-name="Numbering_5f_20_5f_Symbols" style:num-format="1" text:start-value="2">
        <style:list-level-properties text:space-before="0.499cm" text:min-label-width="0.499cm"/>
      </text:list-level-style-number>
      <text:list-level-style-number text:level="3" text:style-name="Numbering_5f_20_5f_Symbols" style:num-format="1" text:start-value="3">
        <style:list-level-properties text:space-before="0.998cm" text:min-label-width="1cm"/>
      </text:list-level-style-number>
      <text:list-level-style-number text:level="4" text:style-name="Numbering_5f_20_5f_Symbols" style:num-format="1" text:start-value="4">
        <style:list-level-properties text:space-before="1.998cm" text:min-label-width="1.251cm"/>
      </text:list-level-style-number>
      <text:list-level-style-number text:level="5" text:style-name="Numbering_5f_20_5f_Symbols" style:num-format="1" text:start-value="5">
        <style:list-level-properties text:space-before="3.249cm" text:min-label-width="1.499cm"/>
      </text:list-level-style-number>
      <text:list-level-style-number text:level="6" text:style-name="Numbering_5f_20_5f_Symbols" style:num-format="1" text:start-value="6">
        <style:list-level-properties text:space-before="4.748cm" text:min-label-width="1.801cm"/>
      </text:list-level-style-number>
      <text:list-level-style-number text:level="7" text:style-name="Numbering_5f_20_5f_Symbols" style:num-format="1" text:start-value="7">
        <style:list-level-properties text:space-before="6.549cm" text:min-label-width="2.3cm"/>
      </text:list-level-style-number>
      <text:list-level-style-number text:level="8" text:style-name="Numbering_5f_20_5f_Symbols" style:num-format="1" text:start-value="8">
        <style:list-level-properties text:space-before="8.849cm" text:min-label-width="2.6cm"/>
      </text:list-level-style-number>
      <text:list-level-style-number text:level="9" text:style-name="Numbering_5f_20_5f_Symbols" style:num-format="1" text:start-value="9">
        <style:list-level-properties text:space-before="11.449cm" text:min-label-width="2.801cm"/>
      </text:list-level-style-number>
      <text:list-level-style-number text:level="10" text:style-name="Numbering_5f_20_5f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min-label-width="0.3cm"/>
        <style:text-properties fo:font-family="StarSymbol" style:font-charset="x-symbol"/>
      </text:list-level-style-bullet>
      <text:list-level-style-bullet text:level="2" text:style-name="Bullet_20_Symbols" text:bullet-char="-">
        <style:list-level-properties text:space-before="0.4cm" text:min-label-width="0.3cm"/>
        <style:text-properties fo:font-family="'Nimbus Sans L'" style:font-style-name="Regular" style:font-family-generic="swiss" style:font-pitch="variable"/>
      </text:list-level-style-bullet>
      <text:list-level-style-bullet text:level="3" text:style-name="Bullet_20_Symbols" text:bullet-char="•">
        <style:list-level-properties text:space-before="0.799cm" text:min-label-width="0.3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1.199cm" text:min-label-width="0.3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1.6cm" text:min-label-width="0.3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2cm" text:min-label-width="0.3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2.399cm" text:min-label-width="0.3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2.799cm" text:min-label-width="0.3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3.2cm" text:min-label-width="0.3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3.6cm" text:min-label-width="0.3cm"/>
        <style:text-properties fo:font-family="StarSymbol" style:font-charset="x-symbol"/>
      </text:list-level-style-bullet>
    </text:list-style>
    <text:list-style style:name="RTF_5f_Num_20_17" style:display-name="RTF_Num 17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16" style:display-name="RTF_Num 16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15" style:display-name="RTF_Num 15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14" style:display-name="RTF_Num 14">
      <text:list-level-style-bullet text:level="1" text:style-name="RTF_5f_5f_5f_Num_5f_20_5f_2_5f_20_5f_1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RTF_5f_5f_5f_Num_5f_20_5f_2_5f_20_5f_2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RTF_5f_5f_5f_Num_5f_20_5f_2_5f_20_5f_3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RTF_5f_5f_5f_Num_5f_20_5f_2_5f_20_5f_4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RTF_5f_5f_5f_Num_5f_20_5f_2_5f_20_5f_5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RTF_5f_5f_5f_Num_5f_20_5f_2_5f_20_5f_6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RTF_5f_5f_5f_Num_5f_20_5f_2_5f_20_5f_7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RTF_5f_5f_5f_Num_5f_20_5f_2_5f_20_5f_8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RTF_5f_5f_5f_Num_5f_20_5f_2_5f_20_5f_9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12" style:display-name="RTF_Num 12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11" style:display-name="RTF_Num 11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10" style:display-name="RTF_Num 10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9" style:display-name="RTF_Num 9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8" style:display-name="RTF_Num 8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7" style:display-name="RTF_Num 7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6" style:display-name="RTF_Num 6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5" style:display-name="RTF_Num 5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WW8Num21" text:consecutive-numbering="true">
      <text:list-level-style-number text:level="1" text:style-name="RTF_5f_5f_5f_Num_5f_20_5f_2_5f_20_5f_1" style:num-suffix="." style:num-format="1">
        <style:list-level-properties text:space-before="0.635cm" text:min-label-width="0.635cm"/>
      </text:list-level-style-number>
      <text:list-level-style-number text:level="2" text:style-name="RTF_5f_5f_5f_Num_5f_20_5f_2_5f_20_5f_1" style:num-suffix="." style:num-format="1">
        <style:list-level-properties text:space-before="1.905cm" text:min-label-width="0.635cm"/>
      </text:list-level-style-number>
      <text:list-level-style-number text:level="3" text:style-name="RTF_5f_5f_5f_Num_5f_20_5f_2_5f_20_5f_1" style:num-suffix="." style:num-format="1">
        <style:list-level-properties text:space-before="3.175cm" text:min-label-width="0.635cm"/>
      </text:list-level-style-number>
      <text:list-level-style-number text:level="4" text:style-name="RTF_5f_5f_5f_Num_5f_20_5f_2_5f_20_5f_1" style:num-suffix="." style:num-format="1">
        <style:list-level-properties text:space-before="4.445cm" text:min-label-width="0.635cm"/>
      </text:list-level-style-number>
      <text:list-level-style-number text:level="5" text:style-name="RTF_5f_5f_5f_Num_5f_20_5f_2_5f_20_5f_1" style:num-suffix="." style:num-format="1">
        <style:list-level-properties text:space-before="5.715cm" text:min-label-width="0.635cm"/>
      </text:list-level-style-number>
      <text:list-level-style-number text:level="6" text:style-name="RTF_5f_5f_5f_Num_5f_20_5f_2_5f_20_5f_1" style:num-suffix="." style:num-format="1">
        <style:list-level-properties text:space-before="6.985cm" text:min-label-width="0.635cm"/>
      </text:list-level-style-number>
      <text:list-level-style-number text:level="7" text:style-name="RTF_5f_5f_5f_Num_5f_20_5f_2_5f_20_5f_1" style:num-suffix="." style:num-format="1">
        <style:list-level-properties text:space-before="8.255cm" text:min-label-width="0.635cm"/>
      </text:list-level-style-number>
      <text:list-level-style-number text:level="8" text:style-name="RTF_5f_5f_5f_Num_5f_20_5f_2_5f_20_5f_1" style:num-suffix="." style:num-format="1">
        <style:list-level-properties text:space-before="9.525cm" text:min-label-width="0.635cm"/>
      </text:list-level-style-number>
      <text:list-level-style-number text:level="9" text:style-name="RTF_5f_5f_5f_Num_5f_20_5f_2_5f_20_5f_1" style:num-suffix="." style:num-format="1">
        <style:list-level-properties text:space-before="10.795cm" text:min-label-width="0.635cm"/>
      </text:list-level-style-number>
      <text:list-level-style-number text:level="10" text:style-name="RTF_5f_5f_5f_Num_5f_20_5f_2_5f_20_5f_1" style:num-suffix="." style:num-format="1">
        <style:list-level-properties text:space-before="12.065cm" text:min-label-width="0.635cm"/>
      </text:list-level-style-number>
    </text:list-style>
    <text:list-style style:name="RTF_5f_Num_20_3" style:display-name="RTF_Num 3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2" style:display-name="RTF_Num 2" text:consecutive-numbering="true">
      <text:list-level-style-bullet text:level="1" text:style-name="RTF_5f_5f_5f_Num_5f_20_5f_2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_5f_20_5f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RTF_5f_5f_5f_Num_5f_20_5f_2_5f_20_5f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5f_5f_Num_5f_20_5f_2_5f_20_5f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_5f_20_5f_1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RTF_5f_5f_5f_Num_5f_20_5f_2_5f_20_5f_1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RTF_5f_5f_5f_Num_5f_20_5f_2_5f_20_5f_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_5f_20_5f_1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RTF_5f_5f_5f_Num_5f_20_5f_2_5f_20_5f_1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10" text:style-name="RTF_5f_5f_5f_Num_5f_20_5f_2_5f_20_5f_1" style:num-suffix="." text:bullet-char="">
        <style:list-level-properties text:space-before="12.065cm" text:min-label-width="0.635cm"/>
        <style:text-properties style:font-name="Symbol"/>
      </text:list-level-style-bullet>
    </text:list-style>
    <text:list-style style:name="RTF_5f_Num_20_4" style:display-name="RTF_Num 4">
      <text:list-level-style-bullet text:level="1" text:style-name="RTF_5f_5f_5f_Num_5f_20_5f_4_5f_20_5f_1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RTF_5f_5f_5f_Num_5f_20_5f_4_5f_20_5f_2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RTF_5f_5f_5f_Num_5f_20_5f_4_5f_20_5f_3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RTF_5f_5f_5f_Num_5f_20_5f_4_5f_20_5f_4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RTF_5f_5f_5f_Num_5f_20_5f_4_5f_20_5f_5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RTF_5f_5f_5f_Num_5f_20_5f_4_5f_20_5f_6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RTF_5f_5f_5f_Num_5f_20_5f_4_5f_20_5f_7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RTF_5f_5f_5f_Num_5f_20_5f_4_5f_20_5f_8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RTF_5f_5f_5f_Num_5f_20_5f_4_5f_20_5f_9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text:style-name="RTF_5f_5f_5f_Num_5f_20_5f_18_5f_20_5f_1" style:num-suffix="." style:num-format="1">
        <style:list-level-properties text:space-before="0.635cm" text:min-label-width="0.635cm"/>
      </text:list-level-style-number>
      <text:list-level-style-number text:level="2" text:style-name="RTF_5f_5f_5f_Num_5f_20_5f_18_5f_20_5f_1" style:num-suffix="." style:num-format="1">
        <style:list-level-properties text:space-before="1.905cm" text:min-label-width="0.635cm"/>
      </text:list-level-style-number>
      <text:list-level-style-number text:level="3" text:style-name="RTF_5f_5f_5f_Num_5f_20_5f_18_5f_20_5f_1" style:num-suffix="." style:num-format="1">
        <style:list-level-properties text:space-before="3.175cm" text:min-label-width="0.635cm"/>
      </text:list-level-style-number>
      <text:list-level-style-number text:level="4" text:style-name="RTF_5f_5f_5f_Num_5f_20_5f_18_5f_20_5f_1" style:num-suffix="." style:num-format="1">
        <style:list-level-properties text:space-before="4.445cm" text:min-label-width="0.635cm"/>
      </text:list-level-style-number>
      <text:list-level-style-number text:level="5" text:style-name="RTF_5f_5f_5f_Num_5f_20_5f_18_5f_20_5f_1" style:num-suffix="." style:num-format="1">
        <style:list-level-properties text:space-before="5.715cm" text:min-label-width="0.635cm"/>
      </text:list-level-style-number>
      <text:list-level-style-number text:level="6" text:style-name="RTF_5f_5f_5f_Num_5f_20_5f_18_5f_20_5f_1" style:num-suffix="." style:num-format="1">
        <style:list-level-properties text:space-before="6.985cm" text:min-label-width="0.635cm"/>
      </text:list-level-style-number>
      <text:list-level-style-number text:level="7" text:style-name="RTF_5f_5f_5f_Num_5f_20_5f_18_5f_20_5f_1" style:num-suffix="." style:num-format="1">
        <style:list-level-properties text:space-before="8.255cm" text:min-label-width="0.635cm"/>
      </text:list-level-style-number>
      <text:list-level-style-number text:level="8" text:style-name="RTF_5f_5f_5f_Num_5f_20_5f_18_5f_20_5f_1" style:num-suffix="." style:num-format="1">
        <style:list-level-properties text:space-before="9.525cm" text:min-label-width="0.635cm"/>
      </text:list-level-style-number>
      <text:list-level-style-number text:level="9" text:style-name="RTF_5f_5f_5f_Num_5f_20_5f_18_5f_20_5f_1" style:num-suffix="." style:num-format="1">
        <style:list-level-properties text:space-before="10.795cm" text:min-label-width="0.635cm"/>
      </text:list-level-style-number>
      <text:list-level-style-number text:level="10" text:style-name="RTF_5f_5f_5f_Num_5f_20_5f_18_5f_20_5f_1" style:num-suffix="." style:num-format="1">
        <style:list-level-properties text:space-before="12.065cm" text:min-label-width="0.635cm"/>
      </text:list-level-style-number>
    </text:list-style>
    <text:list-style style:name="RTF_5f_Num_20_18" style:display-name="RTF_Num 18">
      <text:list-level-style-number text:level="1" text:style-name="RTF_5f_5f_5f_Num_5f_20_5f_18_5f_20_5f_1" style:num-suffix="." style:num-format="1">
        <style:list-level-properties text:space-before="0.741cm" text:min-label-width="0.635cm"/>
      </text:list-level-style-number>
      <text:list-level-style-number text:level="2" text:style-name="RTF_5f_5f_5f_Num_5f_20_5f_18_5f_20_5f_2" style:num-suffix="." style:num-format="a" style:num-letter-sync="true">
        <style:list-level-properties text:space-before="2.011cm" text:min-label-width="0.635cm"/>
      </text:list-level-style-number>
      <text:list-level-style-number text:level="3" text:style-name="RTF_5f_5f_5f_Num_5f_20_5f_18_5f_20_5f_3" style:num-suffix="." style:num-format="i">
        <style:list-level-properties text:space-before="3.598cm" text:min-label-width="0.318cm" fo:text-align="end"/>
      </text:list-level-style-number>
      <text:list-level-style-number text:level="4" text:style-name="RTF_5f_5f_5f_Num_5f_20_5f_18_5f_20_5f_4" style:num-suffix="." style:num-format="1">
        <style:list-level-properties text:space-before="4.551cm" text:min-label-width="0.635cm"/>
      </text:list-level-style-number>
      <text:list-level-style-number text:level="5" text:style-name="RTF_5f_5f_5f_Num_5f_20_5f_18_5f_20_5f_5" style:num-suffix="." style:num-format="a" style:num-letter-sync="true">
        <style:list-level-properties text:space-before="5.821cm" text:min-label-width="0.635cm"/>
      </text:list-level-style-number>
      <text:list-level-style-number text:level="6" text:style-name="RTF_5f_5f_5f_Num_5f_20_5f_18_5f_20_5f_6" style:num-suffix="." style:num-format="i">
        <style:list-level-properties text:space-before="7.408cm" text:min-label-width="0.318cm" fo:text-align="end"/>
      </text:list-level-style-number>
      <text:list-level-style-number text:level="7" text:style-name="RTF_5f_5f_5f_Num_5f_20_5f_18_5f_20_5f_7" style:num-suffix="." style:num-format="1">
        <style:list-level-properties text:space-before="8.361cm" text:min-label-width="0.635cm"/>
      </text:list-level-style-number>
      <text:list-level-style-number text:level="8" text:style-name="RTF_5f_5f_5f_Num_5f_20_5f_18_5f_20_5f_8" style:num-suffix="." style:num-format="a" style:num-letter-sync="true">
        <style:list-level-properties text:space-before="9.631cm" text:min-label-width="0.635cm"/>
      </text:list-level-style-number>
      <text:list-level-style-number text:level="9" text:style-name="RTF_5f_5f_5f_Num_5f_20_5f_18_5f_20_5f_9" style:num-suffix="." style:num-format="i">
        <style:list-level-properties text:space-before="11.218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text:style-name="RTF_5f_5f_5f_Num_5f_20_5f_19_5f_20_5f_1" style:num-format="1">
        <style:list-level-properties text:min-label-width="0.762cm"/>
      </text:list-level-style-number>
      <text:list-level-style-number text:level="2" text:style-name="RTF_5f_5f_5f_Num_5f_20_5f_19_5f_20_5f_2" style:num-format="1" text:display-levels="2">
        <style:list-level-properties text:min-label-width="1.016cm"/>
      </text:list-level-style-number>
      <text:list-level-style-number text:level="3" text:style-name="RTF_5f_5f_5f_Num_5f_20_5f_19_5f_20_5f_3" style:num-format="1" text:display-levels="3">
        <style:list-level-properties text:min-label-width="1.27cm"/>
      </text:list-level-style-number>
      <text:list-level-style-number text:level="4" text:style-name="RTF_5f_5f_5f_Num_5f_20_5f_19_5f_20_5f_4" style:num-format="1" text:display-levels="4">
        <style:list-level-properties text:min-label-width="1.524cm"/>
      </text:list-level-style-number>
      <text:list-level-style-number text:level="5" text:style-name="RTF_5f_5f_5f_Num_5f_20_5f_19_5f_20_5f_5" style:num-format="1" text:display-levels="5">
        <style:list-level-properties text:min-label-width="1.778cm"/>
      </text:list-level-style-number>
      <text:list-level-style-number text:level="6" text:style-name="RTF_5f_5f_5f_Num_5f_20_5f_19_5f_20_5f_6" style:num-format="1" text:display-levels="6">
        <style:list-level-properties text:min-label-width="2.032cm"/>
      </text:list-level-style-number>
      <text:list-level-style-number text:level="7" text:style-name="RTF_5f_5f_5f_Num_5f_20_5f_19_5f_20_5f_7" style:num-format="1" text:display-levels="7">
        <style:list-level-properties text:min-label-width="2.286cm"/>
      </text:list-level-style-number>
      <text:list-level-style-number text:level="8" text:style-name="RTF_5f_5f_5f_Num_5f_20_5f_19_5f_20_5f_8" style:num-format="1" text:display-levels="8">
        <style:list-level-properties text:min-label-width="2.54cm"/>
      </text:list-level-style-number>
      <text:list-level-style-number text:level="9" text:style-name="RTF_5f_5f_5f_Num_5f_20_5f_19_5f_20_5f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bullet text:level="1" text:style-name="RTF_5f_5f_5f_Num_5f_20_5f_20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20_5f_20_5f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5f_5f_Num_5f_20_5f_20_5f_20_5f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5f_5f_Num_5f_20_5f_20_5f_20_5f_4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RTF_5f_5f_5f_Num_5f_20_5f_20_5f_20_5f_5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RTF_5f_5f_5f_Num_5f_20_5f_20_5f_20_5f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5f_5f_Num_5f_20_5f_20_5f_20_5f_7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RTF_5f_5f_5f_Num_5f_20_5f_20_5f_20_5f_8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RTF_5f_5f_5f_Num_5f_20_5f_20_5f_20_5f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text:style-name="RTF_5f_5f_5f_Num_5f_20_5f_21_5f_20_5f_1" style:num-suffix="." style:num-format="1">
        <style:list-level-properties text:space-before="0.635cm" text:min-label-width="0.635cm"/>
      </text:list-level-style-number>
      <text:list-level-style-number text:level="2" text:style-name="RTF_5f_5f_5f_Num_5f_20_5f_21_5f_20_5f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5f_5f_Num_5f_20_5f_21_5f_20_5f_3" style:num-suffix="." style:num-format="i">
        <style:list-level-properties text:space-before="3.492cm" text:min-label-width="0.318cm" fo:text-align="end"/>
      </text:list-level-style-number>
      <text:list-level-style-number text:level="4" text:style-name="RTF_5f_5f_5f_Num_5f_20_5f_21_5f_20_5f_4" style:num-suffix="." style:num-format="1">
        <style:list-level-properties text:space-before="4.445cm" text:min-label-width="0.635cm"/>
      </text:list-level-style-number>
      <text:list-level-style-number text:level="5" text:style-name="RTF_5f_5f_5f_Num_5f_20_5f_21_5f_20_5f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5f_5f_Num_5f_20_5f_21_5f_20_5f_6" style:num-suffix="." style:num-format="i">
        <style:list-level-properties text:space-before="7.302cm" text:min-label-width="0.318cm" fo:text-align="end"/>
      </text:list-level-style-number>
      <text:list-level-style-number text:level="7" text:style-name="RTF_5f_5f_5f_Num_5f_20_5f_21_5f_20_5f_7" style:num-suffix="." style:num-format="1">
        <style:list-level-properties text:space-before="8.255cm" text:min-label-width="0.635cm"/>
      </text:list-level-style-number>
      <text:list-level-style-number text:level="8" text:style-name="RTF_5f_5f_5f_Num_5f_20_5f_21_5f_20_5f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5f_5f_Num_5f_20_5f_21_5f_20_5f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text:style-name="RTF_5f_5f_5f_Num_5f_20_5f_22_5f_20_5f_1" style:num-format="1">
        <style:list-level-properties text:min-label-width="0.762cm"/>
      </text:list-level-style-number>
      <text:list-level-style-number text:level="2" text:style-name="RTF_5f_5f_5f_Num_5f_20_5f_22_5f_20_5f_2" style:num-format="1" text:display-levels="2">
        <style:list-level-properties text:min-label-width="1.016cm"/>
      </text:list-level-style-number>
      <text:list-level-style-number text:level="3" text:style-name="RTF_5f_5f_5f_Num_5f_20_5f_22_5f_20_5f_3" style:num-format="1" text:display-levels="3">
        <style:list-level-properties text:space-before="0.318cm" text:min-label-width="1.27cm"/>
      </text:list-level-style-number>
      <text:list-level-style-number text:level="4" text:style-name="RTF_5f_5f_5f_Num_5f_20_5f_22_5f_20_5f_4" style:num-format="1" text:display-levels="4">
        <style:list-level-properties text:min-label-width="1.524cm"/>
      </text:list-level-style-number>
      <text:list-level-style-number text:level="5" text:style-name="RTF_5f_5f_5f_Num_5f_20_5f_22_5f_20_5f_5" style:num-format="1" text:display-levels="5">
        <style:list-level-properties text:min-label-width="1.778cm"/>
      </text:list-level-style-number>
      <text:list-level-style-number text:level="6" text:style-name="RTF_5f_5f_5f_Num_5f_20_5f_22_5f_20_5f_6" style:num-format="1" text:display-levels="6">
        <style:list-level-properties text:min-label-width="2.032cm"/>
      </text:list-level-style-number>
      <text:list-level-style-number text:level="7" text:style-name="RTF_5f_5f_5f_Num_5f_20_5f_22_5f_20_5f_7" style:num-format="1" text:display-levels="7">
        <style:list-level-properties text:min-label-width="2.286cm"/>
      </text:list-level-style-number>
      <text:list-level-style-number text:level="8" text:style-name="RTF_5f_5f_5f_Num_5f_20_5f_22_5f_20_5f_8" style:num-format="1" text:display-levels="8">
        <style:list-level-properties text:min-label-width="2.54cm"/>
      </text:list-level-style-number>
      <text:list-level-style-number text:level="9" text:style-name="RTF_5f_5f_5f_Num_5f_20_5f_22_5f_20_5f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number text:level="1" text:style-name="RTF_5f_5f_5f_Num_5f_20_5f_23_5f_20_5f_1" style:num-suffix="." style:num-format="1">
        <style:list-level-properties text:space-before="0.635cm" text:min-label-width="0.635cm"/>
      </text:list-level-style-number>
      <text:list-level-style-number text:level="2" text:style-name="RTF_5f_5f_5f_Num_5f_20_5f_23_5f_20_5f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5f_5f_Num_5f_20_5f_23_5f_20_5f_3" style:num-suffix="." style:num-format="i">
        <style:list-level-properties text:space-before="3.492cm" text:min-label-width="0.318cm" fo:text-align="end"/>
      </text:list-level-style-number>
      <text:list-level-style-number text:level="4" text:style-name="RTF_5f_5f_5f_Num_5f_20_5f_23_5f_20_5f_4" style:num-suffix="." style:num-format="1">
        <style:list-level-properties text:space-before="4.445cm" text:min-label-width="0.635cm"/>
      </text:list-level-style-number>
      <text:list-level-style-number text:level="5" text:style-name="RTF_5f_5f_5f_Num_5f_20_5f_23_5f_20_5f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5f_5f_Num_5f_20_5f_23_5f_20_5f_6" style:num-suffix="." style:num-format="i">
        <style:list-level-properties text:space-before="7.302cm" text:min-label-width="0.318cm" fo:text-align="end"/>
      </text:list-level-style-number>
      <text:list-level-style-number text:level="7" text:style-name="RTF_5f_5f_5f_Num_5f_20_5f_23_5f_20_5f_7" style:num-suffix="." style:num-format="1">
        <style:list-level-properties text:space-before="8.255cm" text:min-label-width="0.635cm"/>
      </text:list-level-style-number>
      <text:list-level-style-number text:level="8" text:style-name="RTF_5f_5f_5f_Num_5f_20_5f_23_5f_20_5f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5f_5f_Num_5f_20_5f_23_5f_20_5f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4" style:display-name="RTF_Num 24">
      <text:list-level-style-bullet text:level="1" text:style-name="RTF_5f_5f_5f_Num_5f_20_5f_24_5f_20_5f_1" style:num-suffix="." text:bullet-char="">
        <style:list-level-properties text:space-before="2.046cm" text:min-label-width="0.635cm"/>
        <style:text-properties style:font-name="Symbol"/>
      </text:list-level-style-bullet>
      <text:list-level-style-bullet text:level="2" text:style-name="RTF_5f_5f_5f_Num_5f_20_5f_24_5f_20_5f_2" style:num-suffix="." text:bullet-char="o">
        <style:list-level-properties text:space-before="2.611cm" text:min-label-width="0.635cm"/>
        <style:text-properties style:font-name="Courier New"/>
      </text:list-level-style-bullet>
      <text:list-level-style-bullet text:level="3" text:style-name="RTF_5f_5f_5f_Num_5f_20_5f_24_5f_20_5f_3" style:num-suffix="." text:bullet-char="">
        <style:list-level-properties text:space-before="3.881cm" text:min-label-width="0.635cm"/>
        <style:text-properties style:font-name="Wingdings"/>
      </text:list-level-style-bullet>
      <text:list-level-style-bullet text:level="4" text:style-name="RTF_5f_5f_5f_Num_5f_20_5f_24_5f_20_5f_4" style:num-suffix="." text:bullet-char="">
        <style:list-level-properties text:space-before="5.151cm" text:min-label-width="0.635cm"/>
        <style:text-properties style:font-name="Symbol"/>
      </text:list-level-style-bullet>
      <text:list-level-style-bullet text:level="5" text:style-name="RTF_5f_5f_5f_Num_5f_20_5f_24_5f_20_5f_5" style:num-suffix="." text:bullet-char="o">
        <style:list-level-properties text:space-before="6.421cm" text:min-label-width="0.635cm"/>
        <style:text-properties style:font-name="Courier New"/>
      </text:list-level-style-bullet>
      <text:list-level-style-bullet text:level="6" text:style-name="RTF_5f_5f_5f_Num_5f_20_5f_24_5f_20_5f_6" style:num-suffix="." text:bullet-char="">
        <style:list-level-properties text:space-before="7.691cm" text:min-label-width="0.635cm"/>
        <style:text-properties style:font-name="Wingdings"/>
      </text:list-level-style-bullet>
      <text:list-level-style-bullet text:level="7" text:style-name="RTF_5f_5f_5f_Num_5f_20_5f_24_5f_20_5f_7" style:num-suffix="." text:bullet-char="">
        <style:list-level-properties text:space-before="8.961cm" text:min-label-width="0.635cm"/>
        <style:text-properties style:font-name="Symbol"/>
      </text:list-level-style-bullet>
      <text:list-level-style-bullet text:level="8" text:style-name="RTF_5f_5f_5f_Num_5f_20_5f_24_5f_20_5f_8" style:num-suffix="." text:bullet-char="o">
        <style:list-level-properties text:space-before="10.231cm" text:min-label-width="0.635cm"/>
        <style:text-properties style:font-name="Courier New"/>
      </text:list-level-style-bullet>
      <text:list-level-style-bullet text:level="9" text:style-name="RTF_5f_5f_5f_Num_5f_20_5f_24_5f_20_5f_9" style:num-suffix="." text:bullet-char="">
        <style:list-level-properties text:space-before="11.5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bullet text:level="1" text:style-name="RTF_5f_5f_5f_Num_5f_20_5f_25_5f_20_5f_1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2" text:style-name="RTF_5f_5f_5f_Num_5f_20_5f_25_5f_20_5f_2" style:num-suffix="." style:num-format="a" style:num-letter-sync="true">
        <style:list-level-properties text:space-before="1.27cm" text:min-label-width="0.635cm"/>
      </text:list-level-style-number>
      <text:list-level-style-number text:level="3" text:style-name="RTF_5f_5f_5f_Num_5f_20_5f_25_5f_20_5f_3" style:num-suffix="." style:num-format="i">
        <style:list-level-properties text:space-before="2.857cm" text:min-label-width="0.318cm" fo:text-align="end"/>
      </text:list-level-style-number>
      <text:list-level-style-number text:level="4" text:style-name="RTF_5f_5f_5f_Num_5f_20_5f_25_5f_20_5f_4" style:num-suffix="." style:num-format="1">
        <style:list-level-properties text:space-before="3.81cm" text:min-label-width="0.635cm"/>
      </text:list-level-style-number>
      <text:list-level-style-number text:level="5" text:style-name="RTF_5f_5f_5f_Num_5f_20_5f_25_5f_20_5f_5" style:num-suffix="." style:num-format="a" style:num-letter-sync="true">
        <style:list-level-properties text:space-before="5.08cm" text:min-label-width="0.635cm"/>
      </text:list-level-style-number>
      <text:list-level-style-number text:level="6" text:style-name="RTF_5f_5f_5f_Num_5f_20_5f_25_5f_20_5f_6" style:num-suffix="." style:num-format="i">
        <style:list-level-properties text:space-before="6.667cm" text:min-label-width="0.318cm" fo:text-align="end"/>
      </text:list-level-style-number>
      <text:list-level-style-number text:level="7" text:style-name="RTF_5f_5f_5f_Num_5f_20_5f_25_5f_20_5f_7" style:num-suffix="." style:num-format="1">
        <style:list-level-properties text:space-before="7.62cm" text:min-label-width="0.635cm"/>
      </text:list-level-style-number>
      <text:list-level-style-number text:level="8" text:style-name="RTF_5f_5f_5f_Num_5f_20_5f_25_5f_20_5f_8" style:num-suffix="." style:num-format="a" style:num-letter-sync="true">
        <style:list-level-properties text:space-before="8.89cm" text:min-label-width="0.635cm"/>
      </text:list-level-style-number>
      <text:list-level-style-number text:level="9" text:style-name="RTF_5f_5f_5f_Num_5f_20_5f_25_5f_20_5f_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6" style:display-name="RTF_Num 26">
      <text:list-level-style-number text:level="1" text:style-name="RTF_5f_5f_5f_Num_5f_20_5f_26_5f_20_5f_1" style:num-suffix="." style:num-format="1">
        <style:list-level-properties text:space-before="0.635cm" text:min-label-width="0.635cm"/>
      </text:list-level-style-number>
      <text:list-level-style-number text:level="2" text:style-name="RTF_5f_5f_5f_Num_5f_20_5f_26_5f_20_5f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5f_5f_Num_5f_20_5f_26_5f_20_5f_3" style:num-suffix="." style:num-format="i">
        <style:list-level-properties text:space-before="3.492cm" text:min-label-width="0.318cm" fo:text-align="end"/>
      </text:list-level-style-number>
      <text:list-level-style-number text:level="4" text:style-name="RTF_5f_5f_5f_Num_5f_20_5f_26_5f_20_5f_4" style:num-suffix="." style:num-format="1">
        <style:list-level-properties text:space-before="4.445cm" text:min-label-width="0.635cm"/>
      </text:list-level-style-number>
      <text:list-level-style-number text:level="5" text:style-name="RTF_5f_5f_5f_Num_5f_20_5f_26_5f_20_5f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5f_5f_Num_5f_20_5f_26_5f_20_5f_6" style:num-suffix="." style:num-format="i">
        <style:list-level-properties text:space-before="7.302cm" text:min-label-width="0.318cm" fo:text-align="end"/>
      </text:list-level-style-number>
      <text:list-level-style-number text:level="7" text:style-name="RTF_5f_5f_5f_Num_5f_20_5f_26_5f_20_5f_7" style:num-suffix="." style:num-format="1">
        <style:list-level-properties text:space-before="8.255cm" text:min-label-width="0.635cm"/>
      </text:list-level-style-number>
      <text:list-level-style-number text:level="8" text:style-name="RTF_5f_5f_5f_Num_5f_20_5f_26_5f_20_5f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5f_5f_Num_5f_20_5f_26_5f_20_5f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7" style:display-name="RTF_Num 27">
      <text:list-level-style-number text:level="1" text:style-name="RTF_5f_5f_5f_Num_5f_20_5f_27_5f_20_5f_1" style:num-format="1">
        <style:list-level-properties text:min-label-width="0.762cm"/>
      </text:list-level-style-number>
      <text:list-level-style-number text:level="2" text:style-name="RTF_5f_5f_5f_Num_5f_20_5f_27_5f_20_5f_2" style:num-format="1" text:display-levels="2">
        <style:list-level-properties text:min-label-width="1.016cm"/>
      </text:list-level-style-number>
      <text:list-level-style-number text:level="3" text:style-name="RTF_5f_5f_5f_Num_5f_20_5f_27_5f_20_5f_3" style:num-format="1" text:display-levels="3">
        <style:list-level-properties text:min-label-width="1.27cm"/>
      </text:list-level-style-number>
      <text:list-level-style-number text:level="4" text:style-name="RTF_5f_5f_5f_Num_5f_20_5f_27_5f_20_5f_4" style:num-format="1" text:display-levels="4">
        <style:list-level-properties text:min-label-width="1.524cm"/>
      </text:list-level-style-number>
      <text:list-level-style-number text:level="5" text:style-name="RTF_5f_5f_5f_Num_5f_20_5f_27_5f_20_5f_5" style:num-format="1" text:display-levels="5">
        <style:list-level-properties text:min-label-width="1.778cm"/>
      </text:list-level-style-number>
      <text:list-level-style-number text:level="6" text:style-name="RTF_5f_5f_5f_Num_5f_20_5f_27_5f_20_5f_6" style:num-format="1" text:display-levels="6">
        <style:list-level-properties text:min-label-width="2.032cm"/>
      </text:list-level-style-number>
      <text:list-level-style-number text:level="7" text:style-name="RTF_5f_5f_5f_Num_5f_20_5f_27_5f_20_5f_7" style:num-format="1" text:display-levels="7">
        <style:list-level-properties text:min-label-width="2.286cm"/>
      </text:list-level-style-number>
      <text:list-level-style-number text:level="8" text:style-name="RTF_5f_5f_5f_Num_5f_20_5f_27_5f_20_5f_8" style:num-format="1" text:display-levels="8">
        <style:list-level-properties text:min-label-width="2.54cm"/>
      </text:list-level-style-number>
      <text:list-level-style-number text:level="9" text:style-name="RTF_5f_5f_5f_Num_5f_20_5f_27_5f_20_5f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8" style:display-name="RTF_Num 28">
      <text:list-level-style-number text:level="1" text:style-name="RTF_5f_5f_5f_Num_5f_20_5f_28_5f_20_5f_1" style:num-format="1">
        <style:list-level-properties text:min-label-width="0.762cm"/>
      </text:list-level-style-number>
      <text:list-level-style-number text:level="2" text:style-name="RTF_5f_5f_5f_Num_5f_20_5f_28_5f_20_5f_2" style:num-format="1" text:display-levels="2">
        <style:list-level-properties text:min-label-width="1.016cm"/>
      </text:list-level-style-number>
      <text:list-level-style-number text:level="3" text:style-name="RTF_5f_5f_5f_Num_5f_20_5f_28_5f_20_5f_3" style:num-format="1" text:display-levels="3">
        <style:list-level-properties text:space-before="0.318cm" text:min-label-width="1.27cm"/>
      </text:list-level-style-number>
      <text:list-level-style-number text:level="4" text:style-name="RTF_5f_5f_5f_Num_5f_20_5f_28_5f_20_5f_4" style:num-format="1" text:display-levels="4">
        <style:list-level-properties text:min-label-width="1.524cm"/>
      </text:list-level-style-number>
      <text:list-level-style-number text:level="5" text:style-name="RTF_5f_5f_5f_Num_5f_20_5f_28_5f_20_5f_5" style:num-format="1" text:display-levels="5">
        <style:list-level-properties text:min-label-width="1.778cm"/>
      </text:list-level-style-number>
      <text:list-level-style-number text:level="6" text:style-name="RTF_5f_5f_5f_Num_5f_20_5f_28_5f_20_5f_6" style:num-format="1" text:display-levels="6">
        <style:list-level-properties text:min-label-width="2.032cm"/>
      </text:list-level-style-number>
      <text:list-level-style-number text:level="7" text:style-name="RTF_5f_5f_5f_Num_5f_20_5f_28_5f_20_5f_7" style:num-format="1" text:display-levels="7">
        <style:list-level-properties text:min-label-width="2.286cm"/>
      </text:list-level-style-number>
      <text:list-level-style-number text:level="8" text:style-name="RTF_5f_5f_5f_Num_5f_20_5f_28_5f_20_5f_8" style:num-format="1" text:display-levels="8">
        <style:list-level-properties text:min-label-width="2.54cm"/>
      </text:list-level-style-number>
      <text:list-level-style-number text:level="9" text:style-name="RTF_5f_5f_5f_Num_5f_20_5f_28_5f_20_5f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9" style:display-name="RTF_Num 29">
      <text:list-level-style-bullet text:level="1" text:style-name="RTF_5f_5f_5f_Num_5f_20_5f_29_5f_20_5f_1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RTF_5f_5f_5f_Num_5f_20_5f_29_5f_20_5f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5f_5f_Num_5f_20_5f_29_5f_20_5f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5f_5f_Num_5f_20_5f_29_5f_20_5f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5f_5f_Num_5f_20_5f_29_5f_20_5f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5f_5f_Num_5f_20_5f_29_5f_20_5f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5f_5f_Num_5f_20_5f_29_5f_20_5f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5f_5f_Num_5f_20_5f_29_5f_20_5f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5f_5f_Num_5f_20_5f_29_5f_20_5f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0" style:display-name="RTF_Num 30">
      <text:list-level-style-number text:level="1" text:style-name="RTF_5f_5f_5f_Num_5f_20_5f_30_5f_20_5f_1" style:num-format="1">
        <style:list-level-properties text:min-label-width="0.762cm"/>
      </text:list-level-style-number>
      <text:list-level-style-number text:level="2" text:style-name="RTF_5f_5f_5f_Num_5f_20_5f_30_5f_20_5f_2" style:num-format="1" text:display-levels="2">
        <style:list-level-properties text:min-label-width="1.016cm"/>
      </text:list-level-style-number>
      <text:list-level-style-number text:level="3" text:style-name="RTF_5f_5f_5f_Num_5f_20_5f_30_5f_20_5f_3" style:num-format="1" text:display-levels="3">
        <style:list-level-properties text:space-before="0.318cm" text:min-label-width="1.27cm"/>
      </text:list-level-style-number>
      <text:list-level-style-number text:level="4" text:style-name="RTF_5f_5f_5f_Num_5f_20_5f_30_5f_20_5f_4" style:num-format="1" text:display-levels="4">
        <style:list-level-properties text:min-label-width="1.524cm"/>
      </text:list-level-style-number>
      <text:list-level-style-number text:level="5" text:style-name="RTF_5f_5f_5f_Num_5f_20_5f_30_5f_20_5f_5" style:num-format="1" text:display-levels="5">
        <style:list-level-properties text:min-label-width="1.778cm"/>
      </text:list-level-style-number>
      <text:list-level-style-number text:level="6" text:style-name="RTF_5f_5f_5f_Num_5f_20_5f_30_5f_20_5f_6" style:num-format="1" text:display-levels="6">
        <style:list-level-properties text:min-label-width="2.032cm"/>
      </text:list-level-style-number>
      <text:list-level-style-number text:level="7" text:style-name="RTF_5f_5f_5f_Num_5f_20_5f_30_5f_20_5f_7" style:num-format="1" text:display-levels="7">
        <style:list-level-properties text:min-label-width="2.286cm"/>
      </text:list-level-style-number>
      <text:list-level-style-number text:level="8" text:style-name="RTF_5f_5f_5f_Num_5f_20_5f_30_5f_20_5f_8" style:num-format="1" text:display-levels="8">
        <style:list-level-properties text:min-label-width="2.54cm"/>
      </text:list-level-style-number>
      <text:list-level-style-number text:level="9" text:style-name="RTF_5f_5f_5f_Num_5f_20_5f_30_5f_20_5f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1" style:display-name="RTF_Num 31">
      <text:list-level-style-number text:level="1" text:style-name="RTF_5f_5f_5f_Num_5f_20_5f_31_5f_20_5f_1" style:num-format="1">
        <style:list-level-properties text:min-label-width="0.762cm"/>
      </text:list-level-style-number>
      <text:list-level-style-number text:level="2" text:style-name="RTF_5f_5f_5f_Num_5f_20_5f_31_5f_20_5f_2" style:num-format="1" text:display-levels="2">
        <style:list-level-properties text:min-label-width="1.016cm"/>
      </text:list-level-style-number>
      <text:list-level-style-number text:level="3" text:style-name="RTF_5f_5f_5f_Num_5f_20_5f_31_5f_20_5f_3" style:num-format="1" text:display-levels="3">
        <style:list-level-properties text:space-before="0.318cm" text:min-label-width="1.27cm"/>
      </text:list-level-style-number>
      <text:list-level-style-number text:level="4" text:style-name="RTF_5f_5f_5f_Num_5f_20_5f_31_5f_20_5f_4" style:num-format="1" text:display-levels="4">
        <style:list-level-properties text:min-label-width="1.524cm"/>
      </text:list-level-style-number>
      <text:list-level-style-number text:level="5" text:style-name="RTF_5f_5f_5f_Num_5f_20_5f_31_5f_20_5f_5" style:num-format="1" text:display-levels="5">
        <style:list-level-properties text:min-label-width="1.778cm"/>
      </text:list-level-style-number>
      <text:list-level-style-number text:level="6" text:style-name="RTF_5f_5f_5f_Num_5f_20_5f_31_5f_20_5f_6" style:num-format="1" text:display-levels="6">
        <style:list-level-properties text:min-label-width="2.032cm"/>
      </text:list-level-style-number>
      <text:list-level-style-number text:level="7" text:style-name="RTF_5f_5f_5f_Num_5f_20_5f_31_5f_20_5f_7" style:num-format="1" text:display-levels="7">
        <style:list-level-properties text:min-label-width="2.286cm"/>
      </text:list-level-style-number>
      <text:list-level-style-number text:level="8" text:style-name="RTF_5f_5f_5f_Num_5f_20_5f_31_5f_20_5f_8" style:num-format="1" text:display-levels="8">
        <style:list-level-properties text:min-label-width="2.54cm"/>
      </text:list-level-style-number>
      <text:list-level-style-number text:level="9" text:style-name="RTF_5f_5f_5f_Num_5f_20_5f_31_5f_20_5f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2" style:display-name="RTF_Num 32">
      <text:list-level-style-number text:level="1" text:style-name="RTF_5f_5f_5f_Num_5f_20_5f_32_5f_20_5f_1" style:num-suffix=")" style:num-format="a" style:num-letter-sync="true">
        <style:list-level-properties text:space-before="2.54cm" text:min-label-width="0.635cm"/>
      </text:list-level-style-number>
      <text:list-level-style-number text:level="2" text:style-name="RTF_5f_5f_5f_Num_5f_20_5f_32_5f_20_5f_2" style:num-suffix="." style:num-format="a" style:num-letter-sync="true">
        <style:list-level-properties text:space-before="1.27cm" text:min-label-width="0.635cm"/>
      </text:list-level-style-number>
      <text:list-level-style-number text:level="3" text:style-name="RTF_5f_5f_5f_Num_5f_20_5f_32_5f_20_5f_3" style:num-suffix="." style:num-format="i">
        <style:list-level-properties text:space-before="2.857cm" text:min-label-width="0.318cm" fo:text-align="end"/>
      </text:list-level-style-number>
      <text:list-level-style-number text:level="4" text:style-name="RTF_5f_5f_5f_Num_5f_20_5f_32_5f_20_5f_4" style:num-suffix="." style:num-format="1">
        <style:list-level-properties text:space-before="3.81cm" text:min-label-width="0.635cm"/>
      </text:list-level-style-number>
      <text:list-level-style-number text:level="5" text:style-name="RTF_5f_5f_5f_Num_5f_20_5f_32_5f_20_5f_5" style:num-suffix="." style:num-format="a" style:num-letter-sync="true">
        <style:list-level-properties text:space-before="5.08cm" text:min-label-width="0.635cm"/>
      </text:list-level-style-number>
      <text:list-level-style-number text:level="6" text:style-name="RTF_5f_5f_5f_Num_5f_20_5f_32_5f_20_5f_6" style:num-suffix="." style:num-format="i">
        <style:list-level-properties text:space-before="6.667cm" text:min-label-width="0.318cm" fo:text-align="end"/>
      </text:list-level-style-number>
      <text:list-level-style-number text:level="7" text:style-name="RTF_5f_5f_5f_Num_5f_20_5f_32_5f_20_5f_7" style:num-suffix="." style:num-format="1">
        <style:list-level-properties text:space-before="7.62cm" text:min-label-width="0.635cm"/>
      </text:list-level-style-number>
      <text:list-level-style-number text:level="8" text:style-name="RTF_5f_5f_5f_Num_5f_20_5f_32_5f_20_5f_8" style:num-suffix="." style:num-format="a" style:num-letter-sync="true">
        <style:list-level-properties text:space-before="8.89cm" text:min-label-width="0.635cm"/>
      </text:list-level-style-number>
      <text:list-level-style-number text:level="9" text:style-name="RTF_5f_5f_5f_Num_5f_20_5f_32_5f_20_5f_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3" style:display-name="RTF_Num 33">
      <text:list-level-style-number text:level="1" text:style-name="RTF_5f_5f_5f_Num_5f_20_5f_33_5f_20_5f_1" style:num-suffix="." style:num-format="1">
        <style:list-level-properties text:space-before="0.635cm" text:min-label-width="0.635cm"/>
      </text:list-level-style-number>
      <text:list-level-style-number text:level="2" text:style-name="RTF_5f_5f_5f_Num_5f_20_5f_33_5f_20_5f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5f_5f_Num_5f_20_5f_33_5f_20_5f_3" style:num-suffix="." style:num-format="i">
        <style:list-level-properties text:space-before="3.492cm" text:min-label-width="0.318cm" fo:text-align="end"/>
      </text:list-level-style-number>
      <text:list-level-style-number text:level="4" text:style-name="RTF_5f_5f_5f_Num_5f_20_5f_33_5f_20_5f_4" style:num-suffix="." style:num-format="1">
        <style:list-level-properties text:space-before="4.445cm" text:min-label-width="0.635cm"/>
      </text:list-level-style-number>
      <text:list-level-style-number text:level="5" text:style-name="RTF_5f_5f_5f_Num_5f_20_5f_33_5f_20_5f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5f_5f_Num_5f_20_5f_33_5f_20_5f_6" style:num-suffix="." style:num-format="i">
        <style:list-level-properties text:space-before="7.302cm" text:min-label-width="0.318cm" fo:text-align="end"/>
      </text:list-level-style-number>
      <text:list-level-style-number text:level="7" text:style-name="RTF_5f_5f_5f_Num_5f_20_5f_33_5f_20_5f_7" style:num-suffix="." style:num-format="1">
        <style:list-level-properties text:space-before="8.255cm" text:min-label-width="0.635cm"/>
      </text:list-level-style-number>
      <text:list-level-style-number text:level="8" text:style-name="RTF_5f_5f_5f_Num_5f_20_5f_33_5f_20_5f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5f_5f_Num_5f_20_5f_33_5f_20_5f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4" style:display-name="RTF_Num 34">
      <text:list-level-style-number text:level="1" text:style-name="RTF_5f_5f_5f_Num_5f_20_5f_34_5f_20_5f_1" style:num-format="1">
        <style:list-level-properties text:min-label-width="0.762cm"/>
      </text:list-level-style-number>
      <text:list-level-style-number text:level="2" text:style-name="RTF_5f_5f_5f_Num_5f_20_5f_34_5f_20_5f_2" style:num-format="1" text:display-levels="2">
        <style:list-level-properties text:min-label-width="1.016cm"/>
      </text:list-level-style-number>
      <text:list-level-style-number text:level="3" text:style-name="RTF_5f_5f_5f_Num_5f_20_5f_34_5f_20_5f_3" style:num-format="1" text:display-levels="3">
        <style:list-level-properties text:min-label-width="1.27cm"/>
      </text:list-level-style-number>
      <text:list-level-style-number text:level="4" text:style-name="RTF_5f_5f_5f_Num_5f_20_5f_34_5f_20_5f_4" style:num-format="1" text:display-levels="4">
        <style:list-level-properties text:min-label-width="1.524cm"/>
      </text:list-level-style-number>
      <text:list-level-style-number text:level="5" text:style-name="RTF_5f_5f_5f_Num_5f_20_5f_34_5f_20_5f_5" style:num-format="1" text:display-levels="5">
        <style:list-level-properties text:min-label-width="1.778cm"/>
      </text:list-level-style-number>
      <text:list-level-style-number text:level="6" text:style-name="RTF_5f_5f_5f_Num_5f_20_5f_34_5f_20_5f_6" style:num-format="1" text:display-levels="6">
        <style:list-level-properties text:min-label-width="2.032cm"/>
      </text:list-level-style-number>
      <text:list-level-style-number text:level="7" text:style-name="RTF_5f_5f_5f_Num_5f_20_5f_34_5f_20_5f_7" style:num-format="1" text:display-levels="7">
        <style:list-level-properties text:min-label-width="2.286cm"/>
      </text:list-level-style-number>
      <text:list-level-style-number text:level="8" text:style-name="RTF_5f_5f_5f_Num_5f_20_5f_34_5f_20_5f_8" style:num-format="1" text:display-levels="8">
        <style:list-level-properties text:min-label-width="2.54cm"/>
      </text:list-level-style-number>
      <text:list-level-style-number text:level="9" text:style-name="RTF_5f_5f_5f_Num_5f_20_5f_34_5f_20_5f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5" style:display-name="RTF_Num 35">
      <text:list-level-style-number text:level="1" text:style-name="RTF_5f_5f_5f_Num_5f_20_5f_35_5f_20_5f_1" style:num-suffix="." style:num-format="1">
        <style:list-level-properties text:space-before="0.635cm" text:min-label-width="0.635cm"/>
      </text:list-level-style-number>
      <text:list-level-style-number text:level="2" text:style-name="RTF_5f_5f_5f_Num_5f_20_5f_35_5f_20_5f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5f_5f_Num_5f_20_5f_35_5f_20_5f_3" style:num-suffix="." style:num-format="i">
        <style:list-level-properties text:space-before="3.492cm" text:min-label-width="0.318cm" fo:text-align="end"/>
      </text:list-level-style-number>
      <text:list-level-style-number text:level="4" text:style-name="RTF_5f_5f_5f_Num_5f_20_5f_35_5f_20_5f_4" style:num-suffix="." style:num-format="1">
        <style:list-level-properties text:space-before="4.445cm" text:min-label-width="0.635cm"/>
      </text:list-level-style-number>
      <text:list-level-style-number text:level="5" text:style-name="RTF_5f_5f_5f_Num_5f_20_5f_35_5f_20_5f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5f_5f_Num_5f_20_5f_35_5f_20_5f_6" style:num-suffix="." style:num-format="i">
        <style:list-level-properties text:space-before="7.302cm" text:min-label-width="0.318cm" fo:text-align="end"/>
      </text:list-level-style-number>
      <text:list-level-style-number text:level="7" text:style-name="RTF_5f_5f_5f_Num_5f_20_5f_35_5f_20_5f_7" style:num-suffix="." style:num-format="1">
        <style:list-level-properties text:space-before="8.255cm" text:min-label-width="0.635cm"/>
      </text:list-level-style-number>
      <text:list-level-style-number text:level="8" text:style-name="RTF_5f_5f_5f_Num_5f_20_5f_35_5f_20_5f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5f_5f_Num_5f_20_5f_35_5f_20_5f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6" style:display-name="RTF_Num 36">
      <text:list-level-style-number text:level="1" text:style-name="RTF_5f_5f_5f_Num_5f_20_5f_36_5f_20_5f_1" style:num-suffix="." style:num-format="1">
        <style:list-level-properties text:space-before="0.635cm" text:min-label-width="0.635cm"/>
      </text:list-level-style-number>
      <text:list-level-style-number text:level="2" text:style-name="RTF_5f_5f_5f_Num_5f_20_5f_36_5f_20_5f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5f_5f_Num_5f_20_5f_36_5f_20_5f_3" style:num-suffix="." style:num-format="i">
        <style:list-level-properties text:space-before="3.492cm" text:min-label-width="0.318cm" fo:text-align="end"/>
      </text:list-level-style-number>
      <text:list-level-style-number text:level="4" text:style-name="RTF_5f_5f_5f_Num_5f_20_5f_36_5f_20_5f_4" style:num-suffix="." style:num-format="1">
        <style:list-level-properties text:space-before="4.445cm" text:min-label-width="0.635cm"/>
      </text:list-level-style-number>
      <text:list-level-style-number text:level="5" text:style-name="RTF_5f_5f_5f_Num_5f_20_5f_36_5f_20_5f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5f_5f_Num_5f_20_5f_36_5f_20_5f_6" style:num-suffix="." style:num-format="i">
        <style:list-level-properties text:space-before="7.302cm" text:min-label-width="0.318cm" fo:text-align="end"/>
      </text:list-level-style-number>
      <text:list-level-style-number text:level="7" text:style-name="RTF_5f_5f_5f_Num_5f_20_5f_36_5f_20_5f_7" style:num-suffix="." style:num-format="1">
        <style:list-level-properties text:space-before="8.255cm" text:min-label-width="0.635cm"/>
      </text:list-level-style-number>
      <text:list-level-style-number text:level="8" text:style-name="RTF_5f_5f_5f_Num_5f_20_5f_36_5f_20_5f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5f_5f_Num_5f_20_5f_36_5f_20_5f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7" style:display-name="RTF_Num 37">
      <text:list-level-style-bullet text:level="1" text:style-name="RTF_5f_5f_5f_Num_5f_20_5f_37_5f_20_5f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5f_5f_Num_5f_20_5f_37_5f_20_5f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5f_5f_Num_5f_20_5f_37_5f_20_5f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5f_5f_Num_5f_20_5f_37_5f_20_5f_4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RTF_5f_5f_5f_Num_5f_20_5f_37_5f_20_5f_5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RTF_5f_5f_5f_Num_5f_20_5f_37_5f_20_5f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5f_5f_Num_5f_20_5f_37_5f_20_5f_7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RTF_5f_5f_5f_Num_5f_20_5f_37_5f_20_5f_8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RTF_5f_5f_5f_Num_5f_20_5f_37_5f_20_5f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8" style:display-name="RTF_Num 38">
      <text:list-level-style-number text:level="1" text:style-name="RTF_5f_5f_5f_Num_5f_20_5f_38_5f_20_5f_1" style:num-format="1">
        <style:list-level-properties text:min-label-width="0.762cm"/>
      </text:list-level-style-number>
      <text:list-level-style-number text:level="2" text:style-name="RTF_5f_5f_5f_Num_5f_20_5f_38_5f_20_5f_2" style:num-format="1" text:display-levels="2">
        <style:list-level-properties text:min-label-width="1.016cm"/>
      </text:list-level-style-number>
      <text:list-level-style-number text:level="3" text:style-name="RTF_5f_5f_5f_Num_5f_20_5f_38_5f_20_5f_3" style:num-format="1" text:display-levels="3">
        <style:list-level-properties text:min-label-width="1.27cm"/>
      </text:list-level-style-number>
      <text:list-level-style-number text:level="4" text:style-name="RTF_5f_5f_5f_Num_5f_20_5f_38_5f_20_5f_4" style:num-format="1" text:display-levels="4">
        <style:list-level-properties text:min-label-width="1.524cm"/>
      </text:list-level-style-number>
      <text:list-level-style-number text:level="5" text:style-name="RTF_5f_5f_5f_Num_5f_20_5f_38_5f_20_5f_5" style:num-format="1" text:display-levels="5">
        <style:list-level-properties text:min-label-width="1.778cm"/>
      </text:list-level-style-number>
      <text:list-level-style-number text:level="6" text:style-name="RTF_5f_5f_5f_Num_5f_20_5f_38_5f_20_5f_6" style:num-format="1" text:display-levels="6">
        <style:list-level-properties text:min-label-width="2.032cm"/>
      </text:list-level-style-number>
      <text:list-level-style-number text:level="7" text:style-name="RTF_5f_5f_5f_Num_5f_20_5f_38_5f_20_5f_7" style:num-format="1" text:display-levels="7">
        <style:list-level-properties text:min-label-width="2.286cm"/>
      </text:list-level-style-number>
      <text:list-level-style-number text:level="8" text:style-name="RTF_5f_5f_5f_Num_5f_20_5f_38_5f_20_5f_8" style:num-format="1" text:display-levels="8">
        <style:list-level-properties text:min-label-width="2.54cm"/>
      </text:list-level-style-number>
      <text:list-level-style-number text:level="9" text:style-name="RTF_5f_5f_5f_Num_5f_20_5f_38_5f_20_5f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9" style:display-name="RTF_Num 39">
      <text:list-level-style-bullet text:level="1" text:style-name="RTF_5f_5f_5f_Num_5f_20_5f_39_5f_20_5f_1" style:num-suffix="." text:bullet-char="">
        <style:list-level-properties text:space-before="2.046cm" text:min-label-width="0.635cm"/>
        <style:text-properties style:font-name="Symbol"/>
      </text:list-level-style-bullet>
      <text:list-level-style-bullet text:level="2" text:style-name="RTF_5f_5f_5f_Num_5f_20_5f_39_5f_20_5f_2" style:num-suffix="." text:bullet-char="o">
        <style:list-level-properties text:space-before="2.611cm" text:min-label-width="0.635cm"/>
        <style:text-properties style:font-name="Courier New"/>
      </text:list-level-style-bullet>
      <text:list-level-style-bullet text:level="3" text:style-name="RTF_5f_5f_5f_Num_5f_20_5f_39_5f_20_5f_3" style:num-suffix="." text:bullet-char="">
        <style:list-level-properties text:space-before="3.881cm" text:min-label-width="0.635cm"/>
        <style:text-properties style:font-name="Wingdings"/>
      </text:list-level-style-bullet>
      <text:list-level-style-bullet text:level="4" text:style-name="RTF_5f_5f_5f_Num_5f_20_5f_39_5f_20_5f_4" style:num-suffix="." text:bullet-char="">
        <style:list-level-properties text:space-before="5.151cm" text:min-label-width="0.635cm"/>
        <style:text-properties style:font-name="Symbol"/>
      </text:list-level-style-bullet>
      <text:list-level-style-bullet text:level="5" text:style-name="RTF_5f_5f_5f_Num_5f_20_5f_39_5f_20_5f_5" style:num-suffix="." text:bullet-char="o">
        <style:list-level-properties text:space-before="6.421cm" text:min-label-width="0.635cm"/>
        <style:text-properties style:font-name="Courier New"/>
      </text:list-level-style-bullet>
      <text:list-level-style-bullet text:level="6" text:style-name="RTF_5f_5f_5f_Num_5f_20_5f_39_5f_20_5f_6" style:num-suffix="." text:bullet-char="">
        <style:list-level-properties text:space-before="7.691cm" text:min-label-width="0.635cm"/>
        <style:text-properties style:font-name="Wingdings"/>
      </text:list-level-style-bullet>
      <text:list-level-style-bullet text:level="7" text:style-name="RTF_5f_5f_5f_Num_5f_20_5f_39_5f_20_5f_7" style:num-suffix="." text:bullet-char="">
        <style:list-level-properties text:space-before="8.961cm" text:min-label-width="0.635cm"/>
        <style:text-properties style:font-name="Symbol"/>
      </text:list-level-style-bullet>
      <text:list-level-style-bullet text:level="8" text:style-name="RTF_5f_5f_5f_Num_5f_20_5f_39_5f_20_5f_8" style:num-suffix="." text:bullet-char="o">
        <style:list-level-properties text:space-before="10.231cm" text:min-label-width="0.635cm"/>
        <style:text-properties style:font-name="Courier New"/>
      </text:list-level-style-bullet>
      <text:list-level-style-bullet text:level="9" text:style-name="RTF_5f_5f_5f_Num_5f_20_5f_39_5f_20_5f_9" style:num-suffix="." text:bullet-char="">
        <style:list-level-properties text:space-before="11.5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0" style:display-name="RTF_Num 40">
      <text:list-level-style-number text:level="1" text:style-name="RTF_5f_5f_5f_Num_5f_20_5f_40_5f_20_5f_1" style:num-suffix="." style:num-format="1">
        <style:list-level-properties text:space-before="0.635cm" text:min-label-width="0.635cm"/>
      </text:list-level-style-number>
      <text:list-level-style-number text:level="2" text:style-name="RTF_5f_5f_5f_Num_5f_20_5f_40_5f_20_5f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5f_5f_Num_5f_20_5f_40_5f_20_5f_3" style:num-suffix="." style:num-format="i">
        <style:list-level-properties text:space-before="3.492cm" text:min-label-width="0.318cm" fo:text-align="end"/>
      </text:list-level-style-number>
      <text:list-level-style-number text:level="4" text:style-name="RTF_5f_5f_5f_Num_5f_20_5f_40_5f_20_5f_4" style:num-suffix="." style:num-format="1">
        <style:list-level-properties text:space-before="4.445cm" text:min-label-width="0.635cm"/>
      </text:list-level-style-number>
      <text:list-level-style-number text:level="5" text:style-name="RTF_5f_5f_5f_Num_5f_20_5f_40_5f_20_5f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5f_5f_Num_5f_20_5f_40_5f_20_5f_6" style:num-suffix="." style:num-format="i">
        <style:list-level-properties text:space-before="7.302cm" text:min-label-width="0.318cm" fo:text-align="end"/>
      </text:list-level-style-number>
      <text:list-level-style-number text:level="7" text:style-name="RTF_5f_5f_5f_Num_5f_20_5f_40_5f_20_5f_7" style:num-suffix="." style:num-format="1">
        <style:list-level-properties text:space-before="8.255cm" text:min-label-width="0.635cm"/>
      </text:list-level-style-number>
      <text:list-level-style-number text:level="8" text:style-name="RTF_5f_5f_5f_Num_5f_20_5f_40_5f_20_5f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5f_5f_Num_5f_20_5f_40_5f_20_5f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muj_5f_seznam" style:display-name="muj_seznam">
      <text:list-level-style-bullet text:level="1" text:style-name="Bullet_5f_20_5f_Symbols" style:num-suffix="." text:bullet-char="•">
        <style:list-level-properties text:space-before="0.39cm" text:min-label-width="0.39cm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Nimbus Sans L" fo:font-size="10pt" style:font-size-asian="10pt" style:font-size-complex="10pt"/>
    </style:style>
    <style:page-layout style:name="pm1">
      <style:page-layout-properties fo:page-width="20.999cm" fo:page-height="29.699cm" style:num-format="1" style:print-orientation="portrait" fo:margin-top="0.9cm" fo:margin-bottom="0.7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87cm" fo:margin-left="0cm" fo:margin-right="0cm" fo:margin-top="0.499cm" style:shadow="none" fo:background-color="transparent" style:dynamic-spacing="true">
          <style:background-image/>
        </style:header-footer-properties>
      </style:footer-style>
    </style:page-layout>
  </office:automatic-styles>
  <office:master-styles>
    <style:master-page style:name="Standard" style:page-layout-name="pm1">
      <style:header>
        <text:p text:style-name="P1">Lukáš Vykuka, I4E</text:p>
      </style:header>
      <style:footer>
        <text:p text:style-name="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3-01T18:30:27</meta:creation-date>
    <dc:date>2008-03-03T18:05:55</dc:date>
    <meta:editing-cycles>122</meta:editing-cycles>
    <meta:editing-duration>PT13H12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32" meta:word-count="1479" meta:character-count="10982"/>
  </office:meta>
</office:document-meta>
</file>